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008000000082CA04B16BAE3525F.png" manifest:media-type="image/png"/>
  <manifest:file-entry manifest:full-path="Pictures/1000000000000008000000084D60FB4967481DFF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2" svg:font-family="FreeSans" style:font-family-generic="swiss"/>
    <style:font-face style:name="Century Schoolbook L" svg:font-family="'Century Schoolbook L'" style:font-pitch="variable"/>
    <style:font-face style:name="FreeSans1" svg:font-family="FreeSans" style:font-pitch="variable"/>
    <style:font-face style:name="Liberation Serif1" svg:font-family="'Liberation Serif'" style:font-pitch="variable"/>
    <style:font-face style:name="URW Chancery L" svg:font-family="'URW Chancery 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style:font-name="Century Schoolbook L" fo:font-size="8pt" officeooo:rsid="00db77af" officeooo:paragraph-rsid="00db77af" style:font-size-asian="8pt" style:font-size-complex="8pt"/>
    </style:style>
    <style:style style:name="P2" style:family="paragraph" style:parent-style-name="Standard">
      <style:paragraph-properties fo:text-align="start" style:justify-single-word="false"/>
      <style:text-properties fo:color="#6666ff" style:font-name="URW Chancery L" fo:font-size="28pt" fo:font-weight="bold" officeooo:rsid="01f0de60" officeooo:paragraph-rsid="01f0de60" style:font-size-asian="28pt" style:font-weight-asian="bold" style:font-size-complex="28pt" style:font-weight-complex="bold"/>
    </style:style>
    <style:style style:name="P3" style:family="paragraph" style:parent-style-name="Standard">
      <style:paragraph-properties fo:text-align="start" style:justify-single-word="false"/>
      <style:text-properties fo:color="#000000" style:font-name="Century Schoolbook L" fo:font-size="18pt" fo:font-weight="normal" officeooo:rsid="01ecf5a3" officeooo:paragraph-rsid="01369d38" style:font-size-asian="18pt" style:font-weight-asian="normal" style:font-size-complex="18pt" style:font-weight-complex="normal"/>
    </style:style>
    <style:style style:name="P4" style:family="paragraph" style:parent-style-name="Standard">
      <style:paragraph-properties fo:text-align="start" style:justify-single-word="false"/>
      <style:text-properties fo:color="#000000" style:font-name="Century Schoolbook L" fo:font-size="18pt" fo:font-weight="normal" officeooo:rsid="01ecf5a3" officeooo:paragraph-rsid="01ff1d3a" style:font-size-asian="18pt" style:font-weight-asian="normal" style:font-size-complex="18pt" style:font-weight-complex="normal"/>
    </style:style>
    <style:style style:name="P5" style:family="paragraph" style:parent-style-name="Standard">
      <style:paragraph-properties fo:text-align="start" style:justify-single-word="false"/>
      <style:text-properties fo:color="#000000" style:font-name="Century Schoolbook L" fo:font-size="18pt" fo:font-weight="normal" officeooo:rsid="00a8d04a" officeooo:paragraph-rsid="00ea4895" style:font-size-asian="18pt" style:font-weight-asian="normal" style:font-size-complex="18pt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000000" style:font-name="Century Schoolbook L" fo:font-size="18pt" fo:font-weight="normal" officeooo:rsid="00a8d04a" officeooo:paragraph-rsid="01ff1d3a" style:font-size-asian="18pt" style:font-weight-asian="normal" style:font-size-complex="18pt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000000" style:font-name="Century Schoolbook L" fo:font-size="18pt" fo:font-weight="normal" officeooo:rsid="01feaeaa" officeooo:paragraph-rsid="01feaeaa" style:font-size-asian="18pt" style:font-weight-asian="normal" style:font-size-complex="18pt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000000" style:font-name="Century Schoolbook L" fo:font-size="18pt" fo:font-weight="normal" officeooo:rsid="01ff1d3a" officeooo:paragraph-rsid="01ff1d3a" style:font-size-asian="18pt" style:font-weight-asian="normal" style:font-size-complex="18pt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000000" style:font-name="Century Schoolbook L" fo:font-size="18pt" fo:font-weight="normal" officeooo:rsid="01ff9ef4" officeooo:paragraph-rsid="01ff9ef4" style:font-size-asian="18pt" style:font-weight-asian="normal" style:font-size-complex="18pt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000000" style:font-name="Century Schoolbook L" fo:font-size="18pt" fo:font-weight="normal" officeooo:rsid="020152c9" officeooo:paragraph-rsid="020152c9" style:font-size-asian="18pt" style:font-weight-asian="normal" style:font-size-complex="18pt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000000" style:font-name="Century Schoolbook L" fo:font-size="18pt" fo:font-weight="normal" officeooo:rsid="020152c9" officeooo:paragraph-rsid="02100e3c" style:font-size-asian="18pt" style:font-weight-asian="normal" style:font-size-complex="18pt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000000" style:font-name="Century Schoolbook L" fo:font-size="18pt" fo:font-weight="normal" officeooo:rsid="020152c9" officeooo:paragraph-rsid="02116af3" style:font-size-asian="18pt" style:font-weight-asian="normal" style:font-size-complex="18pt" style:font-weight-complex="normal"/>
    </style:style>
    <style:style style:name="P13" style:family="paragraph" style:parent-style-name="Standard">
      <style:paragraph-properties fo:text-align="start" style:justify-single-word="false"/>
      <style:text-properties fo:color="#000000" style:font-name="Century Schoolbook L" fo:font-size="18pt" fo:font-weight="normal" officeooo:rsid="020152c9" officeooo:paragraph-rsid="0211ae2a" style:font-size-asian="18pt" style:font-weight-asian="normal" style:font-size-complex="18pt" style:font-weight-complex="normal"/>
    </style:style>
    <style:style style:name="P14" style:family="paragraph" style:parent-style-name="Standard">
      <style:paragraph-properties fo:text-align="start" style:justify-single-word="false"/>
      <style:text-properties fo:color="#000000" style:font-name="Century Schoolbook L" fo:font-size="18pt" fo:font-weight="normal" officeooo:rsid="020152c9" officeooo:paragraph-rsid="0216037c" style:font-size-asian="18pt" style:font-weight-asian="normal" style:font-size-complex="18pt" style:font-weight-complex="normal"/>
    </style:style>
    <style:style style:name="P15" style:family="paragraph" style:parent-style-name="Standard">
      <style:paragraph-properties fo:text-align="start" style:justify-single-word="false"/>
      <style:text-properties fo:color="#000000" style:font-name="Century Schoolbook L" fo:font-size="18pt" fo:font-weight="normal" officeooo:rsid="020152c9" officeooo:paragraph-rsid="02179b34" style:font-size-asian="18pt" style:font-weight-asian="normal" style:font-size-complex="18pt" style:font-weight-complex="normal"/>
    </style:style>
    <style:style style:name="P16" style:family="paragraph" style:parent-style-name="Standard">
      <style:paragraph-properties fo:text-align="start" style:justify-single-word="false"/>
      <style:text-properties fo:color="#000000" style:font-name="Century Schoolbook L" fo:font-size="18pt" fo:font-weight="normal" officeooo:rsid="020152c9" officeooo:paragraph-rsid="024e3eb6" style:font-size-asian="18pt" style:font-weight-asian="normal" style:font-size-complex="18pt" style:font-weight-complex="normal"/>
    </style:style>
    <style:style style:name="P17" style:family="paragraph" style:parent-style-name="Standard">
      <style:paragraph-properties fo:text-align="start" style:justify-single-word="false"/>
      <style:text-properties fo:color="#000000" style:font-name="Century Schoolbook L" fo:font-size="18pt" fo:font-weight="normal" officeooo:rsid="020152c9" officeooo:paragraph-rsid="024f6f97" style:font-size-asian="18pt" style:font-weight-asian="normal" style:font-size-complex="18pt" style:font-weight-complex="normal"/>
    </style:style>
    <style:style style:name="P18" style:family="paragraph" style:parent-style-name="Standard">
      <style:paragraph-properties fo:text-align="start" style:justify-single-word="false"/>
      <style:text-properties fo:color="#000000" style:font-name="Century Schoolbook L" fo:font-size="18pt" fo:font-weight="normal" officeooo:rsid="02092d27" officeooo:paragraph-rsid="02092d27" style:font-size-asian="18pt" style:font-weight-asian="normal" style:font-size-complex="18pt" style:font-weight-complex="normal"/>
    </style:style>
    <style:style style:name="P19" style:family="paragraph" style:parent-style-name="Standard">
      <style:paragraph-properties fo:text-align="start" style:justify-single-word="false"/>
      <style:text-properties fo:color="#000000" style:font-name="Century Schoolbook L" fo:font-size="18pt" fo:font-weight="normal" officeooo:rsid="02092d27" officeooo:paragraph-rsid="02116af3" style:font-size-asian="18pt" style:font-weight-asian="normal" style:font-size-complex="18pt" style:font-weight-complex="normal"/>
    </style:style>
    <style:style style:name="P20" style:family="paragraph" style:parent-style-name="Standard">
      <style:paragraph-properties fo:text-align="start" style:justify-single-word="false"/>
      <style:text-properties fo:color="#000000" style:font-name="Century Schoolbook L" fo:font-size="18pt" fo:font-weight="normal" officeooo:rsid="02092d27" officeooo:paragraph-rsid="02100e3c" style:font-size-asian="18pt" style:font-weight-asian="normal" style:font-size-complex="18pt" style:font-weight-complex="normal"/>
    </style:style>
    <style:style style:name="P21" style:family="paragraph" style:parent-style-name="Standard">
      <style:paragraph-properties fo:text-align="start" style:justify-single-word="false"/>
      <style:text-properties fo:color="#000000" style:font-name="Century Schoolbook L" fo:font-size="18pt" fo:font-weight="normal" officeooo:rsid="02092d27" officeooo:paragraph-rsid="0211ae2a" style:font-size-asian="18pt" style:font-weight-asian="normal" style:font-size-complex="18pt" style:font-weight-complex="normal"/>
    </style:style>
    <style:style style:name="P22" style:family="paragraph" style:parent-style-name="Standard">
      <style:paragraph-properties fo:text-align="start" style:justify-single-word="false"/>
      <style:text-properties fo:color="#000000" style:font-name="Century Schoolbook L" fo:font-size="18pt" fo:font-weight="normal" officeooo:rsid="02092d27" officeooo:paragraph-rsid="02179b34" style:font-size-asian="18pt" style:font-weight-asian="normal" style:font-size-complex="18pt" style:font-weight-complex="normal"/>
    </style:style>
    <style:style style:name="P23" style:family="paragraph" style:parent-style-name="Standard">
      <style:paragraph-properties fo:text-align="start" style:justify-single-word="false"/>
      <style:text-properties fo:color="#000000" style:font-name="Century Schoolbook L" fo:font-size="18pt" fo:font-weight="normal" officeooo:rsid="02092d27" officeooo:paragraph-rsid="0216037c" style:font-size-asian="18pt" style:font-weight-asian="normal" style:font-size-complex="18pt" style:font-weight-complex="normal"/>
    </style:style>
    <style:style style:name="P24" style:family="paragraph" style:parent-style-name="Standard">
      <style:paragraph-properties fo:text-align="start" style:justify-single-word="false"/>
      <style:text-properties fo:color="#000000" style:font-name="Century Schoolbook L" fo:font-size="18pt" fo:font-weight="normal" officeooo:rsid="02092d27" officeooo:paragraph-rsid="024f6f97" style:font-size-asian="18pt" style:font-weight-asian="normal" style:font-size-complex="18pt" style:font-weight-complex="normal"/>
    </style:style>
    <style:style style:name="P25" style:family="paragraph" style:parent-style-name="Standard">
      <style:paragraph-properties fo:text-align="start" style:justify-single-word="false"/>
      <style:text-properties fo:color="#000000" style:font-name="Century Schoolbook L" fo:font-size="18pt" fo:font-weight="normal" officeooo:rsid="020c4ad8" officeooo:paragraph-rsid="020c4ad8" style:font-size-asian="18pt" style:font-weight-asian="normal" style:font-size-complex="18pt" style:font-weight-complex="normal"/>
    </style:style>
    <style:style style:name="P26" style:family="paragraph" style:parent-style-name="Standard">
      <style:paragraph-properties fo:text-align="start" style:justify-single-word="false"/>
      <style:text-properties fo:color="#000000" style:font-name="Century Schoolbook L" fo:font-size="18pt" fo:font-weight="normal" officeooo:rsid="020c4ad8" officeooo:paragraph-rsid="02116af3" style:font-size-asian="18pt" style:font-weight-asian="normal" style:font-size-complex="18pt" style:font-weight-complex="normal"/>
    </style:style>
    <style:style style:name="P27" style:family="paragraph" style:parent-style-name="Standard">
      <style:paragraph-properties fo:text-align="start" style:justify-single-word="false"/>
      <style:text-properties fo:color="#000000" style:font-name="Century Schoolbook L" fo:font-size="18pt" fo:font-weight="normal" officeooo:rsid="020c4ad8" officeooo:paragraph-rsid="0211ae2a" style:font-size-asian="18pt" style:font-weight-asian="normal" style:font-size-complex="18pt" style:font-weight-complex="normal"/>
    </style:style>
    <style:style style:name="P28" style:family="paragraph" style:parent-style-name="Standard">
      <style:paragraph-properties fo:text-align="start" style:justify-single-word="false"/>
      <style:text-properties fo:color="#000000" style:font-name="Century Schoolbook L" fo:font-size="18pt" fo:font-weight="normal" officeooo:rsid="020c4ad8" officeooo:paragraph-rsid="02179b34" style:font-size-asian="18pt" style:font-weight-asian="normal" style:font-size-complex="18pt" style:font-weight-complex="normal"/>
    </style:style>
    <style:style style:name="P29" style:family="paragraph" style:parent-style-name="Standard">
      <style:paragraph-properties fo:text-align="start" style:justify-single-word="false">
        <style:tab-stops/>
      </style:paragraph-properties>
      <style:text-properties fo:color="#000000" style:font-name="Century Schoolbook L" fo:font-size="18pt" fo:font-weight="normal" officeooo:rsid="020c4ad8" officeooo:paragraph-rsid="02179b34" style:font-size-asian="18pt" style:font-weight-asian="normal" style:font-size-complex="18pt" style:font-weight-complex="normal"/>
    </style:style>
    <style:style style:name="P30" style:family="paragraph" style:parent-style-name="Standard">
      <style:paragraph-properties fo:text-align="start" style:justify-single-word="false"/>
      <style:text-properties fo:color="#000000" style:font-name="Century Schoolbook L" fo:font-size="18pt" fo:font-weight="normal" officeooo:rsid="020c4ad8" officeooo:paragraph-rsid="024e3eb6" style:font-size-asian="18pt" style:font-weight-asian="normal" style:font-size-complex="18pt" style:font-weight-complex="normal"/>
    </style:style>
    <style:style style:name="P31" style:family="paragraph" style:parent-style-name="Standard">
      <style:paragraph-properties fo:text-align="start" style:justify-single-word="false"/>
      <style:text-properties fo:color="#000000" style:font-name="Century Schoolbook L" fo:font-size="18pt" fo:font-weight="normal" officeooo:rsid="02100e3c" officeooo:paragraph-rsid="02100e3c" style:font-size-asian="18pt" style:font-weight-asian="normal" style:font-size-complex="18pt" style:font-weight-complex="normal"/>
    </style:style>
    <style:style style:name="P32" style:family="paragraph" style:parent-style-name="Standard">
      <style:paragraph-properties fo:text-align="start" style:justify-single-word="false">
        <style:tab-stops>
          <style:tab-stop style:position="4.3126in"/>
        </style:tab-stops>
      </style:paragraph-properties>
      <style:text-properties fo:color="#000000" style:font-name="Century Schoolbook L" fo:font-size="18pt" fo:font-weight="normal" officeooo:rsid="02100e3c" officeooo:paragraph-rsid="02100e3c" style:font-size-asian="18pt" style:font-weight-asian="normal" style:font-size-complex="18pt" style:font-weight-complex="normal"/>
    </style:style>
    <style:style style:name="P33" style:family="paragraph" style:parent-style-name="Standard">
      <style:paragraph-properties fo:text-align="start" style:justify-single-word="false"/>
      <style:text-properties fo:color="#000000" style:font-name="Century Schoolbook L" fo:font-size="18pt" fo:font-weight="normal" officeooo:rsid="02100e3c" officeooo:paragraph-rsid="0216037c" style:font-size-asian="18pt" style:font-weight-asian="normal" style:font-size-complex="18pt" style:font-weight-complex="normal"/>
    </style:style>
    <style:style style:name="P34" style:family="paragraph" style:parent-style-name="Standard">
      <style:paragraph-properties fo:text-align="start" style:justify-single-word="false"/>
      <style:text-properties fo:color="#000000" style:font-name="Century Schoolbook L" fo:font-size="18pt" fo:font-weight="normal" officeooo:rsid="02100e3c" officeooo:paragraph-rsid="02179b34" style:font-size-asian="18pt" style:font-weight-asian="normal" style:font-size-complex="18pt" style:font-weight-complex="normal"/>
    </style:style>
    <style:style style:name="P35" style:family="paragraph" style:parent-style-name="Standard">
      <style:paragraph-properties fo:text-align="start" style:justify-single-word="false"/>
      <style:text-properties fo:color="#000000" style:font-name="Century Schoolbook L" fo:font-size="18pt" fo:font-weight="normal" officeooo:rsid="02100e3c" officeooo:paragraph-rsid="022a7d5b" style:font-size-asian="18pt" style:font-weight-asian="normal" style:font-size-complex="18pt" style:font-weight-complex="normal"/>
    </style:style>
    <style:style style:name="P36" style:family="paragraph" style:parent-style-name="Standard">
      <style:paragraph-properties fo:text-align="start" style:justify-single-word="false"/>
      <style:text-properties fo:color="#000000" style:font-name="Century Schoolbook L" fo:font-size="18pt" fo:font-weight="normal" officeooo:rsid="02100e3c" officeooo:paragraph-rsid="024e3eb6" style:font-size-asian="18pt" style:font-weight-asian="normal" style:font-size-complex="18pt" style:font-weight-complex="normal"/>
    </style:style>
    <style:style style:name="P37" style:family="paragraph" style:parent-style-name="Standard">
      <style:paragraph-properties fo:text-align="start" style:justify-single-word="false"/>
      <style:text-properties fo:color="#000000" style:font-name="Century Schoolbook L" fo:font-size="18pt" fo:font-weight="normal" officeooo:rsid="02116af3" officeooo:paragraph-rsid="02116af3" style:font-size-asian="18pt" style:font-weight-asian="normal" style:font-size-complex="18pt" style:font-weight-complex="normal"/>
    </style:style>
    <style:style style:name="P38" style:family="paragraph" style:parent-style-name="Standard">
      <style:paragraph-properties fo:text-align="start" style:justify-single-word="false"/>
      <style:text-properties fo:color="#000000" style:font-name="Century Schoolbook L" fo:font-size="18pt" fo:font-weight="normal" officeooo:rsid="02116af3" officeooo:paragraph-rsid="0211ae2a" style:font-size-asian="18pt" style:font-weight-asian="normal" style:font-size-complex="18pt" style:font-weight-complex="normal"/>
    </style:style>
    <style:style style:name="P39" style:family="paragraph" style:parent-style-name="Standard">
      <style:paragraph-properties fo:text-align="start" style:justify-single-word="false"/>
      <style:text-properties fo:color="#000000" style:font-name="Century Schoolbook L" fo:font-size="18pt" fo:font-weight="normal" officeooo:rsid="02116af3" officeooo:paragraph-rsid="02179b34" style:font-size-asian="18pt" style:font-weight-asian="normal" style:font-size-complex="18pt" style:font-weight-complex="normal"/>
    </style:style>
    <style:style style:name="P40" style:family="paragraph" style:parent-style-name="Standard">
      <style:paragraph-properties fo:text-align="start" style:justify-single-word="false"/>
      <style:text-properties fo:color="#000000" style:font-name="Century Schoolbook L" fo:font-size="18pt" fo:font-weight="normal" officeooo:rsid="02116af3" officeooo:paragraph-rsid="024e3eb6" style:font-size-asian="18pt" style:font-weight-asian="normal" style:font-size-complex="18pt" style:font-weight-complex="normal"/>
    </style:style>
    <style:style style:name="P41" style:family="paragraph" style:parent-style-name="Standard">
      <style:paragraph-properties fo:text-align="center" style:justify-single-word="false"/>
      <style:text-properties fo:color="#000000" style:font-name="Century Schoolbook L" fo:font-size="18pt" fo:font-weight="normal" officeooo:rsid="02116af3" officeooo:paragraph-rsid="02116af3" style:font-size-asian="18pt" style:font-weight-asian="normal" style:font-size-complex="18pt" style:font-weight-complex="normal"/>
    </style:style>
    <style:style style:name="P42" style:family="paragraph" style:parent-style-name="Standard">
      <style:paragraph-properties fo:text-align="start" style:justify-single-word="false"/>
      <style:text-properties fo:color="#000000" style:font-name="Century Schoolbook L" fo:font-size="18pt" fo:font-weight="normal" officeooo:rsid="0214088d" officeooo:paragraph-rsid="0214088d" style:font-size-asian="18pt" style:font-weight-asian="normal" style:font-size-complex="18pt" style:font-weight-complex="normal"/>
    </style:style>
    <style:style style:name="P43" style:family="paragraph" style:parent-style-name="Standard">
      <style:paragraph-properties fo:text-align="start" style:justify-single-word="false"/>
      <style:text-properties fo:color="#000000" style:font-name="Century Schoolbook L" fo:font-size="18pt" fo:font-weight="normal" officeooo:rsid="02179b34" officeooo:paragraph-rsid="02179b34" style:font-size-asian="18pt" style:font-weight-asian="normal" style:font-size-complex="18pt" style:font-weight-complex="normal"/>
    </style:style>
    <style:style style:name="P44" style:family="paragraph" style:parent-style-name="Standard">
      <style:paragraph-properties fo:text-align="start" style:justify-single-word="false"/>
      <style:text-properties fo:color="#000000" style:font-name="Century Schoolbook L" fo:font-size="18pt" fo:font-weight="normal" officeooo:rsid="022846ec" officeooo:paragraph-rsid="022846ec" style:font-size-asian="18pt" style:font-weight-asian="normal" style:font-size-complex="18pt" style:font-weight-complex="normal"/>
    </style:style>
    <style:style style:name="P45" style:family="paragraph" style:parent-style-name="Standard">
      <style:paragraph-properties fo:text-align="start" style:justify-single-word="false"/>
      <style:text-properties fo:color="#000000" style:font-name="Century Schoolbook L" fo:font-size="18pt" fo:font-weight="normal" officeooo:rsid="022846ec" officeooo:paragraph-rsid="02393721" style:font-size-asian="18pt" style:font-weight-asian="normal" style:font-size-complex="18pt" style:font-weight-complex="normal"/>
    </style:style>
    <style:style style:name="P46" style:family="paragraph" style:parent-style-name="Standard">
      <style:paragraph-properties fo:text-align="start" style:justify-single-word="false"/>
      <style:text-properties fo:color="#000000" style:font-name="Century Schoolbook L" fo:font-size="18pt" fo:font-weight="normal" officeooo:rsid="022846ec" officeooo:paragraph-rsid="023b1e1a" style:font-size-asian="18pt" style:font-weight-asian="normal" style:font-size-complex="18pt" style:font-weight-complex="normal"/>
    </style:style>
    <style:style style:name="P47" style:family="paragraph" style:parent-style-name="Standard">
      <style:paragraph-properties fo:text-align="start" style:justify-single-word="false"/>
      <style:text-properties fo:color="#000000" style:font-name="Century Schoolbook L" fo:font-size="18pt" fo:font-weight="normal" officeooo:rsid="022a7d5b" officeooo:paragraph-rsid="022a7d5b" style:font-size-asian="18pt" style:font-weight-asian="normal" style:font-size-complex="18pt" style:font-weight-complex="normal"/>
    </style:style>
    <style:style style:name="P48" style:family="paragraph" style:parent-style-name="Standard">
      <style:paragraph-properties fo:text-align="start" style:justify-single-word="false"/>
      <style:text-properties fo:color="#000000" style:font-name="Century Schoolbook L" fo:font-size="18pt" fo:font-weight="normal" officeooo:rsid="022f9e80" officeooo:paragraph-rsid="022f9e80" style:font-size-asian="18pt" style:font-weight-asian="normal" style:font-size-complex="18pt" style:font-weight-complex="normal"/>
    </style:style>
    <style:style style:name="P49" style:family="paragraph" style:parent-style-name="Standard">
      <style:paragraph-properties fo:text-align="start" style:justify-single-word="false"/>
      <style:text-properties fo:color="#000000" style:font-name="Century Schoolbook L" fo:font-size="18pt" fo:font-weight="normal" officeooo:rsid="022f9e80" officeooo:paragraph-rsid="022fc629" style:font-size-asian="18pt" style:font-weight-asian="normal" style:font-size-complex="18pt" style:font-weight-complex="normal"/>
    </style:style>
    <style:style style:name="P50" style:family="paragraph" style:parent-style-name="Standard">
      <style:paragraph-properties fo:text-align="start" style:justify-single-word="false"/>
      <style:text-properties fo:color="#000000" style:font-name="Century Schoolbook L" fo:font-size="18pt" fo:font-weight="normal" officeooo:rsid="022f9e80" officeooo:paragraph-rsid="0231b713" style:font-size-asian="18pt" style:font-weight-asian="normal" style:font-size-complex="18pt" style:font-weight-complex="normal"/>
    </style:style>
    <style:style style:name="P51" style:family="paragraph" style:parent-style-name="Standard">
      <style:paragraph-properties fo:text-align="start" style:justify-single-word="false"/>
      <style:text-properties fo:color="#000000" style:font-name="Century Schoolbook L" fo:font-size="18pt" fo:font-weight="normal" officeooo:rsid="02379e39" officeooo:paragraph-rsid="02379e39" style:font-size-asian="18pt" style:font-weight-asian="normal" style:font-size-complex="18pt" style:font-weight-complex="normal"/>
    </style:style>
    <style:style style:name="P52" style:family="paragraph" style:parent-style-name="Standard">
      <style:paragraph-properties fo:text-align="start" style:justify-single-word="false"/>
      <style:text-properties fo:color="#000000" style:font-name="Century Schoolbook L" fo:font-size="18pt" fo:font-weight="normal" officeooo:rsid="02379e39" officeooo:paragraph-rsid="023d761c" style:font-size-asian="18pt" style:font-weight-asian="normal" style:font-size-complex="18pt" style:font-weight-complex="normal"/>
    </style:style>
    <style:style style:name="P53" style:family="paragraph" style:parent-style-name="Standard">
      <style:paragraph-properties fo:text-align="start" style:justify-single-word="false"/>
      <style:text-properties fo:color="#000000" style:font-name="Century Schoolbook L" fo:font-size="18pt" fo:font-weight="normal" officeooo:rsid="02379e39" officeooo:paragraph-rsid="0240eb87" style:font-size-asian="18pt" style:font-weight-asian="normal" style:font-size-complex="18pt" style:font-weight-complex="normal"/>
    </style:style>
    <style:style style:name="P54" style:family="paragraph" style:parent-style-name="Standard">
      <style:paragraph-properties fo:text-align="start" style:justify-single-word="false"/>
      <style:text-properties fo:color="#000000" style:font-name="Century Schoolbook L" fo:font-size="18pt" fo:font-weight="normal" officeooo:rsid="02393721" officeooo:paragraph-rsid="02393721" style:font-size-asian="18pt" style:font-weight-asian="normal" style:font-size-complex="18pt" style:font-weight-complex="normal"/>
    </style:style>
    <style:style style:name="P55" style:family="paragraph" style:parent-style-name="Standard">
      <style:paragraph-properties fo:text-align="start" style:justify-single-word="false"/>
      <style:text-properties fo:color="#000000" style:font-name="Century Schoolbook L" fo:font-size="18pt" fo:font-weight="normal" officeooo:rsid="02485919" officeooo:paragraph-rsid="0240eb87" style:font-size-asian="18pt" style:font-weight-asian="normal" style:font-size-complex="18pt" style:font-weight-complex="normal"/>
    </style:style>
    <style:style style:name="P56" style:family="paragraph" style:parent-style-name="Standard">
      <style:paragraph-properties fo:text-align="start" style:justify-single-word="false"/>
      <style:text-properties fo:color="#000000" style:font-name="Century Schoolbook L" fo:font-size="18pt" fo:font-weight="normal" officeooo:rsid="024bdb35" officeooo:paragraph-rsid="024bdb35" style:font-size-asian="18pt" style:font-weight-asian="normal" style:font-size-complex="18pt" style:font-weight-complex="normal"/>
    </style:style>
    <style:style style:name="P57" style:family="paragraph" style:parent-style-name="Standard">
      <style:paragraph-properties fo:text-align="start" style:justify-single-word="false"/>
      <style:text-properties fo:color="#000000" style:font-name="Century Schoolbook L" fo:font-size="18pt" fo:font-weight="normal" officeooo:rsid="024da588" officeooo:paragraph-rsid="024da588" style:font-size-asian="18pt" style:font-weight-asian="normal" style:font-size-complex="18pt" style:font-weight-complex="normal"/>
    </style:style>
    <style:style style:name="P58" style:family="paragraph" style:parent-style-name="Standard">
      <style:paragraph-properties fo:text-align="start" style:justify-single-word="false"/>
      <style:text-properties fo:color="#000000" style:font-name="Century Schoolbook L" fo:font-size="18pt" fo:font-weight="normal" officeooo:rsid="024e3eb6" officeooo:paragraph-rsid="024e3eb6" style:font-size-asian="18pt" style:font-weight-asian="normal" style:font-size-complex="18pt" style:font-weight-complex="normal"/>
    </style:style>
    <style:style style:name="P59" style:family="paragraph" style:parent-style-name="Standard">
      <style:paragraph-properties fo:text-align="start" style:justify-single-word="false"/>
      <style:text-properties fo:color="#000000" style:font-name="Century Schoolbook L" fo:font-size="18pt" fo:font-weight="normal" officeooo:rsid="025a05c4" officeooo:paragraph-rsid="025a05c4" style:font-size-asian="18pt" style:font-weight-asian="normal" style:font-size-complex="18pt" style:font-weight-complex="normal"/>
    </style:style>
    <style:style style:name="P60" style:family="paragraph" style:parent-style-name="Standard">
      <style:paragraph-properties fo:text-align="start" style:justify-single-word="false"/>
      <style:text-properties fo:color="#000000" style:font-name="Century Schoolbook L" fo:font-size="18pt" fo:font-weight="bold" officeooo:rsid="022a7d5b" officeooo:paragraph-rsid="023b1e1a" style:font-size-asian="18pt" style:font-weight-asian="bold" style:font-size-complex="18pt" style:font-weight-complex="bold"/>
    </style:style>
    <style:style style:name="P61" style:family="paragraph" style:parent-style-name="Standard">
      <style:paragraph-properties fo:text-align="start" style:justify-single-word="false">
        <style:tab-stops>
          <style:tab-stop style:position="4.3126in"/>
        </style:tab-stops>
      </style:paragraph-properties>
      <style:text-properties fo:color="#000000" style:font-name="Century Schoolbook L" fo:font-size="16pt" fo:font-weight="normal" officeooo:rsid="02100e3c" officeooo:paragraph-rsid="02100e3c" style:font-size-asian="16pt" style:font-weight-asian="normal" style:font-size-complex="16pt" style:font-weight-complex="normal"/>
    </style:style>
    <style:style style:name="P62" style:family="paragraph" style:parent-style-name="Standard">
      <style:paragraph-properties fo:text-align="start" style:justify-single-word="false"/>
      <style:text-properties fo:color="#000000" style:font-name="Century Schoolbook L" fo:font-size="16pt" fo:font-weight="bold" officeooo:rsid="02393721" officeooo:paragraph-rsid="02393721" style:font-size-asian="16pt" style:font-weight-asian="bold" style:font-size-complex="16pt" style:font-weight-complex="bold"/>
    </style:style>
    <style:style style:name="P63" style:family="paragraph" style:parent-style-name="Standard">
      <style:paragraph-properties fo:text-align="start" style:justify-single-word="false"/>
      <style:text-properties fo:color="#000000" style:font-name="Century Schoolbook L" fo:font-size="6pt" fo:font-weight="normal" officeooo:rsid="022846ec" officeooo:paragraph-rsid="022846ec" style:font-size-asian="5.25pt" style:font-weight-asian="normal" style:font-size-complex="6pt" style:font-weight-complex="normal"/>
    </style:style>
    <style:style style:name="P64" style:family="paragraph" style:parent-style-name="Standard">
      <style:paragraph-properties fo:text-align="start" style:justify-single-word="false"/>
      <style:text-properties fo:color="#000000" style:font-name="Century Schoolbook L" fo:font-size="6pt" fo:font-weight="normal" officeooo:rsid="022846ec" officeooo:paragraph-rsid="02393721" style:font-size-asian="5.25pt" style:font-weight-asian="normal" style:font-size-complex="6pt" style:font-weight-complex="normal"/>
    </style:style>
    <style:style style:name="P65" style:family="paragraph" style:parent-style-name="Standard">
      <style:paragraph-properties fo:text-align="start" style:justify-single-word="false"/>
      <style:text-properties fo:color="#000000" style:font-name="Century Schoolbook L" fo:font-size="6pt" fo:font-weight="normal" officeooo:rsid="024e3eb6" officeooo:paragraph-rsid="024e3eb6" style:font-size-asian="5.25pt" style:font-weight-asian="normal" style:font-size-complex="6pt" style:font-weight-complex="normal"/>
    </style:style>
    <style:style style:name="P66" style:family="paragraph" style:parent-style-name="Standard">
      <style:paragraph-properties fo:text-align="start" style:justify-single-word="false"/>
      <style:text-properties fo:color="#000000" style:font-name="Century Schoolbook L" fo:font-size="6pt" fo:font-weight="bold" officeooo:rsid="025a05c4" officeooo:paragraph-rsid="025a05c4" style:font-size-asian="5.25pt" style:font-weight-asian="bold" style:font-size-complex="6pt" style:font-weight-complex="bold"/>
    </style:style>
    <style:style style:name="P67" style:family="paragraph" style:parent-style-name="Standard">
      <style:paragraph-properties fo:text-align="start" style:justify-single-word="false"/>
      <style:text-properties fo:color="#000000" style:font-name="Century Schoolbook L" fo:font-size="14pt" fo:font-weight="normal" officeooo:rsid="022a7d5b" officeooo:paragraph-rsid="022a7d5b" style:font-size-asian="14pt" style:font-weight-asian="normal" style:font-size-complex="14pt" style:font-weight-complex="normal"/>
    </style:style>
    <style:style style:name="P68" style:family="paragraph" style:parent-style-name="Standard">
      <style:paragraph-properties fo:text-align="start" style:justify-single-word="false"/>
      <style:text-properties fo:color="#000000" style:font-name="Century Schoolbook L" fo:font-size="14pt" fo:font-weight="normal" officeooo:rsid="022a7d5b" officeooo:paragraph-rsid="022e09d9" style:font-size-asian="14pt" style:font-weight-asian="normal" style:font-size-complex="14pt" style:font-weight-complex="normal"/>
    </style:style>
    <style:style style:name="P69" style:family="paragraph" style:parent-style-name="Standard">
      <style:paragraph-properties fo:text-align="start" style:justify-single-word="false"/>
      <style:text-properties fo:color="#000000" style:font-name="Century Schoolbook L" fo:font-size="14pt" fo:font-weight="normal" officeooo:rsid="02100e3c" officeooo:paragraph-rsid="0216037c" style:font-size-asian="14pt" style:font-weight-asian="normal" style:font-size-complex="14pt" style:font-weight-complex="normal"/>
    </style:style>
    <style:style style:name="P70" style:family="paragraph" style:parent-style-name="Standard">
      <style:paragraph-properties fo:text-align="start" style:justify-single-word="false"/>
      <style:text-properties fo:color="#000000" style:font-name="Century Schoolbook L" fo:font-size="14pt" fo:font-weight="normal" officeooo:rsid="02100e3c" officeooo:paragraph-rsid="022e09d9" style:font-size-asian="14pt" style:font-weight-asian="normal" style:font-size-complex="14pt" style:font-weight-complex="normal"/>
    </style:style>
    <style:style style:name="P71" style:family="paragraph" style:parent-style-name="Standard">
      <style:paragraph-properties fo:text-align="start" style:justify-single-word="false"/>
      <style:text-properties fo:color="#000000" style:font-name="Century Schoolbook L" fo:font-size="12pt" fo:font-weight="bold" officeooo:rsid="02393721" officeooo:paragraph-rsid="02393721" style:font-size-asian="12pt" style:font-weight-asian="bold" style:font-size-complex="12pt" style:font-weight-complex="bold"/>
    </style:style>
    <style:style style:name="P72" style:family="paragraph" style:parent-style-name="Standard">
      <style:paragraph-properties fo:text-align="start" style:justify-single-word="false"/>
      <style:text-properties fo:color="#007826" style:font-name="Century Schoolbook L" fo:font-size="18pt" fo:font-weight="bold" officeooo:rsid="020152c9" officeooo:paragraph-rsid="020152c9" style:font-size-asian="18pt" style:font-weight-asian="bold" style:font-size-complex="18pt" style:font-weight-complex="bold"/>
    </style:style>
    <style:style style:name="P73" style:family="paragraph" style:parent-style-name="Standard">
      <style:paragraph-properties fo:text-align="start" style:justify-single-word="false"/>
      <style:text-properties fo:color="#007826" style:font-name="Century Schoolbook L" fo:font-size="18pt" fo:font-weight="bold" officeooo:rsid="020152c9" officeooo:paragraph-rsid="02100e3c" style:font-size-asian="18pt" style:font-weight-asian="bold" style:font-size-complex="18pt" style:font-weight-complex="bold"/>
    </style:style>
    <style:style style:name="P74" style:family="paragraph" style:parent-style-name="Standard">
      <style:paragraph-properties fo:text-align="start" style:justify-single-word="false"/>
      <style:text-properties fo:color="#990000" style:font-name="Century Schoolbook L" fo:font-size="18pt" fo:font-weight="bold" officeooo:rsid="020c4ad8" officeooo:paragraph-rsid="020c4ad8" style:font-size-asian="18pt" style:font-weight-asian="bold" style:font-size-complex="18pt" style:font-weight-complex="bold"/>
    </style:style>
    <style:style style:name="P75" style:family="paragraph" style:parent-style-name="Standard">
      <style:paragraph-properties fo:text-align="start" style:justify-single-word="false"/>
      <style:text-properties fo:color="#990000" style:font-name="Century Schoolbook L" fo:font-size="18pt" fo:font-weight="bold" officeooo:rsid="0214088d" officeooo:paragraph-rsid="024e3eb6" style:font-size-asian="18pt" style:font-weight-asian="bold" style:font-size-complex="18pt" style:font-weight-complex="bold"/>
    </style:style>
    <style:style style:name="P76" style:family="paragraph" style:parent-style-name="Standard">
      <style:paragraph-properties fo:text-align="start" style:justify-single-word="false"/>
      <style:text-properties fo:color="#990000" style:font-name="Century Schoolbook L" fo:font-size="18pt" fo:font-weight="bold" officeooo:rsid="0214088d" officeooo:paragraph-rsid="025a05c4" style:font-size-asian="18pt" style:font-weight-asian="bold" style:font-size-complex="18pt" style:font-weight-complex="bold"/>
    </style:style>
    <style:style style:name="P77" style:family="paragraph" style:parent-style-name="Standard">
      <style:paragraph-properties fo:text-align="start" style:justify-single-word="false"/>
      <style:text-properties fo:color="#990000" style:font-name="Century Schoolbook L" fo:font-size="18pt" fo:font-weight="bold" officeooo:rsid="025a05c4" officeooo:paragraph-rsid="025a05c4" style:font-size-asian="18pt" style:font-weight-asian="bold" style:font-size-complex="18pt" style:font-weight-complex="bold"/>
    </style:style>
    <style:style style:name="P78" style:family="paragraph" style:parent-style-name="Standard">
      <style:paragraph-properties fo:text-align="start" style:justify-single-word="false"/>
      <style:text-properties fo:color="#000099" style:font-name="Century Schoolbook L" fo:font-size="18pt" fo:font-weight="bold" officeooo:rsid="0214088d" officeooo:paragraph-rsid="0214088d" style:font-size-asian="18pt" style:font-weight-asian="bold" style:font-size-complex="18pt" style:font-weight-complex="bold"/>
    </style:style>
    <style:style style:name="P79" style:family="paragraph" style:parent-style-name="Standard">
      <style:paragraph-properties fo:text-align="start" style:justify-single-word="false"/>
      <style:text-properties fo:color="#000099" style:font-name="Century Schoolbook L" fo:font-size="18pt" fo:font-weight="normal" officeooo:rsid="024bdb35" officeooo:paragraph-rsid="024bdb35" style:font-size-asian="18pt" style:font-weight-asian="normal" style:font-size-complex="18pt" style:font-weight-complex="normal"/>
    </style:style>
    <style:style style:name="P80" style:family="paragraph" style:parent-style-name="Standard">
      <style:paragraph-properties fo:text-align="start" style:justify-single-word="false" fo:break-before="page"/>
      <style:text-properties fo:color="#6666ff" style:font-name="URW Chancery L" fo:font-size="28pt" fo:font-weight="bold" officeooo:rsid="01f0de60" officeooo:paragraph-rsid="020152c9" style:font-size-asian="28pt" style:font-weight-asian="bold" style:font-size-complex="28pt" style:font-weight-complex="bold"/>
    </style:style>
    <style:style style:name="P81" style:family="paragraph" style:parent-style-name="Standard">
      <style:paragraph-properties fo:text-align="start" style:justify-single-word="false" fo:break-before="page"/>
      <style:text-properties fo:color="#000000" style:font-name="Century Schoolbook L" fo:font-size="18pt" fo:font-weight="bold" officeooo:rsid="022a7d5b" officeooo:paragraph-rsid="022a7d5b" style:font-size-asian="18pt" style:font-weight-asian="bold" style:font-size-complex="18pt" style:font-weight-complex="bold"/>
    </style:style>
    <style:style style:name="P82" style:family="paragraph" style:parent-style-name="Standard">
      <style:paragraph-properties fo:text-align="start" style:justify-single-word="false" fo:break-before="page"/>
      <style:text-properties fo:color="#000000" style:font-name="Century Schoolbook L" fo:font-size="18pt" fo:font-weight="bold" officeooo:rsid="02379e39" officeooo:paragraph-rsid="02379e39" style:font-size-asian="18pt" style:font-weight-asian="bold" style:font-size-complex="18pt" style:font-weight-complex="bold"/>
    </style:style>
    <style:style style:name="P83" style:family="paragraph" style:parent-style-name="Standard">
      <style:paragraph-properties fo:text-align="start" style:justify-single-word="false" fo:break-before="page"/>
      <style:text-properties fo:color="#000000" style:font-name="Century Schoolbook L" fo:font-size="18pt" fo:font-weight="bold" officeooo:rsid="024bdb35" officeooo:paragraph-rsid="024bdb35" style:font-size-asian="18pt" style:font-weight-asian="bold" style:font-size-complex="18pt" style:font-weight-complex="bold"/>
    </style:style>
    <style:style style:name="P84" style:family="paragraph" style:parent-style-name="Standard">
      <style:paragraph-properties fo:text-align="start" style:justify-single-word="false" fo:break-before="page"/>
      <style:text-properties fo:color="#000000" style:font-name="Century Schoolbook L" fo:font-size="18pt" fo:font-weight="normal" officeooo:rsid="02092d27" officeooo:paragraph-rsid="02100e3c" style:font-size-asian="18pt" style:font-weight-asian="normal" style:font-size-complex="18pt" style:font-weight-complex="normal"/>
    </style:style>
    <style:style style:name="P85" style:family="paragraph" style:parent-style-name="Standard">
      <style:paragraph-properties fo:text-align="start" style:justify-single-word="false" fo:break-before="page"/>
      <style:text-properties fo:color="#007826" style:font-name="Century Schoolbook L" fo:font-size="18pt" fo:font-weight="bold" officeooo:rsid="020152c9" officeooo:paragraph-rsid="0216037c" style:font-size-asian="18pt" style:font-weight-asian="bold" style:font-size-complex="18pt" style:font-weight-complex="bold"/>
    </style:style>
    <style:style style:name="P86" style:family="paragraph" style:parent-style-name="Standard">
      <style:paragraph-properties fo:text-align="start" style:justify-single-word="false" fo:break-before="page"/>
      <style:text-properties fo:color="#007826" style:font-name="Century Schoolbook L" fo:font-size="18pt" fo:font-weight="bold" officeooo:rsid="020152c9" officeooo:paragraph-rsid="024e3eb6" style:font-size-asian="18pt" style:font-weight-asian="bold" style:font-size-complex="18pt" style:font-weight-complex="bold"/>
    </style:style>
    <style:style style:name="P87" style:family="paragraph">
      <style:paragraph-properties fo:margin-left="0in" fo:margin-right="0in" fo:margin-top="0in" fo:margin-bottom="0in" fo:line-height="100%" fo:text-align="center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88" style:family="paragraph">
      <loext:graphic-properties draw:fill="none" draw:fill-color="#ffffff"/>
      <style:paragraph-properties fo:margin-left="0in" fo:margin-right="0in" fo:margin-top="0in" fo:margin-bottom="0in" fo:line-height="100%" fo:text-align="center" fo:text-indent="0in" style:text-autospace="ideograph-alpha" style:punctuation-wrap="hanging" style:line-break="strict" style:writing-mode="lr-tb">
        <style:tab-stops/>
      </style:paragraph-properties>
      <style:text-properties fo:color="#000000" style:font-name="Century Schoolbook L" fo:font-size="18pt" fo:font-weight="bold" style:font-size-asian="18pt" style:font-weight-asian="bold" style:font-name-complex="Century Schoolbook L" style:font-size-complex="18pt" style:font-weight-complex="bold" fo:hyphenate="false"/>
    </style:style>
    <style:style style:name="P89" style:family="paragraph">
      <loext:graphic-properties draw:fill="solid" draw:fill-color="#ffff99"/>
      <style:paragraph-properties fo:margin-left="0in" fo:margin-right="0in" fo:margin-top="0in" fo:margin-bottom="0in" fo:line-height="100%" fo:text-align="center" fo:text-indent="0in" style:text-autospace="ideograph-alpha" style:punctuation-wrap="hanging" style:line-break="strict" style:writing-mode="lr-tb">
        <style:tab-stops/>
      </style:paragraph-properties>
      <style:text-properties fo:color="#990000" style:font-name="Century Schoolbook L" fo:font-size="14pt" style:font-size-asian="14pt" style:font-size-complex="14pt" fo:hyphenate="false"/>
    </style:style>
    <style:style style:name="P90" style:family="paragraph">
      <loext:graphic-properties draw:fill="solid" draw:fill-color="#ffff99"/>
      <style:paragraph-properties fo:margin-left="0in" fo:margin-right="0in" fo:margin-top="0in" fo:margin-bottom="0in" fo:line-height="100%" fo:text-align="center" fo:text-indent="0in" style:text-autospace="ideograph-alpha" style:punctuation-wrap="hanging" style:line-break="strict" style:writing-mode="lr-tb">
        <style:tab-stops/>
      </style:paragraph-properties>
      <style:text-properties fo:color="#990000" style:font-name="Century Schoolbook L" fo:font-size="14pt" fo:font-weight="normal" style:font-size-asian="14pt" style:font-weight-asian="normal" style:font-size-complex="14pt" style:font-weight-complex="normal" fo:hyphenate="false"/>
    </style:style>
    <style:style style:name="P91" style:family="paragraph">
      <style:paragraph-properties fo:text-align="end"/>
    </style:style>
    <style:style style:name="P92" style:family="paragraph">
      <loext:graphic-properties draw:fill="none" draw:fill-color="#ffffff"/>
      <style:paragraph-properties fo:text-align="end"/>
      <style:text-properties style:font-name="Century Schoolbook L" fo:font-size="14pt" style:font-size-asian="14pt" style:font-size-complex="14pt"/>
    </style:style>
    <style:style style:name="P93" style:family="paragraph">
      <style:paragraph-properties fo:text-align="center"/>
    </style:style>
    <style:style style:name="P94" style:family="paragraph">
      <loext:graphic-properties draw:fill="none" draw:fill-color="#ffffff"/>
      <style:paragraph-properties fo:text-align="center"/>
      <style:text-properties fo:color="#990000" style:font-name="Century Schoolbook L" fo:font-size="14pt" style:font-size-asian="14pt" style:font-size-complex="14pt"/>
    </style:style>
    <style:style style:name="P95" style:family="paragraph">
      <loext:graphic-properties draw:fill="solid" draw:fill-color="#99ff66"/>
      <style:paragraph-properties fo:margin-left="0in" fo:margin-right="0in" fo:margin-top="0in" fo:margin-bottom="0in" fo:line-height="100%" fo:text-align="center" fo:text-indent="0in" style:text-autospace="ideograph-alpha" style:punctuation-wrap="hanging" style:line-break="strict" style:writing-mode="lr-tb">
        <style:tab-stops/>
      </style:paragraph-properties>
      <style:text-properties style:font-name="Century Schoolbook L" fo:font-size="14pt" style:font-size-asian="14pt" style:font-size-complex="14pt" fo:hyphenate="false"/>
    </style:style>
    <style:style style:name="P96" style:family="paragraph">
      <style:paragraph-properties fo:text-align="start"/>
    </style:style>
    <style:style style:name="P97" style:family="paragraph">
      <loext:graphic-properties draw:fill="none" draw:fill-color="#ffffff"/>
      <style:paragraph-properties fo:text-align="center"/>
      <style:text-properties style:font-name="Century Schoolbook L" fo:font-size="14pt" fo:font-weight="bold" style:font-size-asian="14pt" style:font-weight-asian="bold" style:font-size-complex="14pt" style:font-weight-complex="bold"/>
    </style:style>
    <style:style style:name="P98" style:family="paragraph">
      <loext:graphic-properties draw:fill="none" draw:fill-color="#ffffff"/>
      <style:paragraph-properties fo:text-align="start"/>
      <style:text-properties fo:color="#000099" style:font-name="Century Schoolbook L" fo:font-size="14pt" fo:font-weight="bold" style:font-size-asian="14pt" style:font-weight-asian="bold" style:font-size-complex="14pt" style:font-weight-complex="bold"/>
    </style:style>
    <style:style style:name="P99" style:family="paragraph">
      <loext:graphic-properties draw:fill="solid" draw:fill-color="#eeeeee"/>
      <style:paragraph-properties fo:margin-left="0in" fo:margin-right="0in" fo:margin-top="0in" fo:margin-bottom="0in" fo:line-height="100%" fo:text-align="center" fo:text-indent="0in" style:text-autospace="ideograph-alpha" style:punctuation-wrap="hanging" style:line-break="strict" style:writing-mode="lr-tb">
        <style:tab-stops/>
      </style:paragraph-properties>
      <style:text-properties style:font-name="Century Schoolbook L" fo:font-size="14pt" fo:font-weight="bold" style:font-size-asian="14pt" style:font-weight-asian="bold" style:font-size-complex="14pt" style:font-weight-complex="bold" fo:hyphenate="false"/>
    </style:style>
    <style:style style:name="P100" style:family="paragraph">
      <loext:graphic-properties draw:fill="none" draw:fill-color="#ffffff"/>
      <style:text-properties fo:color="#000000" style:font-name="Century Schoolbook L" fo:font-size="18pt" style:font-size-asian="18pt" style:font-name-complex="Century Schoolbook L" style:font-size-complex="18pt"/>
    </style:style>
    <style:style style:name="P101" style:family="paragraph">
      <loext:graphic-properties draw:fill-color="#eeeeee"/>
      <style:paragraph-properties fo:text-align="center"/>
      <style:text-properties style:font-name="Century Schoolbook L" fo:font-weight="bold" style:font-weight-asian="bold" style:font-weight-complex="bold"/>
    </style:style>
    <style:style style:name="P102" style:family="paragraph">
      <loext:graphic-properties draw:fill="none" draw:fill-color="#ffffff"/>
      <style:paragraph-properties fo:text-align="center"/>
      <style:text-properties style:font-name="Century Schoolbook L" fo:font-weight="bold" style:font-weight-asian="bold" style:font-weight-complex="bold"/>
    </style:style>
    <style:style style:name="P103" style:family="paragraph">
      <loext:graphic-properties draw:fill="none" draw:fill-color="#ffffff"/>
      <style:paragraph-properties fo:text-align="start"/>
      <style:text-properties style:font-name="Century Schoolbook L" fo:font-weight="bold" style:font-weight-asian="bold" style:font-weight-complex="bold"/>
    </style:style>
    <style:style style:name="P104" style:family="paragraph">
      <loext:graphic-properties draw:fill="hatch" draw:fill-color="#ccff00" draw:fill-hatch-name="Black_20_45_20_Degrees"/>
      <style:paragraph-properties fo:text-align="center"/>
      <style:text-properties style:font-name="Century Schoolbook L" fo:font-weight="bold" style:font-weight-asian="bold" style:font-weight-complex="bold"/>
    </style:style>
    <style:style style:name="P105" style:family="paragraph">
      <loext:graphic-properties draw:fill="none" draw:fill-color="#ffffff"/>
      <style:paragraph-properties fo:text-align="center"/>
      <style:text-properties style:font-name="Century Schoolbook L" fo:font-weight="normal" style:font-weight-asian="normal" style:font-weight-complex="normal"/>
    </style:style>
    <style:style style:name="P106" style:family="paragraph">
      <loext:graphic-properties draw:fill-color="#ffff99"/>
      <style:paragraph-properties fo:text-align="center"/>
      <style:text-properties style:font-name="Century Schoolbook L" fo:font-weight="bold" style:font-weight-asian="bold" style:font-weight-complex="bold"/>
    </style:style>
    <style:style style:name="P107" style:family="paragraph">
      <loext:graphic-properties draw:fill="none" draw:fill-color="#ffffff"/>
      <style:paragraph-properties fo:text-align="end"/>
      <style:text-properties style:font-name="Century Schoolbook L" fo:font-weight="bold" style:font-weight-asian="bold" style:font-weight-complex="bold"/>
    </style:style>
    <style:style style:name="P108" style:family="paragraph">
      <loext:graphic-properties draw:fill="none" draw:fill-color="#ffffff"/>
      <style:paragraph-properties fo:margin-left="0in" fo:margin-right="0in" fo:margin-top="0in" fo:margin-bottom="0in" fo:line-height="100%" fo:text-align="center" fo:text-indent="0in" style:text-autospace="ideograph-alpha" style:punctuation-wrap="hanging" style:line-break="strict" style:writing-mode="lr-tb">
        <style:tab-stops/>
      </style:paragraph-properties>
      <style:text-properties style:font-name="Century Schoolbook L" fo:font-weight="bold" style:font-weight-asian="bold" style:font-weight-complex="bold" fo:hyphenate="false"/>
    </style:style>
    <style:style style:name="P109" style:family="paragraph">
      <loext:graphic-properties draw:fill="none" draw:fill-color="#ffffff"/>
      <style:paragraph-properties fo:text-align="start"/>
      <style:text-properties style:font-name="Century Schoolbook L" fo:font-weight="normal" style:font-weight-asian="normal" style:font-weight-complex="normal"/>
    </style:style>
    <style:style style:name="P110" style:family="paragraph">
      <loext:graphic-properties draw:fill="none" draw:fill-color="#ffffff"/>
      <style:paragraph-properties fo:text-align="start"/>
      <style:text-properties style:font-name="Century Schoolbook L" style:text-underline-style="none" fo:font-weight="normal" style:font-weight-asian="normal" style:font-weight-complex="normal"/>
    </style:style>
    <style:style style:name="P111" style:family="paragraph">
      <loext:graphic-properties draw:fill-color="#ffcc00"/>
      <style:paragraph-properties fo:text-align="center"/>
      <style:text-properties style:font-name="Century Schoolbook L" fo:font-weight="bold" style:font-weight-asian="bold" style:font-weight-complex="bold"/>
    </style:style>
    <style:style style:name="P112" style:family="paragraph">
      <loext:graphic-properties draw:fill="hatch" draw:fill-color="#ffffff" draw:fill-hatch-name="Black_20_45_20_Degrees"/>
      <style:paragraph-properties fo:text-align="center"/>
      <style:text-properties style:font-name="Century Schoolbook L" fo:font-weight="bold" style:font-weight-asian="bold" style:font-weight-complex="bold"/>
    </style:style>
    <style:style style:name="P113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114" style:family="paragraph">
      <loext:graphic-properties draw:fill="none" draw:fill-color="#ffffff"/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style:font-name="Century Schoolbook L" fo:hyphenate="false"/>
    </style:style>
    <style:style style:name="P115" style:family="paragraph">
      <loext:graphic-properties draw:fill-color="#ffffff"/>
      <style:paragraph-properties fo:text-align="center"/>
      <style:text-properties style:font-name="Century Schoolbook L" fo:font-weight="bold" style:font-weight-asian="bold" style:font-weight-complex="bold"/>
    </style:style>
    <style:style style:name="P116" style:family="paragraph">
      <loext:graphic-properties draw:fill="solid" draw:fill-color="#ffffff"/>
      <style:paragraph-properties fo:margin-left="0in" fo:margin-right="0in" fo:margin-top="0in" fo:margin-bottom="0in" fo:line-height="100%" fo:text-align="center" fo:text-indent="0in" style:text-autospace="ideograph-alpha" style:punctuation-wrap="hanging" style:line-break="strict" style:writing-mode="lr-tb">
        <style:tab-stops/>
      </style:paragraph-properties>
      <style:text-properties style:font-name="Century Schoolbook L" fo:font-weight="bold" style:font-weight-asian="bold" style:font-weight-complex="bold" fo:hyphenate="false"/>
    </style:style>
    <style:style style:name="P117" style:family="paragraph">
      <loext:graphic-properties draw:fill-color="#33ff99"/>
      <style:paragraph-properties fo:text-align="center"/>
      <style:text-properties style:font-name="Century Schoolbook L" fo:font-weight="bold" style:font-weight-asian="bold" style:font-weight-complex="bold"/>
    </style:style>
    <style:style style:name="P118" style:family="paragraph">
      <loext:graphic-properties draw:fill="none" draw:fill-color="#ffffff"/>
      <style:paragraph-properties fo:text-align="end"/>
      <style:text-properties style:font-name="Century Schoolbook L" fo:font-size="10pt" fo:font-weight="bold" style:font-size-asian="10pt" style:font-weight-asian="bold" style:font-size-complex="10pt" style:font-weight-complex="bold"/>
    </style:style>
    <style:style style:name="P119" style:family="paragraph">
      <loext:graphic-properties draw:fill-color="#ffff66"/>
      <style:paragraph-properties fo:text-align="center"/>
      <style:text-properties style:font-name="Century Schoolbook L" fo:font-weight="bold" style:font-weight-asian="bold" style:font-weight-complex="bold"/>
    </style:style>
    <style:style style:name="P120" style:family="paragraph">
      <loext:graphic-properties draw:fill="none" draw:fill-color="#ffffff"/>
      <style:paragraph-properties fo:margin-left="0in" fo:margin-right="0in" fo:margin-top="0in" fo:margin-bottom="0in" fo:line-height="100%" fo:text-align="center" fo:text-indent="0in" style:text-autospace="ideograph-alpha" style:punctuation-wrap="hanging" style:line-break="strict" style:writing-mode="lr-tb">
        <style:tab-stops/>
      </style:paragraph-properties>
      <style:text-properties fo:color="#000099" style:font-name="Century Schoolbook L" fo:hyphenate="false"/>
    </style:style>
    <style:style style:name="P121" style:family="paragraph">
      <loext:graphic-properties draw:fill="none" draw:fill-color="#ffffff"/>
      <style:paragraph-properties fo:margin-left="0in" fo:margin-right="0in" fo:margin-top="0in" fo:margin-bottom="0in" fo:line-height="100%" fo:text-align="center" fo:text-indent="0in" style:text-autospace="ideograph-alpha" style:punctuation-wrap="hanging" style:line-break="strict" style:writing-mode="lr-tb">
        <style:tab-stops/>
      </style:paragraph-properties>
      <style:text-properties fo:color="#000099" style:font-name="Century Schoolbook L" fo:font-weight="bold" style:font-weight-asian="bold" style:font-weight-complex="bold" fo:hyphenate="false"/>
    </style:style>
    <style:style style:name="P122" style:family="paragraph">
      <loext:graphic-properties draw:fill="none" draw:fill-color="#ffffff"/>
      <style:paragraph-properties fo:margin-left="0in" fo:margin-right="0in" fo:margin-top="0in" fo:margin-bottom="0in" fo:line-height="100%" fo:text-align="center" fo:text-indent="0in" style:text-autospace="ideograph-alpha" style:punctuation-wrap="hanging" style:line-break="strict" style:writing-mode="lr-tb">
        <style:tab-stops/>
      </style:paragraph-properties>
      <style:text-properties fo:color="#006600" style:font-name="Century Schoolbook L" fo:font-weight="normal" style:font-weight-asian="normal" style:font-weight-complex="normal" fo:hyphenate="false"/>
    </style:style>
    <style:style style:name="P123" style:family="paragraph">
      <loext:graphic-properties draw:fill="none" draw:fill-color="#ffffff"/>
      <style:paragraph-properties fo:margin-left="0in" fo:margin-right="0in" fo:margin-top="0in" fo:margin-bottom="0in" fo:line-height="100%" fo:text-align="center" fo:text-indent="0in" style:text-autospace="ideograph-alpha" style:punctuation-wrap="hanging" style:line-break="strict" style:writing-mode="lr-tb">
        <style:tab-stops/>
      </style:paragraph-properties>
      <style:text-properties fo:color="#000099" style:font-name="Century Schoolbook L" fo:font-weight="normal" style:font-weight-asian="normal" style:font-weight-complex="normal" fo:hyphenate="false"/>
    </style:style>
    <style:style style:name="P124" style:family="paragraph">
      <loext:graphic-properties draw:fill="none"/>
      <style:paragraph-properties fo:text-align="center"/>
    </style:style>
    <style:style style:name="P125" style:family="paragraph">
      <style:paragraph-properties fo:text-align="center"/>
      <style:text-properties fo:color="#000099" style:font-name="Century Schoolbook L" fo:font-size="18pt" style:font-size-asian="18pt" style:font-name-complex="Century Schoolbook L" style:font-size-complex="18pt"/>
    </style:style>
    <style:style style:name="P126" style:family="paragraph">
      <loext:graphic-properties draw:fill="solid" draw:fill-color="#ffffff"/>
      <style:paragraph-properties fo:text-align="center"/>
      <style:text-properties fo:color="#000099" style:font-name="Century Schoolbook L" fo:font-size="18pt" style:font-size-asian="18pt" style:font-name-complex="Century Schoolbook L" style:font-size-complex="18pt"/>
    </style:style>
    <style:style style:name="P127" style:family="paragraph">
      <loext:graphic-properties draw:fill="solid" draw:fill-color="#ffffff"/>
      <style:paragraph-properties fo:text-align="center"/>
      <style:text-properties fo:color="#990000" style:font-name="Century Schoolbook L" fo:font-size="18pt" style:font-size-asian="18pt" style:font-name-complex="Century Schoolbook L" style:font-size-complex="18pt"/>
    </style:style>
    <style:style style:name="P128" style:family="paragraph">
      <loext:graphic-properties draw:fill="hatch" draw:fill-color="#33ff99" draw:fill-hatch-name="Black_20_45_20_Degrees" draw:fill-hatch-solid="false" draw:opacity="50%"/>
      <style:paragraph-properties fo:text-align="center"/>
      <style:text-properties style:font-name="Century Schoolbook L" fo:font-weight="bold" style:font-weight-asian="bold" style:font-weight-complex="bold"/>
    </style:style>
    <style:style style:name="P129" style:family="paragraph">
      <loext:graphic-properties draw:fill="none" draw:fill-color="#ffffff"/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color="#000000" style:font-name="Century Schoolbook L" fo:font-weight="normal" style:font-weight-asian="normal" style:font-weight-complex="normal" fo:hyphenate="false"/>
    </style:style>
    <style:style style:name="P130" style:family="paragraph">
      <loext:graphic-properties draw:fill="none" draw:fill-color="#ffffff"/>
      <style:paragraph-properties fo:margin-left="0in" fo:margin-right="0in" fo:margin-top="0in" fo:margin-bottom="0in" fo:line-height="100%" fo:text-align="center" fo:text-indent="0in" style:text-autospace="ideograph-alpha" style:punctuation-wrap="hanging" style:line-break="strict" style:writing-mode="lr-tb">
        <style:tab-stops/>
      </style:paragraph-properties>
      <style:text-properties fo:color="#000000" style:font-name="Century Schoolbook L" fo:font-weight="normal" style:font-weight-asian="normal" style:font-weight-complex="normal" fo:hyphenate="false"/>
    </style:style>
    <style:style style:name="P131" style:family="paragraph">
      <loext:graphic-properties draw:fill="solid" draw:fill-color="#ffff66" draw:opacity="100%"/>
    </style:style>
    <style:style style:name="P132" style:family="paragraph">
      <loext:graphic-properties draw:fill="none" draw:fill-color="#ffffff"/>
      <style:paragraph-properties fo:margin-left="0in" fo:margin-right="0in" fo:margin-top="0in" fo:margin-bottom="0in" fo:line-height="100%" fo:text-align="center" fo:text-indent="0in" style:text-autospace="ideograph-alpha" style:punctuation-wrap="hanging" style:line-break="strict" style:writing-mode="lr-tb">
        <style:tab-stops/>
      </style:paragraph-properties>
      <style:text-properties fo:color="#990000" style:font-name="Century Schoolbook L" fo:font-weight="normal" style:font-weight-asian="normal" style:font-weight-complex="normal" fo:hyphenate="false"/>
    </style:style>
    <style:style style:name="P133" style:family="paragraph">
      <loext:graphic-properties draw:fill="solid" draw:fill-color="#ffff66"/>
      <style:paragraph-properties fo:text-align="center"/>
      <style:text-properties style:font-name="Century Schoolbook L"/>
    </style:style>
    <style:style style:name="P134" style:family="paragraph">
      <loext:graphic-properties draw:fill="solid" draw:fill-color="#33ff99"/>
      <style:paragraph-properties fo:text-align="center"/>
      <style:text-properties style:font-name="Century Schoolbook L"/>
    </style:style>
    <style:style style:name="P135" style:family="paragraph">
      <loext:graphic-properties draw:fill="solid" draw:fill-color="#ffffff"/>
      <style:paragraph-properties fo:text-align="center"/>
      <style:text-properties style:font-name="Century Schoolbook L"/>
    </style:style>
    <style:style style:name="P136" style:family="paragraph">
      <loext:graphic-properties draw:fill="solid" draw:fill-color="#ffd320"/>
      <style:paragraph-properties fo:text-align="center"/>
      <style:text-properties style:font-name="Century Schoolbook L"/>
    </style:style>
    <style:style style:name="P137" style:family="paragraph">
      <loext:graphic-properties draw:fill="solid" draw:fill-color="#dddddd"/>
      <style:paragraph-properties fo:text-align="center"/>
      <style:text-properties style:font-name="Century Schoolbook L"/>
    </style:style>
    <style:style style:name="P138" style:family="paragraph">
      <loext:graphic-properties draw:fill="solid" draw:fill-color="#00ccff"/>
      <style:paragraph-properties fo:text-align="center"/>
      <style:text-properties style:font-name="Century Schoolbook L"/>
    </style:style>
    <style:style style:name="P139" style:family="paragraph">
      <loext:graphic-properties draw:fill="solid" draw:fill-color="#9999ff"/>
      <style:paragraph-properties fo:text-align="center"/>
      <style:text-properties style:font-name="Century Schoolbook L"/>
    </style:style>
    <style:style style:name="P140" style:family="paragraph">
      <loext:graphic-properties draw:fill="none" draw:fill-color="#ffffff"/>
      <style:paragraph-properties fo:margin-left="0in" fo:margin-right="0in" fo:margin-top="0in" fo:margin-bottom="0in" fo:line-height="100%" fo:text-align="center" fo:text-indent="0in" style:text-autospace="ideograph-alpha" style:punctuation-wrap="hanging" style:line-break="strict" style:writing-mode="lr-tb">
        <style:tab-stops/>
      </style:paragraph-properties>
      <style:text-properties fo:color="#000099" style:font-name="Century Schoolbook L" fo:font-size="10pt" fo:font-weight="bold" style:font-size-asian="10pt" style:font-weight-asian="bold" style:font-size-complex="10pt" style:font-weight-complex="bold" fo:hyphenate="false"/>
    </style:style>
    <style:style style:name="P141" style:family="paragraph">
      <loext:graphic-properties draw:fill="none" draw:fill-color="#ffffff"/>
      <style:paragraph-properties fo:margin-left="0in" fo:margin-right="0in" fo:margin-top="0in" fo:margin-bottom="0in" fo:line-height="100%" fo:text-align="center" fo:text-indent="0in" style:text-autospace="ideograph-alpha" style:punctuation-wrap="hanging" style:line-break="strict" style:writing-mode="lr-tb">
        <style:tab-stops/>
      </style:paragraph-properties>
      <style:text-properties fo:color="#800000" style:font-name="Century Schoolbook L" fo:font-size="10pt" fo:font-weight="bold" style:font-size-asian="10pt" style:font-weight-asian="bold" style:font-size-complex="10pt" style:font-weight-complex="bold" fo:hyphenate="false"/>
    </style:style>
    <style:style style:name="P142" style:family="paragraph">
      <loext:graphic-properties draw:fill-color="#eeeeee"/>
      <style:paragraph-properties fo:text-align="center"/>
      <style:text-properties style:font-name="Century Schoolbook L" fo:font-weight="normal" style:font-weight-asian="normal" style:font-weight-complex="normal"/>
    </style:style>
    <style:style style:name="P143" style:family="paragraph">
      <loext:graphic-properties draw:fill-color="#ffff99"/>
      <style:paragraph-properties fo:text-align="center"/>
      <style:text-properties style:font-name="Century Schoolbook L" fo:font-weight="normal" style:font-weight-asian="normal" style:font-weight-complex="normal"/>
    </style:style>
    <style:style style:name="P144" style:family="paragraph">
      <loext:graphic-properties draw:fill-color="#ffcc00"/>
      <style:paragraph-properties fo:text-align="center"/>
      <style:text-properties style:font-name="Century Schoolbook L" fo:font-weight="normal" style:font-weight-asian="normal" style:font-weight-complex="normal"/>
    </style:style>
    <style:style style:name="P145" style:family="paragraph">
      <loext:graphic-properties draw:fill-color="#ccff00"/>
      <style:paragraph-properties fo:text-align="center"/>
      <style:text-properties style:font-name="Century Schoolbook L" fo:font-weight="normal" style:font-weight-asian="normal" style:font-weight-complex="normal"/>
    </style:style>
    <style:style style:name="P146" style:family="paragraph">
      <loext:graphic-properties draw:fill="none" draw:fill-color="#ffffff"/>
      <style:paragraph-properties fo:margin-left="0in" fo:margin-right="0in" fo:margin-top="0in" fo:margin-bottom="0in" fo:line-height="100%" fo:text-align="center" fo:text-indent="0in" style:text-autospace="ideograph-alpha" style:punctuation-wrap="hanging" style:line-break="strict" style:writing-mode="lr-tb">
        <style:tab-stops/>
      </style:paragraph-properties>
      <style:text-properties style:font-name="Century Schoolbook L" fo:font-weight="normal" style:font-weight-asian="normal" style:font-weight-complex="normal" fo:hyphenate="false"/>
    </style:style>
    <style:style style:name="T1" style:family="text">
      <style:text-properties officeooo:rsid="01f0de60"/>
    </style:style>
    <style:style style:name="T2" style:family="text">
      <style:text-properties fo:color="#990000"/>
    </style:style>
    <style:style style:name="T3" style:family="text">
      <style:text-properties fo:color="#990000" fo:font-weight="bold" style:font-weight-asian="bold" style:font-weight-complex="bold"/>
    </style:style>
    <style:style style:name="T4" style:family="text">
      <style:text-properties fo:color="#800000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7" style:family="text">
      <style:text-properties officeooo:rsid="020152c9"/>
    </style:style>
    <style:style style:name="T8" style:family="text">
      <style:text-properties officeooo:rsid="020d4016"/>
    </style:style>
    <style:style style:name="T9" style:family="text">
      <style:text-properties fo:color="#000099"/>
    </style:style>
    <style:style style:name="T10" style:family="text">
      <style:text-properties fo:color="#000099" fo:font-weight="bold" style:font-weight-asian="bold" style:font-weight-complex="bold"/>
    </style:style>
    <style:style style:name="T11" style:family="text">
      <style:text-properties fo:color="#000099" officeooo:rsid="022e09d9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officeooo:rsid="02100e3c"/>
    </style:style>
    <style:style style:name="T14" style:family="text"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15" style:family="text">
      <style:text-properties officeooo:rsid="0216037c"/>
    </style:style>
    <style:style style:name="T16" style:family="text">
      <style:text-properties officeooo:rsid="0218fd92"/>
    </style:style>
    <style:style style:name="T17" style:family="text">
      <style:text-properties officeooo:rsid="022e09d9"/>
    </style:style>
    <style:style style:name="T18" style:family="text">
      <style:text-properties officeooo:rsid="022fc629"/>
    </style:style>
    <style:style style:name="T19" style:family="text">
      <style:text-properties officeooo:rsid="02358d93"/>
    </style:style>
    <style:style style:name="T20" style:family="text">
      <style:text-properties fo:font-size="6pt" style:font-size-asian="6pt" style:font-size-complex="6pt"/>
    </style:style>
    <style:style style:name="T21" style:family="text">
      <style:text-properties officeooo:rsid="024d3045"/>
    </style:style>
    <style:style style:name="T22" style:family="text">
      <style:text-properties officeooo:rsid="024e3eb6"/>
    </style:style>
    <style:style style:name="T23" style:family="text">
      <style:text-properties officeooo:rsid="025bf357"/>
    </style:style>
    <style:style style:name="T24" style:family="text">
      <style:text-properties officeooo:rsid="025d5803"/>
    </style:style>
    <style:style style:name="T25" style:family="text">
      <style:text-properties fo:color="#000000" style:font-name="Century Schoolbook L" fo:font-size="24pt" fo:font-weight="bold" style:font-size-asian="24pt" style:font-weight-asian="bold" style:font-name-complex="Century Schoolbook L" style:font-size-complex="24pt" style:font-weight-complex="bold"/>
    </style:style>
    <style:style style:name="T26" style:family="text">
      <style:text-properties fo:color="#990000" style:font-name="Century Schoolbook L" fo:font-size="14pt" style:font-size-asian="14pt" style:font-size-complex="14pt"/>
    </style:style>
    <style:style style:name="T27" style:family="text">
      <style:text-properties fo:color="#990000" style:font-name="Century Schoolbook L" fo:font-size="14pt" fo:font-weight="normal" style:font-size-asian="14pt" style:font-weight-asian="normal" style:font-size-complex="14pt" style:font-weight-complex="normal"/>
    </style:style>
    <style:style style:name="T28" style:family="text">
      <style:text-properties style:font-name="Century Schoolbook L" fo:font-size="14pt" style:font-size-asian="14pt" style:font-size-complex="14pt"/>
    </style:style>
    <style:style style:name="T29" style:family="text">
      <style:text-properties fo:color="#990000" style:font-name="Century Schoolbook L" fo:font-size="12pt" fo:font-weight="bold" style:font-size-asian="12pt" style:font-weight-asian="bold" style:font-size-complex="12pt" style:font-weight-complex="bold"/>
    </style:style>
    <style:style style:name="T30" style:family="text">
      <style:text-properties style:font-name="Century Schoolbook L" fo:font-size="12pt" fo:font-weight="bold" style:font-size-asian="12pt" style:font-weight-asian="bold" style:font-size-complex="12pt" style:font-weight-complex="bold"/>
    </style:style>
    <style:style style:name="T31" style:family="text">
      <style:text-properties fo:color="#000099" style:font-name="Century Schoolbook L" fo:font-size="12pt" fo:font-weight="bold" style:font-size-asian="12pt" style:font-weight-asian="bold" style:font-size-complex="12pt" style:font-weight-complex="bold"/>
    </style:style>
    <style:style style:name="T32" style:family="text">
      <style:text-properties fo:color="#000000" style:font-name="Century Schoolbook L" fo:font-size="16pt" fo:font-weight="bold" style:font-size-asian="16pt" style:font-weight-asian="bold" style:font-name-complex="Century Schoolbook L" style:font-size-complex="16pt" style:font-weight-complex="bold"/>
    </style:style>
    <style:style style:name="T33" style:family="text">
      <style:text-properties fo:color="#000000" style:font-name="Century Schoolbook L" fo:font-size="16pt" style:font-size-asian="16pt" style:font-name-complex="Century Schoolbook L" style:font-size-complex="16pt"/>
    </style:style>
    <style:style style:name="T34" style:family="text">
      <style:text-properties style:font-name="Century Schoolbook L" fo:font-weight="bold" style:font-weight-asian="bold" style:font-weight-complex="bold"/>
    </style:style>
    <style:style style:name="T35" style:family="text">
      <style:text-properties style:font-name="Century Schoolbook L" fo:font-size="6pt" fo:font-weight="normal" style:font-size-asian="6pt" style:font-weight-asian="normal" style:font-size-complex="6pt" style:font-weight-complex="normal"/>
    </style:style>
    <style:style style:name="T36" style:family="text">
      <style:text-properties style:font-name="Century Schoolbook L" fo:font-weight="normal" style:font-weight-asian="normal" style:font-weight-complex="normal"/>
    </style:style>
    <style:style style:name="T37" style:family="text">
      <style:text-properties style:font-name="Century Schoolbook L" fo:font-size="15pt" fo:font-weight="bold" style:font-size-asian="13pt" style:font-weight-asian="bold" style:font-size-complex="15pt" style:font-weight-complex="bold"/>
    </style:style>
    <style:style style:name="T38" style:family="text">
      <style:text-properties style:font-name="Century Schoolbook L" style:text-underline-style="none" fo:font-weight="normal" style:font-weight-asian="normal" style:font-weight-complex="normal"/>
    </style:style>
    <style:style style:name="T39" style:family="text">
      <style:text-properties style:font-name="Century Schoolbook L" style:text-underline-style="solid" style:text-underline-width="auto" style:text-underline-color="font-color" fo:font-weight="normal" style:font-weight-asian="normal" style:font-weight-complex="normal"/>
    </style:style>
    <style:style style:name="T40" style:family="text">
      <style:text-properties fo:color="#990000" style:font-name="Century Schoolbook L" style:text-underline-style="none" fo:font-weight="normal" style:font-weight-asian="normal" style:font-weight-complex="normal"/>
    </style:style>
    <style:style style:name="T41" style:family="text">
      <style:text-properties style:font-name="Century Schoolbook L" style:text-underline-style="none" fo:font-weight="bold" style:font-weight-asian="bold" style:font-weight-complex="bold"/>
    </style:style>
    <style:style style:name="T42" style:family="text">
      <style:text-properties style:font-name="Century Schoolbook L"/>
    </style:style>
    <style:style style:name="T43" style:family="text">
      <style:text-properties style:font-name="Century Schoolbook L" fo:font-size="10pt" fo:font-weight="bold" style:font-size-asian="10pt" style:font-weight-asian="bold" style:font-size-complex="10pt" style:font-weight-complex="bold"/>
    </style:style>
    <style:style style:name="T44" style:family="text">
      <style:text-properties style:font-name="Century Schoolbook L" fo:font-size="8pt" fo:font-weight="bold" style:font-size-asian="6pt" style:font-weight-asian="bold" style:font-size-complex="8pt" style:font-weight-complex="bold"/>
    </style:style>
    <style:style style:name="T45" style:family="text">
      <style:text-properties style:font-name="Century Schoolbook L" fo:font-size="10pt" fo:font-weight="bold" style:font-size-asian="8pt" style:font-weight-asian="bold" style:font-size-complex="10pt" style:font-weight-complex="bold"/>
    </style:style>
    <style:style style:name="T46" style:family="text">
      <style:text-properties fo:color="#000099" style:font-name="Century Schoolbook L"/>
    </style:style>
    <style:style style:name="T47" style:family="text">
      <style:text-properties fo:color="#000099" style:font-name="Century Schoolbook L" fo:font-weight="bold" style:font-weight-asian="bold" style:font-weight-complex="bold"/>
    </style:style>
    <style:style style:name="T48" style:family="text">
      <style:text-properties fo:color="#006600" style:font-name="Century Schoolbook L" style:text-underline-style="none" fo:font-weight="bold" style:font-weight-asian="bold" style:font-weight-complex="bold"/>
    </style:style>
    <style:style style:name="T49" style:family="text">
      <style:text-properties fo:color="#006600" style:font-name="Century Schoolbook L" fo:font-size="6pt" style:text-underline-style="none" fo:font-weight="bold" style:font-size-asian="6pt" style:font-weight-asian="bold" style:font-size-complex="6pt" style:font-weight-complex="bold"/>
    </style:style>
    <style:style style:name="T50" style:family="text">
      <style:text-properties fo:color="#006600" style:font-name="Century Schoolbook L" fo:font-weight="normal" style:font-weight-asian="normal" style:font-weight-complex="normal"/>
    </style:style>
    <style:style style:name="T51" style:family="text">
      <style:text-properties fo:color="#006600" style:font-name="Century Schoolbook L" fo:font-size="10pt" fo:font-weight="normal" style:font-size-asian="10pt" style:font-weight-asian="normal" style:font-size-complex="10pt" style:font-weight-complex="normal"/>
    </style:style>
    <style:style style:name="T52" style:family="text">
      <style:text-properties fo:color="#000099" style:font-name="Century Schoolbook L" style:text-underline-style="none" fo:font-weight="bold" style:font-weight-asian="bold" style:font-weight-complex="bold"/>
    </style:style>
    <style:style style:name="T53" style:family="text">
      <style:text-properties fo:color="#000099" style:font-name="Century Schoolbook L" fo:font-size="6pt" style:text-underline-style="none" fo:font-weight="bold" style:font-size-asian="6pt" style:font-weight-asian="bold" style:font-size-complex="6pt" style:font-weight-complex="bold"/>
    </style:style>
    <style:style style:name="T54" style:family="text">
      <style:text-properties fo:color="#000099" style:font-name="Century Schoolbook L" fo:font-weight="normal" style:font-weight-asian="normal" style:font-weight-complex="normal"/>
    </style:style>
    <style:style style:name="T55" style:family="text">
      <style:text-properties fo:color="#990000" style:font-name="Century Schoolbook L" fo:font-weight="normal" style:font-weight-asian="normal" style:font-weight-complex="normal"/>
    </style:style>
    <style:style style:name="T56" style:family="text">
      <style:text-properties fo:color="#000099" style:font-name="Century Schoolbook L" fo:font-size="10pt" fo:font-weight="normal" style:font-size-asian="10pt" style:font-weight-asian="normal" style:font-size-complex="10pt" style:font-weight-complex="normal"/>
    </style:style>
    <style:style style:name="T57" style:family="text">
      <style:text-properties fo:color="#000099" style:font-name="Century Schoolbook L" fo:font-size="18pt" style:font-size-asian="18pt" style:font-name-complex="Century Schoolbook L" style:font-size-complex="18pt"/>
    </style:style>
    <style:style style:name="T58" style:family="text">
      <style:text-properties fo:color="#000099" style:text-position="33% 58%" style:font-name="Century Schoolbook L" fo:font-size="18pt" style:font-size-asian="18pt" style:font-name-complex="Century Schoolbook L" style:font-size-complex="18pt"/>
    </style:style>
    <style:style style:name="T59" style:family="text">
      <style:text-properties fo:color="#990000" style:font-name="Century Schoolbook L" fo:font-size="18pt" style:font-size-asian="18pt" style:font-name-complex="Century Schoolbook L" style:font-size-complex="18pt"/>
    </style:style>
    <style:style style:name="T60" style:family="text">
      <style:text-properties fo:color="#990000" style:text-position="33% 58%" style:font-name="Century Schoolbook L" fo:font-size="18pt" style:font-size-asian="18pt" style:font-name-complex="Century Schoolbook L" style:font-size-complex="18pt"/>
    </style:style>
    <style:style style:name="T61" style:family="text">
      <style:text-properties fo:color="#000000" style:font-name="Century Schoolbook L" fo:font-weight="normal" style:font-weight-asian="normal" style:font-weight-complex="normal"/>
    </style:style>
    <style:style style:name="T62" style:family="text">
      <style:text-properties fo:color="#990000" style:font-name="Century Schoolbook L" fo:font-size="10pt" fo:font-weight="normal" style:font-size-asian="8pt" style:font-weight-asian="normal" style:font-size-complex="10pt" style:font-weight-complex="normal"/>
    </style:style>
    <style:style style:name="T63" style:family="text">
      <style:text-properties fo:color="#000099" style:font-name="Century Schoolbook L" fo:font-size="14pt" style:font-size-asian="14pt" style:font-name-complex="Century Schoolbook L" style:font-size-complex="14pt"/>
    </style:style>
    <style:style style:name="T64" style:family="text">
      <style:text-properties fo:color="#000099" style:text-position="33% 58%" style:font-name="Century Schoolbook L" fo:font-size="14pt" style:font-size-asian="14pt" style:font-name-complex="Century Schoolbook L" style:font-size-complex="14pt"/>
    </style:style>
    <style:style style:name="T65" style:family="text">
      <style:text-properties fo:color="#000099" style:font-name="Century Schoolbook L" fo:font-size="10pt" fo:font-weight="bold" style:font-size-asian="10pt" style:font-weight-asian="bold" style:font-size-complex="10pt" style:font-weight-complex="bold"/>
    </style:style>
    <style:style style:name="T66" style:family="text">
      <style:text-properties fo:color="#800000" style:font-name="Century Schoolbook L" fo:font-size="10pt" fo:font-weight="bold" style:font-size-asian="10pt" style:font-weight-asian="bold" style:font-size-complex="10pt" style:font-weight-complex="bold"/>
    </style:style>
    <style:style style:name="gr1" style:family="graphic">
      <style:graphic-properties draw:stroke="none" svg:stroke-color="#000000" draw:fill="none" draw:fill-color="#ffffff" draw:textarea-vertical-align="middle" fo:min-height="0.563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draw:stroke-dash="Ultrafine_20_Dashed" svg:stroke-width="0.0201in" svg:stroke-color="#000000" draw:marker-start-width="0.1689in" draw:marker-end-width="0.1689in" draw:fill="solid" draw:fill-color="#ffff99" draw:textarea-vertical-align="middle" fo:min-height="0.3362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draw:stroke-dash="Ultrafine_20_Dashed" svg:stroke-width="0.0201in" svg:stroke-color="#000000" draw:marker-start-width="0.1689in" draw:marker-end-width="0.1689in" draw:fill="solid" draw:fill-color="#ffff99" draw:textarea-vertical-align="middle" fo:min-height="0.359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25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draw:textarea-vertical-align="middle" fo:min-height="0.481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solid" svg:stroke-width="0.0201in" svg:stroke-color="#000000" draw:marker-start-width="0.1689in" draw:marker-end-width="0.1689in" draw:fill="solid" draw:fill-color="#99ff66" draw:textarea-vertical-align="middle" fo:min-height="0.3402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textarea-vertical-align="middle" draw:auto-grow-height="false" fo:min-height="0.5555in" fo:min-width="0.526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color="#000000" draw:fill="none" draw:fill-color="#ffffff" fo:min-height="0.46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svg:stroke-width="0.0201in" svg:stroke-color="#990000" draw:marker-start-width="0.1689in" draw:marker-end="Arrow_20_concave" draw:marker-end-width="0.1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solid" draw:stroke-dash="Ultrafine_20_Dashed" svg:stroke-width="0.0201in" svg:stroke-color="#000000" draw:marker-start-width="0.1689in" draw:marker-end-width="0.1689in" draw:fill="solid" draw:fill-color="#ffff99" draw:textarea-vertical-align="middle" fo:min-height="0.3362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solid" svg:stroke-width="0.0201in" svg:stroke-color="#000000" draw:marker-start-width="0.1689in" draw:marker-end-width="0.1689in" draw:fill="solid" draw:fill-color="#99ff66" draw:textarea-vertical-align="middle" fo:min-height="0.3402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stroke="solid" svg:stroke-width="0.0201in" svg:stroke-color="#000000" draw:marker-start-width="0.1689in" draw:marker-end-width="0.1689in" draw:fill="solid" draw:fill-color="#eeeeee" draw:textarea-vertical-align="middle" fo:min-height="0.2492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svg:stroke-width="0.0201in" svg:stroke-color="#000099" draw:marker-start="Arrow_20_concave" draw:marker-start-width="0.1in" draw:marker-end="Arrow_20_concave" draw:marker-end-width="0.1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stroke="none" svg:stroke-color="#000000" draw:fill="none" draw:fill-color="#ffffff" fo:min-height="1.167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svg:stroke-width="0.0201in" svg:stroke-color="#000000" draw:marker-start-width="0.1689in" draw:marker-end-width="0.1689in" draw:fill-color="#eeeeee" draw:textarea-horizontal-align="justify" draw:textarea-vertical-align="middle" draw:auto-grow-height="false" fo:min-height="0.1819in" fo:min-width="0.5083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draw:stroke="none" svg:stroke-width="0.0201in" svg:stroke-color="#000000" draw:marker-start-width="0.1689in" draw:marker-end-width="0.1689in" draw:fill="none" draw:fill-color="#ffffff" draw:textarea-horizontal-align="justify" draw:textarea-vertical-align="middle" draw:auto-grow-height="false" fo:min-height="0.1819in" fo:min-width="0.2654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svg:stroke-width="0.0201in" svg:stroke-color="#000000" draw:marker-start-width="0.1689in" draw:marker-end-width="0.1689in" draw:fill="hatch" draw:fill-color="#ccff00" draw:fill-hatch-name="Black_20_45_20_Degrees" draw:textarea-horizontal-align="justify" draw:textarea-vertical-align="middle" draw:auto-grow-height="false" fo:min-height="0.1819in" fo:min-width="0.5083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draw:stroke="none" svg:stroke-width="0.0201in" svg:stroke-color="#000000" draw:marker-start-width="0.1689in" draw:marker-end-width="0.1689in" draw:fill="none" draw:fill-color="#ffffff" draw:textarea-horizontal-align="justify" draw:textarea-vertical-align="middle" draw:auto-grow-height="false" fo:min-height="0.2417in" fo:min-width="0.5016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9" style:family="graphic">
      <style:graphic-properties draw:stroke="none" svg:stroke-width="0.0201in" svg:stroke-color="#000000" draw:marker-start-width="0.1689in" draw:marker-end-width="0.1689in" draw:fill="none" draw:fill-color="#ffffff" draw:textarea-horizontal-align="justify" draw:textarea-vertical-align="middle" draw:auto-grow-height="false" fo:min-height="0.8126in" fo:min-width="2.1472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0" style:family="graphic">
      <style:graphic-properties svg:stroke-width="0.0201in" svg:stroke-color="#000099" draw:marker-start-width="0.1689in" draw:marker-end="Arrow_20_concave" draw:marker-end-width="0.1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1" style:family="graphic">
      <style:graphic-properties svg:stroke-width="0.0201in" svg:stroke-color="#000000" draw:marker-start-width="0.1689in" draw:marker-end-width="0.1689in" draw:fill-color="#eeeeee" draw:textarea-horizontal-align="justify" draw:textarea-vertical-align="middle" draw:auto-grow-height="false" fo:min-height="0.5638in" fo:min-width="1.0083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2" style:family="graphic">
      <style:graphic-properties svg:stroke-width="0.0201in" svg:stroke-color="#000000" draw:marker-start-width="0.1689in" draw:marker-end-width="0.1689in" draw:fill-color="#ffff99" draw:textarea-horizontal-align="justify" draw:textarea-vertical-align="middle" draw:auto-grow-height="false" fo:min-height="1.0429in" fo:min-width="1.0083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3" style:family="graphic">
      <style:graphic-properties draw:stroke="none" svg:stroke-width="0.0201in" svg:stroke-color="#000000" draw:marker-start-width="0.1689in" draw:marker-end-width="0.1689in" draw:fill="none" draw:fill-color="#ffffff" draw:textarea-horizontal-align="justify" draw:textarea-vertical-align="middle" draw:auto-grow-height="false" fo:min-height="0.1819in" fo:min-width="0.5291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4" style:family="graphic">
      <style:graphic-properties svg:stroke-width="0.0201in" svg:stroke-color="#000000" draw:marker-start-width="0.1689in" draw:marker-end-width="0.1689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5" style:family="graphic">
      <style:graphic-properties draw:stroke="none" svg:stroke-color="#000000" draw:fill="none" draw:fill-color="#ffffff" draw:textarea-vertical-align="middle" fo:min-height="0.937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6" style:family="graphic">
      <style:graphic-properties draw:stroke="none" svg:stroke-width="0.0201in" svg:stroke-color="#000000" draw:marker-start-width="0.1689in" draw:marker-end-width="0.1689in" draw:fill="none" draw:fill-color="#ffffff" draw:textarea-horizontal-align="justify" draw:textarea-vertical-align="middle" draw:auto-grow-height="false" fo:min-height="0.3626in" fo:min-width="1.0016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7" style:family="graphic">
      <style:graphic-properties svg:stroke-width="0.0201in" svg:stroke-color="#000099" draw:marker-start="Circle" draw:marker-start-width="0.1in" draw:marker-end="Arrow_20_concave" draw:marker-end-width="0.1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8" style:family="graphic">
      <style:graphic-properties draw:stroke="none" svg:stroke-width="0.0201in" svg:stroke-color="#000000" draw:marker-start-width="0.1689in" draw:marker-end-width="0.1689in" draw:fill="none" draw:fill-color="#ffffff" draw:textarea-horizontal-align="justify" draw:textarea-vertical-align="middle" draw:auto-grow-height="false" fo:min-height="0.2291in" fo:min-width="1.439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9" style:family="graphic">
      <style:graphic-properties draw:stroke="none" svg:stroke-width="0.0201in" svg:stroke-color="#000000" draw:marker-start-width="0.1689in" draw:marker-end-width="0.1689in" draw:fill="none" draw:fill-color="#ffffff" draw:textarea-horizontal-align="justify" draw:textarea-vertical-align="middle" draw:auto-grow-height="false" fo:min-height="0.2291in" fo:min-width="2.4047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0" style:family="graphic">
      <style:graphic-properties svg:stroke-width="0.0201in" svg:stroke-color="#000000" draw:marker-start-width="0.1689in" draw:marker-end="Arrow_20_concave" draw:marker-end-width="0.1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1" style:family="graphic">
      <style:graphic-properties draw:stroke="none" svg:stroke-color="#000000" draw:fill="none" draw:fill-color="#ffffff" draw:textarea-vertical-align="middle" fo:min-height="0.430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2" style:family="graphic">
      <style:graphic-properties svg:stroke-width="0.0201in" draw:marker-start-width="0.1689in" draw:marker-end="Arrow_20_concave" draw:marker-end-width="0.1689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3" style:family="graphic">
      <style:graphic-properties draw:stroke="none" svg:stroke-color="#000000" draw:fill="none" draw:fill-color="#ffffff" fo:min-height="0.230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4" style:family="graphic">
      <style:graphic-properties svg:stroke-width="0.0201in" svg:stroke-color="#000000" draw:marker-start-width="0.1689in" draw:marker-end-width="0.1689in" draw:fill-color="#eeeeee" draw:textarea-horizontal-align="justify" draw:textarea-vertical-align="middle" draw:auto-grow-height="false" fo:min-height="0.5638in" fo:min-width="0.5937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5" style:family="graphic">
      <style:graphic-properties svg:stroke-width="0.0201in" svg:stroke-color="#000000" draw:marker-start-width="0.1689in" draw:marker-end-width="0.1689in" draw:fill-color="#ffff99" draw:textarea-horizontal-align="justify" draw:textarea-vertical-align="middle" draw:auto-grow-height="false" fo:min-height="1.0429in" fo:min-width="0.5937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6" style:family="graphic">
      <style:graphic-properties draw:stroke="none" svg:stroke-width="0.0201in" svg:stroke-color="#000000" draw:marker-start-width="0.1689in" draw:marker-end-width="0.1689in" draw:fill="none" draw:fill-color="#ffffff" draw:textarea-horizontal-align="justify" draw:textarea-vertical-align="middle" draw:auto-grow-height="false" fo:min-height="0.3626in" fo:min-width="0.5937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7" style:family="graphic">
      <style:graphic-properties draw:stroke="none" svg:stroke-width="0.0201in" svg:stroke-color="#000000" draw:marker-start-width="0.1689in" draw:marker-end-width="0.1689in" draw:fill="none" draw:fill-color="#ffffff" draw:textarea-horizontal-align="justify" draw:textarea-vertical-align="middle" draw:auto-grow-height="false" fo:min-height="1.0307in" fo:min-width="3.7563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8" style:family="graphic">
      <style:graphic-properties svg:stroke-width="0.0201in" svg:stroke-color="#000000" draw:marker-start-width="0.1689in" draw:marker-end-width="0.1689in" draw:fill-color="#ffcc00" draw:textarea-horizontal-align="justify" draw:textarea-vertical-align="middle" draw:auto-grow-height="false" fo:min-height="0.5638in" fo:min-width="0.5937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9" style:family="graphic">
      <style:graphic-properties svg:stroke-width="0.0201in" svg:stroke-color="#000000" draw:marker-start-width="0.1689in" draw:marker-end-width="0.1689in" draw:fill="hatch" draw:fill-color="#ffffff" draw:fill-hatch-name="Black_20_45_20_Degrees" draw:textarea-horizontal-align="justify" draw:textarea-vertical-align="middle" draw:auto-grow-height="false" fo:min-height="0.2244in" fo:min-width="0.5937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0" style:family="graphic">
      <style:graphic-properties draw:stroke="none" svg:stroke-color="#000000" draw:fill="none" draw:fill-color="#ffffff" draw:textarea-vertical-align="middle" fo:min-height="0.58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1" style:family="graphic">
      <style:graphic-properties svg:stroke-width="0.0201in" svg:stroke-color="#000000" draw:marker-start-width="0.1689in" draw:marker-end-width="0.1689in" draw:fill-color="#ffffff" draw:textarea-horizontal-align="justify" draw:textarea-vertical-align="middle" draw:auto-grow-height="false" fo:min-height="0.122in" fo:min-width="0.5937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2" style:family="graphic">
      <style:graphic-properties draw:stroke="none" svg:stroke-color="#000000" draw:fill="solid" draw:fill-color="#ffffff" draw:textarea-vertical-align="middle" fo:min-height="0.723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3" style:family="graphic">
      <style:graphic-properties draw:stroke="none" svg:stroke-color="#000000" draw:fill="none" draw:fill-color="#ffffff" draw:textarea-vertical-align="middle" fo:min-height="0.46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4" style:family="graphic">
      <style:graphic-properties svg:stroke-width="0.0201in" svg:stroke-color="#000000" draw:marker-start-width="0.1689in" draw:marker-end-width="0.1689in" draw:fill-color="#33ff99" draw:textarea-horizontal-align="justify" draw:textarea-vertical-align="middle" draw:auto-grow-height="false" fo:min-height="0.5638in" fo:min-width="0.5937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5" style:family="graphic">
      <style:graphic-properties svg:stroke-width="0.0201in" svg:stroke-color="#000000" draw:marker-start-width="0.1689in" draw:marker-end-width="0.1689in" draw:fill-color="#ffffff" draw:textarea-horizontal-align="justify" draw:textarea-vertical-align="middle" draw:auto-grow-height="false" fo:min-height="0.5638in" fo:min-width="0.5937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6" style:family="graphic">
      <style:graphic-properties draw:stroke="none" svg:stroke-width="0.0201in" svg:stroke-color="#000000" draw:marker-start-width="0.1689in" draw:marker-end-width="0.1689in" draw:fill="none" draw:fill-color="#ffffff" draw:textarea-horizontal-align="justify" draw:textarea-vertical-align="middle" draw:auto-grow-height="false" fo:min-height="0.1819in" fo:min-width="0.7134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7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48" style:family="graphic">
      <style:graphic-properties svg:stroke-width="0.0201in" svg:stroke-color="#000000" draw:marker-start-width="0.1689in" draw:marker-end-width="0.1689in" draw:fill-color="#ffffff" draw:textarea-horizontal-align="justify" draw:textarea-vertical-align="middle" draw:auto-grow-height="false" fo:min-height="0.122in" fo:min-width="0.5937in" fo:padding-top="0.0098in" fo:padding-bottom="0.0098in" fo:padding-left="0.0098in" fo:padding-right="0.0098in" style:run-through="foreground"/>
    </style:style>
    <style:style style:name="gr49" style:family="graphic">
      <style:graphic-properties draw:stroke="none" svg:stroke-color="#000000" draw:fill="solid" draw:fill-color="#ffffff" draw:textarea-vertical-align="middle" fo:min-height="0.7236in" style:run-through="foreground"/>
    </style:style>
    <style:style style:name="gr50" style:family="graphic">
      <style:graphic-properties svg:stroke-width="0.0201in" svg:stroke-color="#000000" draw:marker-start-width="0.1689in" draw:marker-end-width="0.1689in" draw:fill-color="#ffffff" draw:textarea-horizontal-align="justify" draw:textarea-vertical-align="middle" draw:auto-grow-height="false" fo:min-height="0.5638in" fo:min-width="0.5937in" fo:padding-top="0.0098in" fo:padding-bottom="0.0098in" fo:padding-left="0.0098in" fo:padding-right="0.0098in" style:run-through="foreground"/>
    </style:style>
    <style:style style:name="gr51" style:family="graphic">
      <style:graphic-properties draw:stroke="none" svg:stroke-width="0.0201in" svg:stroke-color="#000000" draw:marker-start-width="0.1689in" draw:marker-end-width="0.1689in" draw:fill="none" draw:fill-color="#ffffff" draw:textarea-horizontal-align="justify" draw:textarea-vertical-align="middle" draw:auto-grow-height="false" fo:min-height="0.1819in" fo:min-width="0.7134in" fo:padding-top="0.0098in" fo:padding-bottom="0.0098in" fo:padding-left="0.0098in" fo:padding-right="0.0098in" style:run-through="foreground"/>
    </style:style>
    <style:style style:name="gr52" style:family="graphic">
      <style:graphic-properties draw:stroke="none" svg:stroke-width="0.0201in" svg:stroke-color="#000000" draw:marker-start-width="0.1689in" draw:marker-end-width="0.1689in" draw:fill="none" draw:fill-color="#ffffff" draw:textarea-horizontal-align="justify" draw:textarea-vertical-align="middle" draw:auto-grow-height="false" fo:min-height="0.1819in" fo:min-width="0.7134in" fo:padding-top="0.0098in" fo:padding-bottom="0.0098in" fo:padding-left="0.0098in" fo:padding-right="0.0098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53" style:family="graphic">
      <style:graphic-properties svg:stroke-width="0.0201in" svg:stroke-color="#000000" draw:marker-start-width="0.1689in" draw:marker-end-width="0.1689in" draw:fill-color="#ffffff" draw:textarea-horizontal-align="justify" draw:textarea-vertical-align="middle" draw:auto-grow-height="false" fo:min-height="0.5638in" fo:min-width="0.5937in" fo:padding-top="0.0098in" fo:padding-bottom="0.0098in" fo:padding-left="0.0098in" fo:padding-right="0.0098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54" style:family="graphic">
      <style:graphic-properties svg:stroke-width="0.0201in" svg:stroke-color="#000000" draw:marker-start-width="0.1689in" draw:marker-end-width="0.1689in" draw:fill-color="#ffff66" draw:textarea-horizontal-align="justify" draw:textarea-vertical-align="middle" draw:auto-grow-height="false" fo:min-height="0.5638in" fo:min-width="0.5937in" fo:padding-top="0.0098in" fo:padding-bottom="0.0098in" fo:padding-left="0.0098in" fo:padding-right="0.0098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55" style:family="graphic">
      <style:graphic-properties svg:stroke-width="0.0201in" svg:stroke-color="#000000" draw:marker-start-width="0.1689in" draw:marker-end-width="0.1689in" draw:fill-color="#33ff99" draw:textarea-horizontal-align="justify" draw:textarea-vertical-align="middle" draw:auto-grow-height="false" fo:min-height="0.5638in" fo:min-width="0.5937in" fo:padding-top="0.0098in" fo:padding-bottom="0.0098in" fo:padding-left="0.0098in" fo:padding-right="0.0098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56" style:family="graphic">
      <style:graphic-properties svg:stroke-width="0.0201in" svg:stroke-color="#000000" draw:marker-start-width="0.1689in" draw:marker-end-width="0.1689in" draw:fill-color="#ffffff" draw:textarea-horizontal-align="justify" draw:textarea-vertical-align="middle" draw:auto-grow-height="false" fo:min-height="0.122in" fo:min-width="0.5937in" fo:padding-top="0.0098in" fo:padding-bottom="0.0098in" fo:padding-left="0.0098in" fo:padding-right="0.0098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57" style:family="graphic">
      <style:graphic-properties draw:stroke="none" svg:stroke-color="#000000" draw:fill="solid" draw:fill-color="#ffffff" draw:textarea-vertical-align="middle" fo:min-height="0.7236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58" style:family="graphic">
      <style:graphic-properties draw:stroke="none" svg:stroke-color="#000000" draw:fill="none" draw:fill-color="#ffffff" draw:textarea-vertical-align="middle" fo:min-height="0.2161in" style:run-through="foreground"/>
    </style:style>
    <style:style style:name="gr59" style:family="graphic">
      <style:graphic-properties svg:stroke-width="0.0201in" svg:stroke-color="#000099" draw:marker-start-width="0.1689in" draw:marker-end="Arrow_20_concave" draw:marker-end-width="0.1in" draw:textarea-horizontal-align="center" draw:textarea-vertical-align="middle" fo:padding-top="0.0098in" fo:padding-bottom="0.0098in" fo:padding-left="0.0098in" fo:padding-right="0.0098in" style:run-through="foreground"/>
    </style:style>
    <style:style style:name="gr60" style:family="graphic">
      <style:graphic-properties draw:stroke="none" svg:stroke-color="#000000" draw:fill="none" draw:fill-color="#ffffff" draw:textarea-vertical-align="middle" fo:min-height="0.2161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61" style:family="graphic">
      <style:graphic-properties svg:stroke-width="0.0201in" svg:stroke-color="#000099" draw:marker-start-width="0.1689in" draw:marker-end="Arrow_20_concave" draw:marker-end-width="0.1in" draw:textarea-horizontal-align="center" draw:textarea-vertical-align="middle" fo:padding-top="0.0098in" fo:padding-bottom="0.0098in" fo:padding-left="0.0098in" fo:padding-right="0.0098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62" style:family="graphic">
      <style:graphic-properties draw:stroke="none" svg:stroke-color="#000000" draw:fill="none" draw:fill-color="#ffffff" draw:textarea-vertical-align="middle" fo:min-height="0.4602in" style:run-through="foreground"/>
    </style:style>
    <style:style style:name="gr63" style:family="graphic">
      <style:graphic-properties draw:stroke="none" draw:stroke-dash="Ultrafine_20_Dashed" svg:stroke-width="0.0201in" svg:stroke-color="#006600" draw:marker-start-width="0.1689in" draw:marker-end-width="0.1689in" draw:fill="none" draw:fill-color="#ffffff" draw:textarea-vertical-align="middle" fo:min-height="1.9618in" fo:padding-top="0.0098in" fo:padding-bottom="0.0098in" fo:padding-left="0.0098in" fo:padding-right="0.0098in" style:run-through="foreground"/>
    </style:style>
    <style:style style:name="gr64" style:family="graphic">
      <style:graphic-properties draw:stroke="none" svg:stroke-color="#000000" draw:fill="none" draw:fill-color="#ffffff" draw:textarea-vertical-align="middle" fo:min-height="0.2307in" style:run-through="foreground"/>
    </style:style>
    <style:style style:name="gr65" style:family="graphic">
      <style:graphic-properties svg:stroke-width="0.0201in" svg:stroke-color="#000099" draw:marker-start-width="0.1689in" draw:marker-end-width="0.1689in" draw:fill="none" draw:textarea-vertical-align="middle" draw:auto-grow-height="false" fo:min-height="1.3035in" fo:min-width="0.1252in" fo:padding-top="0.0098in" fo:padding-bottom="0.0098in" fo:padding-left="0.0098in" fo:padding-right="0.0098in" style:run-through="foreground"/>
    </style:style>
    <style:style style:name="gr66" style:family="graphic">
      <style:graphic-properties draw:stroke="dash" draw:stroke-dash="Ultrafine_20_Dashed" svg:stroke-width="0.0201in" svg:stroke-color="#000000" draw:marker-start-width="0.1689in" draw:marker-end="Arrow_20_concave" draw:marker-end-width="0.1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7" style:family="graphic">
      <style:graphic-properties draw:stroke="solid" draw:stroke-dash="Ultrafine_20_Dashed" svg:stroke-width="0.0598in" svg:stroke-color="#000000" draw:marker-start-width="0.228in" draw:marker-end="Double_20_Arrow" draw:marker-end-width="0.1591in" draw:textarea-horizontal-align="center" draw:textarea-vertical-align="middle" fo:padding-top="0.0291in" fo:padding-bottom="0.0291in" fo:padding-left="0.0291in" fo:padding-right="0.029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8" style:family="graphic">
      <style:graphic-properties svg:stroke-width="0.0201in" svg:stroke-color="#000099" draw:marker-start="Dimension_20_Lines" draw:marker-start-width="0.1598in" draw:marker-end="Dimension_20_Lines" draw:marker-end-width="0.1598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9" style:family="graphic">
      <style:graphic-properties draw:stroke="none" svg:stroke-color="#000000" draw:fill="solid" draw:fill-color="#ffffff" fo:min-height="0.323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0" style:family="graphic">
      <style:graphic-properties svg:stroke-width="0.0201in" svg:stroke-color="#990000" draw:marker-start="Dimension_20_Lines" draw:marker-start-width="0.1598in" draw:marker-end="Dimension_20_Lines" draw:marker-end-width="0.1598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1" style:family="graphic">
      <style:graphic-properties svg:stroke-width="0.0201in" svg:stroke-color="#000000" draw:marker-start-width="0.1689in" draw:marker-end-width="0.1689in" draw:fill="hatch" draw:fill-color="#33ff99" draw:fill-hatch-name="Black_20_45_20_Degrees" draw:fill-hatch-solid="false" draw:opacity="50%" draw:textarea-horizontal-align="justify" draw:textarea-vertical-align="middle" draw:auto-grow-height="false" fo:min-height="0.5638in" fo:min-width="0.5937in" fo:padding-top="0.0098in" fo:padding-bottom="0.0098in" fo:padding-left="0.0098in" fo:padding-right="0.0098in" draw:shadow-opacity="50%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72" style:family="graphic">
      <style:graphic-properties draw:stroke="none" svg:stroke-color="#000000" draw:fill="none" draw:fill-color="#ffffff" draw:textarea-vertical-align="middle" fo:min-height="0.6902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73" style:family="graphic">
      <style:graphic-properties draw:stroke="none" draw:stroke-dash="Ultrafine_20_Dashed" svg:stroke-width="0.0201in" svg:stroke-color="#006600" draw:marker-start-width="0.1689in" draw:marker-end-width="0.1689in" draw:fill="none" draw:fill-color="#ffffff" draw:textarea-vertical-align="middle" fo:min-height="1.9618in" fo:padding-top="0.0098in" fo:padding-bottom="0.0098in" fo:padding-left="0.0098in" fo:padding-right="0.0098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74" style:family="graphic">
      <style:graphic-properties draw:stroke="none" svg:stroke-color="#000000" draw:fill="none" draw:fill-color="#ffffff" draw:textarea-vertical-align="middle" fo:min-height="0.2307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75" style:family="graphic">
      <style:graphic-properties svg:stroke-width="0.0201in" svg:stroke-color="#000099" draw:marker-start-width="0.1689in" draw:marker-end-width="0.1689in" draw:fill="none" draw:textarea-vertical-align="middle" draw:auto-grow-height="false" fo:min-height="1.3035in" fo:min-width="0.1252in" fo:padding-top="0.0098in" fo:padding-bottom="0.0098in" fo:padding-left="0.0098in" fo:padding-right="0.0098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76" style:family="graphic">
      <style:graphic-properties draw:stroke="none" svg:stroke-color="#000000" draw:fill="none" draw:fill-color="#ffffff" draw:textarea-vertical-align="middle" fo:min-height="0.4311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77" style:family="graphic">
      <style:graphic-properties draw:stroke="none" svg:stroke-color="#000000" draw:fill="none" draw:fill-color="#ffffff" draw:textarea-vertical-align="middle" fo:min-height="0.4602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78" style:family="graphic">
      <style:graphic-properties draw:stroke="none" draw:stroke-dash="Ultrafine_20_Dashed" svg:stroke-width="0.0201in" svg:stroke-color="#000000" draw:marker-start-width="0.1689in" draw:marker-end-width="0.1689in" draw:fill="solid" draw:fill-color="#ffff66" draw:opacity="100%" draw:textarea-horizontal-align="justify" draw:textarea-vertical-align="middle" draw:auto-grow-height="false" fo:min-height="0.2028in" fo:min-width="0.9252in" fo:padding-top="0.0098in" fo:padding-bottom="0.0098in" fo:padding-left="0.0098in" fo:padding-right="0.0098in" draw:shadow-opacity="10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9" style:family="graphic">
      <style:graphic-properties draw:stroke="none" svg:stroke-color="#000000" draw:fill="none" draw:fill-color="#ffffff" draw:textarea-vertical-align="middle" fo:min-height="0.3602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80" style:family="graphic">
      <style:graphic-properties draw:stroke="none" svg:stroke-color="#000000" draw:fill="solid" draw:fill-color="#ffffff" fo:min-height="0.50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1" style:family="graphic">
      <style:graphic-properties draw:stroke="solid" svg:stroke-width="0.0201in" svg:stroke-color="#000000" draw:marker-start-width="0.1689in" draw:marker-end-width="0.1689in" draw:fill="solid" draw:fill-color="#ffff66" fo:min-height="0.2161in" fo:padding-top="0.0098in" fo:padding-bottom="0.0098in" fo:padding-left="0.0098in" fo:padding-right="0.0098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82" style:family="graphic">
      <style:graphic-properties draw:stroke="solid" svg:stroke-width="0.0201in" svg:stroke-color="#000000" draw:marker-start-width="0.1689in" draw:marker-end-width="0.1689in" draw:fill="solid" draw:fill-color="#33ff99" fo:min-height="0.2161in" fo:padding-top="0.0098in" fo:padding-bottom="0.0098in" fo:padding-left="0.0098in" fo:padding-right="0.0098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83" style:family="graphic">
      <style:graphic-properties draw:stroke="solid" svg:stroke-width="0.0201in" svg:stroke-color="#000000" draw:marker-start-width="0.1689in" draw:marker-end-width="0.1689in" draw:fill="solid" draw:fill-color="#ffffff" fo:min-height="0.898in" fo:padding-top="0.0098in" fo:padding-bottom="0.0098in" fo:padding-left="0.0098in" fo:padding-right="0.0098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84" style:family="graphic">
      <style:graphic-properties draw:stroke="solid" svg:stroke-width="0.0201in" svg:stroke-color="#000000" draw:marker-start-width="0.1689in" draw:marker-end-width="0.1689in" draw:fill="solid" draw:fill-color="#ffd320" fo:min-height="0.2161in" fo:padding-top="0.0098in" fo:padding-bottom="0.0098in" fo:padding-left="0.0098in" fo:padding-right="0.0098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85" style:family="graphic">
      <style:graphic-properties draw:stroke="solid" svg:stroke-width="0.0201in" svg:stroke-color="#000000" draw:marker-start-width="0.1689in" draw:marker-end-width="0.1689in" draw:fill="solid" draw:fill-color="#ffffff" fo:min-height="0.2161in" fo:padding-top="0.0098in" fo:padding-bottom="0.0098in" fo:padding-left="0.0098in" fo:padding-right="0.0098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86" style:family="graphic">
      <style:graphic-properties draw:stroke="solid" svg:stroke-width="0.0201in" svg:stroke-color="#000000" draw:marker-start-width="0.1689in" draw:marker-end-width="0.1689in" draw:fill="solid" draw:fill-color="#dddddd" fo:min-height="0.2161in" fo:padding-top="0.0098in" fo:padding-bottom="0.0098in" fo:padding-left="0.0098in" fo:padding-right="0.0098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87" style:family="graphic">
      <style:graphic-properties draw:stroke="solid" svg:stroke-width="0.0201in" svg:stroke-color="#000000" draw:marker-start-width="0.1689in" draw:marker-end-width="0.1689in" draw:fill="solid" draw:fill-color="#00ccff" fo:min-height="0.2161in" fo:padding-top="0.0098in" fo:padding-bottom="0.0098in" fo:padding-left="0.0098in" fo:padding-right="0.0098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88" style:family="graphic">
      <style:graphic-properties draw:stroke="solid" svg:stroke-width="0.0201in" svg:stroke-color="#000000" draw:marker-start-width="0.1689in" draw:marker-end-width="0.1689in" draw:fill="solid" draw:fill-color="#9999ff" fo:min-height="0.2161in" fo:padding-top="0.0098in" fo:padding-bottom="0.0098in" fo:padding-left="0.0098in" fo:padding-right="0.0098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89" style:family="graphic">
      <style:graphic-properties svg:stroke-width="0.0201in" svg:stroke-color="#000000" draw:marker-start="" draw:marker-start-width="0.1in" draw:marker-end="Arrow_20_concave" draw:marker-end-width="0.1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0" style:family="graphic">
      <style:graphic-properties draw:stroke="none" svg:stroke-color="#000000" draw:fill="none" draw:fill-color="#ffffff" draw:textarea-vertical-align="middle" fo:min-height="0.3839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91" style:family="graphic">
      <style:graphic-properties svg:stroke-width="0.0201in" svg:stroke-color="#000000" draw:marker-start-width="0.1689in" draw:marker-end-width="0.1689in" draw:fill-color="#eeeeee" draw:textarea-horizontal-align="justify" draw:textarea-vertical-align="middle" draw:auto-grow-height="false" fo:min-height="0.8402in" fo:min-width="0.7756in" fo:padding-top="0.0098in" fo:padding-bottom="0.0098in" fo:padding-left="0.0098in" fo:padding-right="0.0098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92" style:family="graphic">
      <style:graphic-properties svg:stroke-width="0.0201in" svg:stroke-color="#000000" draw:marker-start-width="0.1689in" draw:marker-end-width="0.1689in" draw:fill-color="#ffff99" draw:textarea-horizontal-align="justify" draw:textarea-vertical-align="middle" draw:auto-grow-height="false" fo:min-height="0.4453in" fo:min-width="0.7756in" fo:padding-top="0.0098in" fo:padding-bottom="0.0098in" fo:padding-left="0.0098in" fo:padding-right="0.0098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93" style:family="graphic">
      <style:graphic-properties draw:stroke="none" svg:stroke-width="0.0201in" svg:stroke-color="#000000" draw:marker-start-width="0.1689in" draw:marker-end-width="0.1689in" draw:fill="none" draw:fill-color="#ffffff" draw:textarea-horizontal-align="justify" draw:textarea-vertical-align="middle" draw:auto-grow-height="false" fo:min-height="0.1819in" fo:min-width="0.5291in" fo:padding-top="0.0098in" fo:padding-bottom="0.0098in" fo:padding-left="0.0098in" fo:padding-right="0.0098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94" style:family="graphic">
      <style:graphic-properties svg:stroke-width="0.0201in" svg:stroke-color="#000000" draw:marker-start-width="0.1689in" draw:marker-end-width="0.1689in" draw:fill-color="#ffcc00" draw:textarea-horizontal-align="justify" draw:textarea-vertical-align="middle" draw:auto-grow-height="false" fo:min-height="0.2874in" fo:min-width="0.7756in" fo:padding-top="0.0098in" fo:padding-bottom="0.0098in" fo:padding-left="0.0098in" fo:padding-right="0.0098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95" style:family="graphic">
      <style:graphic-properties svg:stroke-width="0.0201in" svg:stroke-color="#000000" draw:marker-start-width="0.1689in" draw:marker-end-width="0.1689in" draw:fill-color="#ffffff" draw:textarea-horizontal-align="justify" draw:textarea-vertical-align="middle" draw:auto-grow-height="false" fo:min-height="0.122in" fo:min-width="0.7756in" fo:padding-top="0.0098in" fo:padding-bottom="0.0098in" fo:padding-left="0.0098in" fo:padding-right="0.0098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96" style:family="graphic">
      <style:graphic-properties draw:stroke="none" svg:stroke-color="#000000" draw:fill="solid" draw:fill-color="#ffffff" draw:textarea-vertical-align="middle" fo:min-height="0.9374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97" style:family="graphic">
      <style:graphic-properties svg:stroke-width="0.0201in" svg:stroke-color="#000000" draw:marker-start-width="0.1689in" draw:marker-end-width="0.1689in" draw:fill-color="#ccff00" draw:textarea-horizontal-align="justify" draw:textarea-vertical-align="middle" draw:auto-grow-height="false" fo:min-height="0.4453in" fo:min-width="0.7756in" fo:padding-top="0.0098in" fo:padding-bottom="0.0098in" fo:padding-left="0.0098in" fo:padding-right="0.0098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98" style:family="graphic">
      <style:graphic-properties svg:stroke-width="0.0201in" svg:stroke-color="#000000" draw:marker-start-width="0.1689in" draw:marker-end="Arrow_20_concave" draw:marker-end-width="0.1in" draw:textarea-horizontal-align="center" draw:textarea-vertical-align="middle" fo:padding-top="0.0098in" fo:padding-bottom="0.0098in" fo:padding-left="0.0098in" fo:padding-right="0.0098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99" style:family="graphic">
      <style:graphic-properties svg:stroke-width="0.0201in" svg:stroke-color="#000099" draw:marker-start="Dimension_20_Lines" draw:marker-start-width="0.1402in" draw:marker-end="Dimension_20_Lines" draw:marker-end-width="0.1402in" draw:textarea-horizontal-align="center" draw:textarea-vertical-align="middle" fo:padding-top="0.0098in" fo:padding-bottom="0.0098in" fo:padding-left="0.0098in" fo:padding-right="0.0098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00" style:family="graphic">
      <style:graphic-properties draw:stroke="none" svg:stroke-color="#000000" draw:fill="none" draw:fill-color="#ffffff" draw:textarea-vertical-align="middle" fo:min-height="1.0902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01" style:family="graphic">
      <style:graphic-properties draw:stroke="none" svg:stroke-color="#000000" draw:fill="none" draw:fill-color="#ffffff" draw:textarea-vertical-align="middle" fo:min-height="0.7091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02" style:family="graphic">
      <style:graphic-properties draw:stroke="none" svg:stroke-color="#000000" draw:fill="none" draw:fill-color="#ffffff" draw:textarea-vertical-align="middle" fo:min-height="0.4701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03" style:family="graphic">
      <style:graphic-properties svg:stroke-width="0.0201in" svg:stroke-color="#990000" draw:marker-start="" draw:marker-start-width="0.1402in" draw:marker-end="Dimension_20_Lines" draw:marker-end-width="0.1402in" draw:textarea-horizontal-align="center" draw:textarea-vertical-align="middle" fo:padding-top="0.0098in" fo:padding-bottom="0.0098in" fo:padding-left="0.0098in" fo:padding-right="0.0098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04" style:family="graphic">
      <style:graphic-properties draw:stroke="none" svg:stroke-color="#990000" draw:fill="none" draw:fill-color="#ffffff" draw:textarea-vertical-align="middle" fo:min-height="0.4701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05" style:family="graphic">
      <style:graphic-properties draw:stroke="dash" draw:stroke-dash="Ultrafine_20_Dashed" svg:stroke-width="0.0201in" svg:stroke-color="#990000" draw:marker-start-width="0.1689in" draw:marker-end-width="0.1689in" draw:textarea-horizontal-align="center" draw:textarea-vertical-align="middle" fo:padding-top="0.0098in" fo:padding-bottom="0.0098in" fo:padding-left="0.0098in" fo:padding-right="0.0098in" style:run-through="foreground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Hierarquia de Memórias</text:p>
      <text:p text:style-name="P5"/>
      <text:p text:style-name="P5"><draw:frame text:anchor-type="paragraph" draw:z-index="10" draw:name="Shape2" draw:style-name="gr8" draw:text-style-name="P98" svg:width="1.9449in" svg:height="0.4606in" svg:x="3.0071in" svg:y="0.0783in"><draw:text-box><text:p text:style-name="P93"><text:span text:style-name="T31">+Rápido</text:span></text:p><text:p text:style-name="P93"><text:span text:style-name="T31">($ Custo/KB)</text:span></text:p></draw:text-box></draw:frame></text:p>
      <text:p text:style-name="P5"><draw:custom-shape text:anchor-type="paragraph" draw:z-index="9" draw:name="Shape3" draw:style-name="gr7" draw:text-style-name="P93" svg:width="0.5268in" svg:height="0.5559in" draw:transform="rotate (-1.5707963267949) translate (4.25625in 0.283333333333333in)"><text:p/><draw:enhanced-geometry draw:mirror-horizontal="true" draw:mirror-vertical="true"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<draw:equation draw:name="f0" draw:formula="$0 "/><draw:equation draw:name="f1" draw:formula="$1 "/><draw:equation draw:name="f2" draw:formula="bottom-$1 "/><draw:equation draw:name="f3" draw:formula="right-$0 "/><draw:equation draw:name="f4" draw:formula="?f3 *$1 /10800"/><draw:equation draw:name="f5" draw:formula="$0 +?f4 "/><draw:handle draw:handle-position="$0 $1" draw:handle-range-x-minimum="4000" draw:handle-range-x-maximum="21600" draw:handle-range-y-minimum="0" draw:handle-range-y-maximum="10800"/></draw:enhanced-geometry></draw:custom-shape></text:p>
      <text:p text:style-name="P5"/>
      <text:p text:style-name="P5"><draw:frame text:anchor-type="paragraph" draw:z-index="1" draw:name="Shape1" draw:style-name="gr2" draw:text-style-name="P89" svg:width="1.2016in" svg:height="0.3559in" svg:x="3.378in" svg:y="0.3134in"><draw:text-box><text:p text:style-name="P87"><text:span text:style-name="T26">Cache</text:span></text:p></draw:text-box></draw:frame></text:p>
      <text:p text:style-name="P5"><draw:frame text:anchor-type="paragraph" draw:z-index="4" draw:name="Shape2" draw:style-name="gr5" draw:text-style-name="P94" svg:width="1.3476in" svg:height="0.4823in" svg:x="1.1898in" svg:y="0.0953in"><draw:text-box><text:p text:style-name="P93"><text:span text:style-name="T26">Transiente</text:span></text:p><text:p text:style-name="P87"><text:span text:style-name="T29">“</text:span><text:span text:style-name="T29">volátil”</text:span></text:p></draw:text-box></draw:frame><draw:frame text:anchor-type="paragraph" draw:z-index="6" draw:name="Shape2" draw:style-name="gr4" draw:text-style-name="P97" svg:width="1.2087in" svg:height="0.2524in" svg:x="4.5791in" svg:y="0.0516in"><draw:text-box><text:p text:style-name="P96"><text:span text:style-name="T30"><text:s text:c="5"/></text:span><text:span text:style-name="T30">KB .. MB</text:span></text:p></draw:text-box></draw:frame><draw:line text:anchor-type="paragraph" draw:z-index="11" draw:name="Shape4" draw:style-name="gr9" draw:text-style-name="P93" svg:x1="2.4472in" svg:y1="0.3516in" svg:x2="3.2661in" svg:y2="0.1417in"><text:p/></draw:line></text:p>
      <text:p text:style-name="P3"><draw:frame text:anchor-type="paragraph" draw:z-index="2" draw:name="Shape1" draw:style-name="gr3" draw:text-style-name="P90" svg:width="1.9504in" svg:height="0.3795in" svg:x="3.0047in" svg:y="0.0091in"><draw:text-box><text:p text:style-name="P87"><text:span text:style-name="T27">RAM</text:span></text:p></draw:text-box></draw:frame><draw:frame text:anchor-type="paragraph" draw:z-index="7" draw:name="Shape2" draw:style-name="gr4" draw:text-style-name="P97" svg:width="1.2087in" svg:height="0.2524in" svg:x="4.9591in" svg:y="0.0791in"><draw:text-box><text:p text:style-name="P96"><text:span text:style-name="T30"><text:s text:c="5"/></text:span><text:span text:style-name="T30">MB .. GB</text:span></text:p></draw:text-box></draw:frame><draw:line text:anchor-type="paragraph" draw:z-index="12" draw:name="Shape4" draw:style-name="gr9" draw:text-style-name="P93" svg:x1="2.4256in" svg:y1="0.0689in" svg:x2="2.9185in" svg:y2="0.2008in"><text:p/></draw:line></text:p>
      <text:p text:style-name="P3"><draw:frame text:anchor-type="paragraph" draw:z-index="3" draw:name="Shape2" draw:style-name="gr4" draw:text-style-name="P92" svg:width="1.413in" svg:height="0.2524in" svg:x="1.1827in" svg:y="0.1071in"><draw:text-box><text:p text:style-name="P91"><text:span text:style-name="T28">Persistente →</text:span></text:p></draw:text-box></draw:frame><draw:frame text:anchor-type="paragraph" draw:z-index="5" draw:name="Shape1" draw:style-name="gr6" draw:text-style-name="P95" svg:width="2.5598in" svg:height="0.3598in" svg:x="2.7016in" svg:y="0.0516in"><draw:text-box><text:p text:style-name="P87"><text:span text:style-name="T28">HDD, SSD, CD/DVD</text:span></text:p></draw:text-box></draw:frame><draw:frame text:anchor-type="paragraph" draw:z-index="8" draw:name="Shape2" draw:style-name="gr4" draw:text-style-name="P97" svg:width="1.2087in" svg:height="0.2524in" svg:x="5.2598in" svg:y="0.128in"><draw:text-box><text:p text:style-name="P96"><text:span text:style-name="T30"><text:s text:c="5"/></text:span><text:span text:style-name="T30">GB .. TB</text:span></text:p></draw:text-box></draw:frame></text:p>
      <text:p text:style-name="P3"/>
      <text:p text:style-name="P3"/>
      <text:p text:style-name="P7">É função do SO abstrair a hierarquia de memórias em um modelo computacional mais simples e gerenciar esse modelo: gerenciador de memória…</text:p>
      <text:p text:style-name="P7"/>
      <text:p text:style-name="P8">Processos (programas em execução) <text:span text:style-name="T5">não precisam</text:span>, <text:span text:style-name="T4">necessariamente</text:span>, permanecer “por completo” o tempo todo na memória principal.</text:p>
      <text:p text:style-name="P3"><draw:frame text:anchor-type="paragraph" draw:z-index="18" draw:name="Shape6" draw:style-name="gr14" draw:text-style-name="P100" svg:width="4.813in" svg:height="1.1677in" svg:x="2.9417in" svg:y="0.3535in"><draw:text-box><text:p><text:span text:style-name="T32">Swap…</text:span></text:p><text:p><text:span text:style-name="T33">Área de troca que recebe segmentos da memória principal (RAM) “temporariamente” fora de uso.</text:span></text:p></draw:text-box></draw:frame></text:p>
      <text:p text:style-name="P3"><draw:frame text:anchor-type="paragraph" draw:z-index="13" draw:name="Shape1" draw:style-name="gr10" draw:text-style-name="P89" svg:width="1.2016in" svg:height="0.3559in" svg:x="0.7583in" svg:y="0.0783in"><draw:text-box><text:p/></draw:text-box></draw:frame></text:p>
      <text:p text:style-name="P3"><draw:frame text:anchor-type="paragraph" draw:z-index="14" draw:name="Shape1" draw:style-name="gr3" draw:text-style-name="P90" svg:width="1.9504in" svg:height="0.3795in" svg:x="0.3854in" svg:y="0.0972in"><draw:text-box><text:p text:style-name="P87"><text:span text:style-name="T27">RAM</text:span></text:p></draw:text-box></draw:frame><draw:polyline text:anchor-type="paragraph" draw:z-index="17" draw:name="Shape5" draw:style-name="gr13" draw:text-style-name="P93" svg:width="0.4024in" svg:height="0.3677in" svg:x="1.6362in" svg:y="0.2772in" svg:viewBox="0 0 1023 935" draw:points="0,0 670,0 318,935 1023,935"><text:p/></draw:polyline></text:p>
      <text:p text:style-name="P6"><draw:frame text:anchor-type="paragraph" draw:z-index="15" draw:name="Shape1" draw:style-name="gr11" draw:text-style-name="P95" svg:width="2.5598in" svg:height="0.3598in" svg:x="0.0819in" svg:y="0.1398in"><draw:text-box><text:p/></draw:text-box></draw:frame><draw:frame text:anchor-type="paragraph" draw:z-index="16" draw:name="Shape1" draw:style-name="gr12" draw:text-style-name="P99" svg:width="0.5252in" svg:height="0.2689in" svg:x="2.0736in" svg:y="0.1866in"><draw:text-box><text:p text:style-name="P87"><text:span text:style-name="T30">swap</text:span></text:p></draw:text-box></draw:frame></text:p>
      <text:p text:style-name="P6"/>
      <text:p text:style-name="P4"/>
      <text:p text:style-name="P9">O gerenciador de memória do SO controla os segmentos de memória em uso e lida com a alocação e liberação de memória para os processos.</text:p>
      <text:p text:style-name="P9"/>
      <text:p text:style-name="P9"/>
      <text:p text:style-name="P80"><text:span text:style-name="T7">Gerenciamento</text:span> de Memória</text:p>
      <text:p text:style-name="P10"/>
      <text:p text:style-name="P72">1 – Sem abstrações</text:p>
      <text:p text:style-name="P10"><draw:custom-shape text:anchor-type="paragraph" draw:z-index="27" draw:name="Shape7" draw:style-name="gr18" draw:text-style-name="P102" svg:width="0.5213in" svg:height="0.2614in" svg:x="0.5591in" svg:y="2.3681in"><text:p text:style-name="P93"><text:span text:style-name="T34">RAM</text:span></text:p><draw:enhanced-geometry svg:viewBox="0 0 21600 21600" draw:type="rectangle" draw:enhanced-path="M 0 0 L 21600 0 21600 21600 0 21600 0 0 Z N"/></draw:custom-shape></text:p>
      <text:p text:style-name="P10"><draw:path text:anchor-type="paragraph" draw:z-index="29" draw:name="Shape8" draw:style-name="gr20" draw:text-style-name="P93" svg:width="1.9665in" svg:height="0.8764in" draw:transform="rotate (0.279252680319093) translate (0.697356634762468in 0.398576087941534in)" svg:viewBox="0 0 4996 2227" svg:d="M0 901c2224-1803 4667-662 4996 1326"><text:p/></draw:path><draw:frame text:anchor-type="paragraph" draw:z-index="46" draw:name="Shape10" draw:style-name="gr31" draw:text-style-name="P108" svg:width="0.6185in" svg:height="0.4307in" draw:transform="rotate (1.5707963267949) translate (0.566666666666667in 0.678472222222222in)"><draw:text-box><text:p text:style-name="P87"><text:span text:style-name="T37">. . .</text:span></text:p></draw:text-box></draw:frame></text:p>
      <text:p text:style-name="P10"/>
      <text:p text:style-name="P10"><draw:custom-shape text:anchor-type="paragraph" draw:z-index="25" draw:name="Shape7" draw:style-name="gr17" draw:text-style-name="P104" svg:width="0.528in" svg:height="0.2016in" svg:x="0.5591in" svg:y="0.0189in"><text:p/><draw:enhanced-geometry svg:viewBox="0 0 21600 21600" draw:type="rectangle" draw:enhanced-path="M 0 0 L 21600 0 21600 21600 0 21600 0 0 Z N"/></draw:custom-shape><draw:custom-shape text:anchor-type="paragraph" draw:z-index="26" draw:name="Shape7" draw:style-name="gr16" draw:text-style-name="P103" svg:width="0.285in" svg:height="0.2016in" svg:x="0.3618in" svg:y="0.0327in"><text:p text:style-name="P96"><text:span text:style-name="T34">9</text:span></text:p><draw:enhanced-geometry svg:viewBox="0 0 21600 21600" draw:type="rectangle" draw:enhanced-path="M 0 0 L 21600 0 21600 21600 0 21600 0 0 Z N"/></draw:custom-shape><draw:custom-shape text:anchor-type="paragraph" draw:z-index="28" draw:name="Shape7" draw:style-name="gr19" draw:text-style-name="P105" svg:width="2.1669in" svg:height="0.8323in" svg:x="1.6839in" svg:y="0.0535in"><text:p text:style-name="P93"><text:span text:style-name="T34">MOV </text:span><text:span text:style-name="T34">REG, #9</text:span></text:p><text:p text:style-name="P93"><text:span text:style-name="T35"/></text:p><text:p text:style-name="P93"><text:span text:style-name="T36">Endereça</text:span><text:span text:style-name="T36">mento </text:span><text:span text:style-name="T36">físico</text:span></text:p><text:p text:style-name="P93"><text:span text:style-name="T36">(endereço </text:span><text:span text:style-name="T36">absoluto)</text:span></text:p><draw:enhanced-geometry svg:viewBox="0 0 21600 21600" draw:type="rectangle" draw:enhanced-path="M 0 0 L 21600 0 21600 21600 0 21600 0 0 Z N"/></draw:custom-shape><draw:line text:anchor-type="paragraph" draw:z-index="44" draw:name="Shape9" draw:style-name="gr24" draw:text-style-name="P93" svg:x1="1.0909in" svg:y1="1.3457in" svg:x2="1.0909in" svg:y2="-0.0835in"><text:p/></draw:line><draw:line text:anchor-type="paragraph" draw:z-index="45" draw:name="Shape9" draw:style-name="gr24" draw:text-style-name="P93" svg:x1="0.5583in" svg:y1="1.3457in" svg:x2="0.5583in" svg:y2="-0.0835in"><text:p/></draw:line></text:p>
      <text:p text:style-name="P10"/>
      <text:p text:style-name="P10"><draw:custom-shape text:anchor-type="paragraph" draw:z-index="23" draw:name="Shape7" draw:style-name="gr15" draw:text-style-name="P101" svg:width="0.528in" svg:height="0.2016in" svg:x="0.5591in" svg:y="0.1008in"><text:p/><draw:enhanced-geometry svg:viewBox="0 0 21600 21600" draw:type="rectangle" draw:enhanced-path="M 0 0 L 21600 0 21600 21600 0 21600 0 0 Z N"/></draw:custom-shape><draw:custom-shape text:anchor-type="paragraph" draw:z-index="24" draw:name="Shape7" draw:style-name="gr16" draw:text-style-name="P103" svg:width="0.285in" svg:height="0.2016in" svg:x="0.3618in" svg:y="0.1146in"><text:p text:style-name="P96"><text:span text:style-name="T34">2</text:span></text:p><draw:enhanced-geometry svg:viewBox="0 0 21600 21600" draw:type="rectangle" draw:enhanced-path="M 0 0 L 21600 0 21600 21600 0 21600 0 0 Z N"/></draw:custom-shape></text:p>
      <text:p text:style-name="P10"><draw:custom-shape text:anchor-type="paragraph" draw:z-index="19" draw:name="Shape7" draw:style-name="gr15" draw:text-style-name="P101" svg:width="0.528in" svg:height="0.2016in" svg:x="0.5591in" svg:y="0.1807in"><text:p/><draw:enhanced-geometry svg:viewBox="0 0 21600 21600" draw:type="rectangle" draw:enhanced-path="M 0 0 L 21600 0 21600 21600 0 21600 0 0 Z N"/></draw:custom-shape><draw:custom-shape text:anchor-type="paragraph" draw:z-index="20" draw:name="Shape7" draw:style-name="gr16" draw:text-style-name="P102" svg:width="0.285in" svg:height="0.2016in" svg:x="0.3618in" svg:y="0.1945in"><text:p text:style-name="P96"><text:span text:style-name="T34">0</text:span></text:p><draw:enhanced-geometry svg:viewBox="0 0 21600 21600" draw:type="rectangle" draw:enhanced-path="M 0 0 L 21600 0 21600 21600 0 21600 0 0 Z N"/></draw:custom-shape><draw:custom-shape text:anchor-type="paragraph" draw:z-index="21" draw:name="Shape7" draw:style-name="gr15" draw:text-style-name="P101" svg:width="0.528in" svg:height="0.2016in" svg:x="0.5591in" svg:y="-0.0209in"><text:p/><draw:enhanced-geometry svg:viewBox="0 0 21600 21600" draw:type="rectangle" draw:enhanced-path="M 0 0 L 21600 0 21600 21600 0 21600 0 0 Z N"/></draw:custom-shape><draw:custom-shape text:anchor-type="paragraph" draw:z-index="22" draw:name="Shape7" draw:style-name="gr16" draw:text-style-name="P103" svg:width="0.285in" svg:height="0.2016in" svg:x="0.3618in" svg:y="-0.0071in"><text:p text:style-name="P96"><text:span text:style-name="T34">1</text:span></text:p><draw:enhanced-geometry svg:viewBox="0 0 21600 21600" draw:type="rectangle" draw:enhanced-path="M 0 0 L 21600 0 21600 21600 0 21600 0 0 Z N"/></draw:custom-shape></text:p>
      <text:p text:style-name="P10"/>
      <text:p text:style-name="P18"/>
      <text:p text:style-name="P18"><text:span text:style-name="T8">-</text:span> Processos “enxergam” a memória RAM física, ou seja, o endereçamento é feito de forma direta (endereço absoluto).</text:p>
      <text:p text:style-name="P18"/>
      <text:p text:style-name="P18">- Apenas um processo por vez, embora seja possível alocar processos consecutivamente na memória e <text:span text:style-name="T2">“realocar estaticamente”</text:span> os endereçamentos feitos no momento da carga do programa.</text:p>
      <text:p text:style-name="P18"/>
      <text:p text:style-name="P18"><draw:frame text:anchor-type="paragraph" draw:z-index="35" draw:name="Shape10" draw:style-name="gr25" draw:text-style-name="P108" svg:width="0.6185in" svg:height="0.9378in" draw:transform="rotate (1.5707963267949) translate (3.36319444444444in 0.384027777777778in)"><draw:text-box><text:p text:style-name="P87"><text:span text:style-name="T37">. . .</text:span></text:p></draw:text-box></draw:frame></text:p>
      <text:p text:style-name="P10"/>
      <text:p text:style-name="P10"><draw:custom-shape text:anchor-type="paragraph" draw:z-index="31" draw:name="Shape7" draw:style-name="gr22" draw:text-style-name="P106" svg:width="1.028in" svg:height="1.063in" svg:x="3.3563in" svg:y="-0.2618in"><text:p text:style-name="P93"><text:span text:style-name="T34">B</text:span></text:p><draw:enhanced-geometry svg:viewBox="0 0 21600 21600" draw:type="rectangle" draw:enhanced-path="M 0 0 L 21600 0 21600 21600 0 21600 0 0 Z N"/></draw:custom-shape><draw:line text:anchor-type="paragraph" draw:z-index="33" draw:name="Shape9" draw:style-name="gr24" draw:text-style-name="P93" svg:x1="3.3563in" svg:y1="1.3839in" svg:x2="3.3563in" svg:y2="-0.3453in"><text:p/></draw:line></text:p>
      <text:p text:style-name="P10"/>
      <text:p text:style-name="P10"><draw:line text:anchor-type="paragraph" draw:z-index="34" draw:name="Shape9" draw:style-name="gr24" draw:text-style-name="P93" svg:x1="4.3846in" svg:y1="0.7283in" svg:x2="4.3846in" svg:y2="-1.0008in"><text:p/></draw:line><draw:custom-shape text:anchor-type="paragraph" draw:z-index="37" draw:name="Shape7" draw:style-name="gr23" draw:text-style-name="P107" svg:width="0.5488in" svg:height="0.2016in" svg:x="2.8075in" svg:y="-0.0118in"><text:p text:style-name="P91"><text:span text:style-name="T34">2048 <text:s/></text:span></text:p><draw:enhanced-geometry svg:viewBox="0 0 21600 21600" draw:type="rectangle" draw:enhanced-path="M 0 0 L 21600 0 21600 21600 0 21600 0 0 Z N"/></draw:custom-shape><draw:custom-shape text:anchor-type="paragraph" draw:z-index="42" draw:name="Shape7" draw:style-name="gr29" draw:text-style-name="P110" svg:width="2.4248in" svg:height="0.2488in" svg:x="4.9528in" svg:y="-0.0984in"><text:p text:style-name="P96"><text:span text:style-name="T38">MOV </text:span><text:span text:style-name="T38">R2, </text:span><text:span text:style-name="T39">#200</text:span><text:span text:style-name="T38"> </text:span><text:span text:style-name="T40">(200 + </text:span><text:span text:style-name="T40">2048)</text:span></text:p><draw:enhanced-geometry svg:viewBox="0 0 21600 21600" draw:type="rectangle" draw:enhanced-path="M 0 0 L 21600 0 21600 21600 0 21600 0 0 Z N"/></draw:custom-shape></text:p>
      <text:p text:style-name="P10"><draw:custom-shape text:anchor-type="paragraph" draw:z-index="30" draw:name="Shape7" draw:style-name="gr21" draw:text-style-name="P101" svg:width="1.028in" svg:height="0.5835in" svg:x="3.3563in" svg:y="-0.1681in"><text:p text:style-name="P93"><text:span text:style-name="T34">A</text:span></text:p><draw:enhanced-geometry svg:viewBox="0 0 21600 21600" draw:type="rectangle" draw:enhanced-path="M 0 0 L 21600 0 21600 21600 0 21600 0 0 Z N"/></draw:custom-shape><draw:custom-shape text:anchor-type="paragraph" draw:z-index="38" draw:name="Shape7" draw:style-name="gr23" draw:text-style-name="P107" svg:width="0.5488in" svg:height="0.2016in" svg:x="2.8075in" svg:y="-1.3992in"><text:p text:style-name="P91"><text:span text:style-name="T34">8192 <text:s/></text:span></text:p><draw:enhanced-geometry svg:viewBox="0 0 21600 21600" draw:type="rectangle" draw:enhanced-path="M 0 0 L 21600 0 21600 21600 0 21600 0 0 Z N"/></draw:custom-shape><draw:path text:anchor-type="paragraph" draw:z-index="43" draw:name="Shape12" draw:style-name="gr30" draw:text-style-name="P93" svg:width="0.4748in" svg:height="0.4406in" draw:transform="rotate (-0.794822941358218) translate (6.2206927001346in -0.462406092625598in)" svg:viewBox="0 0 1207 1120" svg:d="M0 1050c859 200 1393 8 1146-1050"><text:p/></draw:path></text:p>
      <text:p text:style-name="P74"><draw:line text:anchor-type="paragraph" draw:z-index="41" draw:name="Shape11" draw:style-name="gr27" draw:text-style-name="P93" svg:x1="4.2102in" svg:y1="-0.6138in" svg:x2="4.8976in" svg:y2="-0.6138in"><text:p/></draw:line><draw:custom-shape text:anchor-type="paragraph" draw:z-index="40" draw:name="Shape7" draw:style-name="gr28" draw:text-style-name="P109" svg:width="1.4594in" svg:height="0.2488in" svg:x="4.9528in" svg:y="-0.1634in"><text:p text:style-name="P96"><text:span text:style-name="T36">MOV </text:span><text:span text:style-name="T36">R1, </text:span><text:span text:style-name="T36">#200</text:span></text:p><draw:enhanced-geometry svg:viewBox="0 0 21600 21600" draw:type="rectangle" draw:enhanced-path="M 0 0 L 21600 0 21600 21600 0 21600 0 0 Z N"/></draw:custom-shape><draw:line text:anchor-type="paragraph" draw:z-index="39" draw:name="Shape11" draw:style-name="gr27" draw:text-style-name="P93" svg:x1="4.2102in" svg:y1="-0.0327in" svg:x2="4.8976in" svg:y2="-0.0327in"><text:p/></draw:line><draw:custom-shape text:anchor-type="paragraph" draw:z-index="36" draw:name="Shape7" draw:style-name="gr26" draw:text-style-name="P102" svg:width="1.0213in" svg:height="0.3823in" svg:x="3.3563in" svg:y="0.0937in"><text:p text:style-name="P93"><text:span text:style-name="T34">RAM</text:span></text:p><draw:enhanced-geometry svg:viewBox="0 0 21600 21600" draw:type="rectangle" draw:enhanced-path="M 0 0 L 21600 0 21600 21600 0 21600 0 0 Z N"/></draw:custom-shape><draw:custom-shape text:anchor-type="paragraph" draw:z-index="32" draw:name="Shape7" draw:style-name="gr23" draw:text-style-name="P107" svg:width="0.5488in" svg:height="0.2016in" svg:x="2.8075in" svg:y="-0.0744in"><text:p text:style-name="P91"><text:span text:style-name="T34">0 <text:s/></text:span></text:p><draw:enhanced-geometry svg:viewBox="0 0 21600 21600" draw:type="rectangle" draw:enhanced-path="M 0 0 L 21600 0 21600 21600 0 21600 0 0 Z N"/></draw:custom-shape>Problemas…</text:p>
      <text:p text:style-name="P25"/>
      <text:p text:style-name="P25">- Processos podem, ainda que involuntariamente, acessar regiões de memória não permitidas, a não ser que haja um mecanismo de proteção por hardware.</text:p>
      <text:p text:style-name="P25"/>
      <text:p text:style-name="P25">- Difícil manter mais de um programa em execução.</text:p>
      <text:p text:style-name="P10"/>
      <text:p text:style-name="P73"><text:soft-page-break/><text:span text:style-name="T13">2</text:span> – <text:span text:style-name="T13">Espaços de endereçamento</text:span></text:p>
      <text:p text:style-name="P11"/>
      <text:p text:style-name="P31">Permitem que diversos programas estejam em execução ao mesmo tempo sem que um interfira com o outro.</text:p>
      <text:p text:style-name="P31"><draw:frame text:anchor-type="paragraph" draw:z-index="48" draw:name="Shape14" draw:style-name="gr33" draw:text-style-name="P102" svg:width="0.8335in" svg:height="0.2307in" svg:x="3.122in" svg:y="0.2701in"><draw:text-box><text:p text:style-name="P93"><text:span text:style-name="T34">oferece</text:span></text:p></draw:text-box></draw:frame></text:p>
      <text:p text:style-name="P32"><draw:line text:anchor-type="paragraph" draw:z-index="47" draw:name="Shape13" draw:style-name="gr32" draw:text-style-name="P93" svg:x1="3.122in" svg:y1="0.178in" svg:x2="4.1638in" svg:y2="0.178in"><text:p/></draw:line><draw:line text:anchor-type="paragraph" draw:z-index="49" draw:name="Shape13" draw:style-name="gr32" draw:text-style-name="P93" svg:x1="3.7472in" svg:y1="0.178in" svg:x2="4.1638in" svg:y2="0.7945in"><text:p/></draw:line>Espaço de endereçamento <text:tab/><text:span text:style-name="T14">Proteção</text:span></text:p>
      <text:p text:style-name="P61"><text:tab/>Isolamento dos processos</text:p>
      <text:p text:style-name="P61"><text:tab/><text:span text:style-name="T6">Realocação</text:span></text:p>
      <text:p text:style-name="P61"><text:tab/>Endereçamento não conflitante</text:p>
      <text:p text:style-name="P31"/>
      <text:p text:style-name="P31">O espaço de endereçamento é um conjunto de endereços utilizado por um processo para hospedar código, dados e pilha. Cada processo possui seu próprio espaço de endereçamento.</text:p>
      <text:p text:style-name="P20"/>
      <text:p text:style-name="P19"><draw:frame text:anchor-type="paragraph" draw:z-index="55" draw:name="Shape10" draw:style-name="gr25" draw:text-style-name="P108" svg:width="0.6185in" svg:height="0.9378in" draw:transform="rotate (1.5707963267949) translate (3.36319444444444in 0.384027777777778in)"><draw:text-box><text:p text:style-name="P87"><text:span text:style-name="T37">. . .</text:span></text:p></draw:text-box></draw:frame></text:p>
      <text:p text:style-name="P12"/>
      <text:p text:style-name="P12"><draw:custom-shape text:anchor-type="paragraph" draw:z-index="51" draw:name="Shape7" draw:style-name="gr22" draw:text-style-name="P106" svg:width="1.028in" svg:height="1.063in" svg:x="3.3563in" svg:y="-0.2618in"><text:p text:style-name="P93"><text:span text:style-name="T34">B</text:span></text:p><draw:enhanced-geometry svg:viewBox="0 0 21600 21600" draw:type="rectangle" draw:enhanced-path="M 0 0 L 21600 0 21600 21600 0 21600 0 0 Z N"/></draw:custom-shape><draw:line text:anchor-type="paragraph" draw:z-index="53" draw:name="Shape9" draw:style-name="gr24" draw:text-style-name="P93" svg:x1="3.3563in" svg:y1="1.3839in" svg:x2="3.3563in" svg:y2="-0.3453in"><text:p/></draw:line></text:p>
      <text:p text:style-name="P12"/>
      <text:p text:style-name="P12"><draw:line text:anchor-type="paragraph" draw:z-index="54" draw:name="Shape9" draw:style-name="gr24" draw:text-style-name="P93" svg:x1="4.3846in" svg:y1="0.7283in" svg:x2="4.3846in" svg:y2="-1.0008in"><text:p/></draw:line><draw:custom-shape text:anchor-type="paragraph" draw:z-index="57" draw:name="Shape7" draw:style-name="gr23" draw:text-style-name="P107" svg:width="0.5488in" svg:height="0.2016in" svg:x="2.8075in" svg:y="-0.0118in"><text:p text:style-name="P91"><text:span text:style-name="T34">2048 <text:s/></text:span></text:p><draw:enhanced-geometry svg:viewBox="0 0 21600 21600" draw:type="rectangle" draw:enhanced-path="M 0 0 L 21600 0 21600 21600 0 21600 0 0 Z N"/></draw:custom-shape><draw:custom-shape text:anchor-type="paragraph" draw:z-index="62" draw:name="Shape7" draw:style-name="gr29" draw:text-style-name="P110" svg:width="2.4248in" svg:height="0.2488in" svg:x="4.9528in" svg:y="-0.0984in"><text:p text:style-name="P96"><text:span text:style-name="T38">MOV R2, #200</text:span></text:p><draw:enhanced-geometry svg:viewBox="0 0 21600 21600" draw:type="rectangle" draw:enhanced-path="M 0 0 L 21600 0 21600 21600 0 21600 0 0 Z N"/></draw:custom-shape></text:p>
      <text:p text:style-name="P12"><draw:custom-shape text:anchor-type="paragraph" draw:z-index="50" draw:name="Shape7" draw:style-name="gr21" draw:text-style-name="P101" svg:width="1.028in" svg:height="0.5835in" svg:x="3.3563in" svg:y="-0.1681in"><text:p text:style-name="P93"><text:span text:style-name="T34">A</text:span></text:p><draw:enhanced-geometry svg:viewBox="0 0 21600 21600" draw:type="rectangle" draw:enhanced-path="M 0 0 L 21600 0 21600 21600 0 21600 0 0 Z N"/></draw:custom-shape><draw:custom-shape text:anchor-type="paragraph" draw:z-index="58" draw:name="Shape7" draw:style-name="gr23" draw:text-style-name="P107" svg:width="0.5488in" svg:height="0.2016in" svg:x="2.8075in" svg:y="-1.3992in"><text:p text:style-name="P91"><text:span text:style-name="T34">8192 <text:s/></text:span></text:p><draw:enhanced-geometry svg:viewBox="0 0 21600 21600" draw:type="rectangle" draw:enhanced-path="M 0 0 L 21600 0 21600 21600 0 21600 0 0 Z N"/></draw:custom-shape></text:p>
      <text:p text:style-name="P26"><draw:custom-shape text:anchor-type="paragraph" draw:z-index="52" draw:name="Shape7" draw:style-name="gr23" draw:text-style-name="P107" svg:width="0.5488in" svg:height="0.2016in" svg:x="2.8075in" svg:y="-0.0744in"><text:p text:style-name="P91"><text:span text:style-name="T34">0 <text:s/></text:span></text:p><draw:enhanced-geometry svg:viewBox="0 0 21600 21600" draw:type="rectangle" draw:enhanced-path="M 0 0 L 21600 0 21600 21600 0 21600 0 0 Z N"/></draw:custom-shape><draw:custom-shape text:anchor-type="paragraph" draw:z-index="56" draw:name="Shape7" draw:style-name="gr26" draw:text-style-name="P102" svg:width="1.0213in" svg:height="0.3823in" svg:x="3.3563in" svg:y="0.0937in"><text:p text:style-name="P93"><text:span text:style-name="T34">RAM</text:span></text:p><draw:enhanced-geometry svg:viewBox="0 0 21600 21600" draw:type="rectangle" draw:enhanced-path="M 0 0 L 21600 0 21600 21600 0 21600 0 0 Z N"/></draw:custom-shape><draw:line text:anchor-type="paragraph" draw:z-index="59" draw:name="Shape11" draw:style-name="gr27" draw:text-style-name="P93" svg:x1="4.2102in" svg:y1="-0.0327in" svg:x2="4.8976in" svg:y2="-0.0327in"><text:p/></draw:line><draw:custom-shape text:anchor-type="paragraph" draw:z-index="60" draw:name="Shape7" draw:style-name="gr28" draw:text-style-name="P109" svg:width="1.4594in" svg:height="0.2488in" svg:x="4.9528in" svg:y="-0.1634in"><text:p text:style-name="P96"><text:span text:style-name="T36">MOV R1, #200</text:span></text:p><draw:enhanced-geometry svg:viewBox="0 0 21600 21600" draw:type="rectangle" draw:enhanced-path="M 0 0 L 21600 0 21600 21600 0 21600 0 0 Z N"/></draw:custom-shape><draw:line text:anchor-type="paragraph" draw:z-index="61" draw:name="Shape11" draw:style-name="gr27" draw:text-style-name="P93" svg:x1="4.2102in" svg:y1="-0.6138in" svg:x2="4.8976in" svg:y2="-0.6138in"><text:p/></draw:line></text:p>
      <text:p text:style-name="P26"/>
      <text:p text:style-name="P37">O endereço lógico #200 no processo A e o endereço lógico #200 no processo B são mapeados, respectivamente, para os endereços físicos #200 e #2248 (200 + 2048) somente durante a execução e antes de qualquer acesso a memória RAM…</text:p>
      <text:p text:style-name="P31"/>
      <text:p text:style-name="P41">Realocação dinâmica → Registradores <text:span text:style-name="T12">Base</text:span> e <text:span text:style-name="T12">Limit</text:span></text:p>
      <text:p text:style-name="P37"/>
      <text:p text:style-name="P31"/>
      <text:p text:style-name="P31"/>
      <text:p text:style-name="P84"><draw:frame text:anchor-type="paragraph" draw:z-index="75" draw:name="Shape10" draw:style-name="gr42" draw:text-style-name="P116" svg:width="0.6185in" svg:height="0.724in" draw:transform="rotate (1.5707963267949) translate (0.905555555555555in 0.939583333333333in)"><draw:text-box><text:p text:style-name="P87"><text:span text:style-name="T37">. . .</text:span></text:p></draw:text-box></draw:frame></text:p>
      <text:p text:style-name="P20"/>
      <text:p text:style-name="P21"><draw:custom-shape text:anchor-type="paragraph" draw:z-index="74" draw:name="Shape7" draw:style-name="gr41" draw:text-style-name="P115" svg:width="0.6134in" svg:height="0.1421in" svg:x="0.9937in" svg:y="0.2453in"><text:p/><draw:enhanced-geometry svg:viewBox="0 0 21600 21600" draw:type="rectangle" draw:enhanced-path="M 0 0 L 21600 0 21600 21600 0 21600 0 0 Z N"/></draw:custom-shape></text:p>
      <text:p text:style-name="P13"><draw:custom-shape text:anchor-type="paragraph" draw:z-index="64" draw:name="Shape7" draw:style-name="gr35" draw:text-style-name="P106" svg:width="0.6134in" svg:height="1.063in" svg:x="0.9937in" svg:y="0.061in"><text:p text:style-name="P93"><text:span text:style-name="T34">B</text:span></text:p><draw:enhanced-geometry svg:viewBox="0 0 21600 21600" draw:type="rectangle" draw:enhanced-path="M 0 0 L 21600 0 21600 21600 0 21600 0 0 Z N"/></draw:custom-shape><draw:custom-shape text:anchor-type="paragraph" draw:z-index="69" draw:name="Shape7" draw:style-name="gr37" draw:text-style-name="P110" svg:width="3.776in" svg:height="1.0504in" svg:x="1.7252in" svg:y="0.0689in"><text:p text:style-name="P96"><text:span text:style-name="T41">Espaço de endereçamento do processo B</text:span></text:p><text:p text:style-name="P96"><text:span text:style-name="T38"/></text:p><text:p text:style-name="P96"><text:span text:style-name="T38">Base = 16000</text:span></text:p><text:p text:style-name="P96"><text:span text:style-name="T38">Limit = 36000 – 16000 = 20000</text:span></text:p><draw:enhanced-geometry svg:viewBox="0 0 21600 21600" draw:type="rectangle" draw:enhanced-path="M 0 0 L 21600 0 21600 21600 0 21600 0 0 Z N"/></draw:custom-shape></text:p>
      <text:p text:style-name="P13"/>
      <text:p text:style-name="P13"><draw:custom-shape text:anchor-type="paragraph" draw:z-index="72" draw:name="Shape7" draw:style-name="gr23" draw:text-style-name="P107" svg:width="0.5488in" svg:height="0.2016in" svg:x="0.4453in" svg:y="0.3252in"><text:p text:style-name="P91"><text:span text:style-name="T34">16000 <text:s/></text:span></text:p><draw:enhanced-geometry svg:viewBox="0 0 21600 21600" draw:type="rectangle" draw:enhanced-path="M 0 0 L 21600 0 21600 21600 0 21600 0 0 Z N"/></draw:custom-shape></text:p>
      <text:p text:style-name="P13"><draw:custom-shape text:anchor-type="paragraph" draw:z-index="67" draw:name="Shape7" draw:style-name="gr23" draw:text-style-name="P107" svg:width="0.5488in" svg:height="0.2016in" svg:x="0.4453in" svg:y="0.8244in"><text:p text:style-name="P91"><text:span text:style-name="T34">4000 <text:s/></text:span></text:p><draw:enhanced-geometry svg:viewBox="0 0 21600 21600" draw:type="rectangle" draw:enhanced-path="M 0 0 L 21600 0 21600 21600 0 21600 0 0 Z N"/></draw:custom-shape><draw:custom-shape text:anchor-type="paragraph" draw:z-index="71" draw:name="Shape7" draw:style-name="gr39" draw:text-style-name="P112" svg:width="0.6134in" svg:height="0.2441in" svg:x="0.9937in" svg:y="0.1547in"><text:p/><draw:enhanced-geometry svg:viewBox="0 0 21600 21600" draw:type="rectangle" draw:enhanced-path="M 0 0 L 21600 0 21600 21600 0 21600 0 0 Z N"/></draw:custom-shape><draw:custom-shape text:anchor-type="paragraph" draw:z-index="68" draw:name="Shape7" draw:style-name="gr23" draw:text-style-name="P107" svg:width="0.5488in" svg:height="0.2016in" svg:x="0.4453in" svg:y="0.2457in"><text:p text:style-name="P91"><text:span text:style-name="T34">12000 <text:s/></text:span></text:p><draw:enhanced-geometry svg:viewBox="0 0 21600 21600" draw:type="rectangle" draw:enhanced-path="M 0 0 L 21600 0 21600 21600 0 21600 0 0 Z N"/></draw:custom-shape><draw:custom-shape text:anchor-type="paragraph" draw:z-index="76" draw:name="Shape7" draw:style-name="gr23" draw:text-style-name="P107" svg:width="0.5488in" svg:height="0.2016in" svg:x="0.4453in" svg:y="-1.0602in"><text:p text:style-name="P91"><text:span text:style-name="T34">36000 <text:s/></text:span></text:p><draw:enhanced-geometry svg:viewBox="0 0 21600 21600" draw:type="rectangle" draw:enhanced-path="M 0 0 L 21600 0 21600 21600 0 21600 0 0 Z N"/></draw:custom-shape></text:p>
      <text:p text:style-name="P13"><draw:custom-shape text:anchor-type="paragraph" draw:z-index="63" draw:name="Shape7" draw:style-name="gr34" draw:text-style-name="P101" svg:width="0.6134in" svg:height="0.5835in" svg:x="0.9937in" svg:y="0.0756in"><text:p text:style-name="P93"><text:span text:style-name="T34">A</text:span></text:p><draw:enhanced-geometry svg:viewBox="0 0 21600 21600" draw:type="rectangle" draw:enhanced-path="M 0 0 L 21600 0 21600 21600 0 21600 0 0 Z N"/></draw:custom-shape><draw:frame text:anchor-type="paragraph" draw:z-index="73" draw:name="Shape15" draw:style-name="gr40" draw:text-style-name="P114" svg:width="5.8248in" svg:height="0.5835in" svg:x="1.7335in" svg:y="0.0756in"><draw:text-box><text:p text:style-name="P113"><text:span text:style-name="T34">MOV REG, #x</text:span><text:span text:style-name="T42"> → Endereços de memória </text:span><text:span text:style-name="T34">#x</text:span><text:span text:style-name="T42"> são convertidos para</text:span></text:p><text:p text:style-name="P113"><text:span text:style-name="T42">Base + </text:span><text:span text:style-name="T34">#x</text:span><text:span text:style-name="T42"> e não podem atingir o limite do espaço de endereçamento…</text:span></text:p></draw:text-box></draw:frame></text:p>
      <text:p text:style-name="P27"><draw:custom-shape text:anchor-type="paragraph" draw:z-index="65" draw:name="Shape7" draw:style-name="gr23" draw:text-style-name="P107" svg:width="0.5488in" svg:height="0.2016in" svg:x="0.4453in" svg:y="0.7618in"><text:p text:style-name="P91"><text:span text:style-name="T34">0 <text:s/></text:span></text:p><draw:enhanced-geometry svg:viewBox="0 0 21600 21600" draw:type="rectangle" draw:enhanced-path="M 0 0 L 21600 0 21600 21600 0 21600 0 0 Z N"/></draw:custom-shape></text:p>
      <text:p text:style-name="P27"/>
      <text:p text:style-name="P38"><draw:custom-shape text:anchor-type="paragraph" draw:z-index="66" draw:name="Shape7" draw:style-name="gr36" draw:text-style-name="P102" svg:width="0.6134in" svg:height="0.3823in" svg:x="0.9937in" svg:y="0.2736in"><text:p text:style-name="P93"><text:span text:style-name="T34">RAM</text:span></text:p><draw:enhanced-geometry svg:viewBox="0 0 21600 21600" draw:type="rectangle" draw:enhanced-path="M 0 0 L 21600 0 21600 21600 0 21600 0 0 Z N"/></draw:custom-shape></text:p>
      <text:p text:style-name="P31"><draw:custom-shape text:anchor-type="paragraph" draw:z-index="70" draw:name="Shape7" draw:style-name="gr38" draw:text-style-name="P111" svg:width="0.6134in" svg:height="0.5835in" svg:x="0.9937in" svg:y="-0.6327in"><text:p text:style-name="P93"><text:span text:style-name="T34">SO</text:span></text:p><draw:enhanced-geometry svg:viewBox="0 0 21600 21600" draw:type="rectangle" draw:enhanced-path="M 0 0 L 21600 0 21600 21600 0 21600 0 0 Z N"/></draw:custom-shape></text:p>
      <text:p text:style-name="P31"/>
      <text:p text:style-name="P42"><text:span text:style-name="T3">Problema:</text:span> Cada programa em execução possui seu próprio espaço de endereçamento, mas este deve ser contíguo e pode não haver memória suficiente para todos os processos.</text:p>
      <text:p text:style-name="P42"/>
      <text:p text:style-name="P78">Solução...</text:p>
      <text:p text:style-name="P31"/>
      <text:p text:style-name="P42">- Swapping: Consiste em liberar o espaço de memória alocado para o processo “descarregando” o segmento em disco e carregando novamente quando for necessário.</text:p>
      <text:p text:style-name="P42"/>
      <text:p text:style-name="P42">- Memória virtual: Permite que programas ocupem áreas não-contíguas da memória e possam ser executados mesmo quando estão apenas parcialmente na memória RAM.</text:p>
      <text:p text:style-name="P31"/>
      <text:p text:style-name="P31"/>
      <text:p text:style-name="P31"/>
      <text:p text:style-name="P85"><text:span text:style-name="T15">3</text:span> – <text:span text:style-name="T15">Memória virtual</text:span></text:p>
      <text:p text:style-name="P14"/>
      <text:p text:style-name="P43">Espaço de endereçamento lógico dividido em unidades de alocação <text:span text:style-name="T16">de tamanho fixo</text:span> (páginas) que são mapeadas sob demanda na memória física.</text:p>
      <text:p text:style-name="P43"/>
      <text:p text:style-name="P33"/>
      <text:p text:style-name="P33"><draw:frame text:anchor-type="paragraph" draw:z-index="77" draw:name="Shape15" draw:style-name="gr43" draw:text-style-name="P108" svg:width="2.3335in" svg:height="0.4606in" svg:x="0.0807in" svg:y="-0.1701in"><draw:text-box><text:p text:style-name="P87"><text:span text:style-name="T34">Espaço de endereçamento virtual (32 bits)</text:span></text:p></draw:text-box></draw:frame></text:p>
      <text:p text:style-name="P33"/>
      <text:p text:style-name="P33"/>
      <text:p text:style-name="P23"/>
      <text:p text:style-name="P22"><draw:frame text:anchor-type="paragraph" draw:z-index="103" draw:name="Shape15" draw:style-name="gr43" draw:text-style-name="P108" svg:width="2.3335in" svg:height="0.4606in" svg:x="5.3937in" svg:y="0.2882in"><draw:text-box><text:p text:style-name="P87"><text:span text:style-name="T34">Espaço de endereçamento físico (RAM)</text:span></text:p></draw:text-box></draw:frame></text:p>
      <text:p text:style-name="P22"><draw:g text:anchor-type="paragraph" draw:z-index="84" draw:style-name="gr47"><draw:custom-shape draw:name="Shape7" draw:style-name="gr48" draw:text-style-name="P115" svg:width="0.6134in" svg:height="0.1421in" svg:x="0.9382in" svg:y="-0.4291in"><text:p/><draw:enhanced-geometry svg:viewBox="0 0 21600 21600" draw:type="rectangle" draw:enhanced-path="M 0 0 L 21600 0 21600 21600 0 21600 0 0 Z N"/></draw:custom-shape><draw:custom-shape draw:name="Shape7" draw:style-name="gr48" draw:text-style-name="P115" svg:width="0.6134in" svg:height="0.1421in" svg:x="0.9382in" svg:y="0.2449in"><text:p/><draw:enhanced-geometry svg:viewBox="0 0 21600 21600" draw:type="rectangle" draw:enhanced-path="M 0 0 L 21600 0 21600 21600 0 21600 0 0 Z N"/></draw:custom-shape><draw:frame draw:name="Shape10" draw:style-name="gr49" draw:text-style-name="P116" svg:width="0.6185in" svg:height="0.724in" draw:transform="rotate (1.5707963267949) translate (0.85in 0.29375in)"><draw:text-box><text:p text:style-name="P87"><text:span text:style-name="T37">. . .</text:span></text:p></draw:text-box></draw:frame><draw:custom-shape draw:name="Shape7" draw:style-name="gr50" draw:text-style-name="P115" svg:width="0.6134in" svg:height="0.5835in" svg:x="0.9382in" svg:y="-1.0126in"><text:p text:style-name="P93"><text:span text:style-name="T44">1.048.575</text:span></text:p><draw:enhanced-geometry svg:viewBox="0 0 21600 21600" draw:type="rectangle" draw:enhanced-path="M 0 0 L 21600 0 21600 21600 0 21600 0 0 Z N"/></draw:custom-shape><draw:custom-shape draw:name="Shape7" draw:style-name="gr51" draw:text-style-name="P118" svg:width="0.7331in" svg:height="0.2016in" svg:x="0.2055in" svg:y="0.2339in"><text:p text:style-name="P91"><text:span text:style-name="T43">24 KB <text:s/></text:span></text:p><draw:enhanced-geometry svg:viewBox="0 0 21600 21600" draw:type="rectangle" draw:enhanced-path="M 0 0 L 21600 0 21600 21600 0 21600 0 0 Z N"/></draw:custom-shape><draw:custom-shape draw:name="Shape7" draw:style-name="gr51" draw:text-style-name="P118" svg:width="0.7331in" svg:height="0.2016in" svg:x="0.2055in" svg:y="-1.1654in"><text:p text:style-name="P91"><text:span text:style-name="T43">4 GB <text:s/></text:span></text:p><draw:enhanced-geometry svg:viewBox="0 0 21600 21600" draw:type="rectangle" draw:enhanced-path="M 0 0 L 21600 0 21600 21600 0 21600 0 0 Z N"/></draw:custom-shape></draw:g></text:p>
      <text:p text:style-name="P15"><draw:custom-shape text:anchor-type="paragraph" draw:z-index="97" draw:name="Shape7" draw:style-name="gr56" draw:text-style-name="P115" svg:width="0.6134in" svg:height="0.1421in" svg:x="6.2547in" svg:y="0.9984in"><text:p/><draw:enhanced-geometry svg:viewBox="0 0 21600 21600" draw:type="rectangle" draw:enhanced-path="M 0 0 L 21600 0 21600 21600 0 21600 0 0 Z N"/></draw:custom-shape><draw:custom-shape text:anchor-type="paragraph" draw:z-index="98" draw:name="Shape7" draw:style-name="gr56" draw:text-style-name="P115" svg:width="0.6134in" svg:height="0.1421in" svg:x="6.2547in" svg:y="1.6728in"><text:p/><draw:enhanced-geometry svg:viewBox="0 0 21600 21600" draw:type="rectangle" draw:enhanced-path="M 0 0 L 21600 0 21600 21600 0 21600 0 0 Z N"/></draw:custom-shape><draw:frame text:anchor-type="paragraph" draw:z-index="99" draw:name="Shape10" draw:style-name="gr57" draw:text-style-name="P116" svg:width="0.6185in" svg:height="0.724in" draw:transform="rotate (1.5707963267949) translate (6.16666666666667in 1.72152777777778in)"><draw:text-box><text:p text:style-name="P87"><text:span text:style-name="T37">. . .</text:span></text:p></draw:text-box></draw:frame><draw:custom-shape text:anchor-type="paragraph" draw:z-index="100" draw:name="Shape7" draw:style-name="gr53" draw:text-style-name="P115" svg:width="0.6134in" svg:height="0.5835in" svg:x="6.2547in" svg:y="0.4154in"><text:p text:style-name="P93"><text:span text:style-name="T44">524.287</text:span></text:p><draw:enhanced-geometry svg:viewBox="0 0 21600 21600" draw:type="rectangle" draw:enhanced-path="M 0 0 L 21600 0 21600 21600 0 21600 0 0 Z N"/></draw:custom-shape><draw:custom-shape text:anchor-type="paragraph" draw:z-index="101" draw:name="Shape7" draw:style-name="gr52" draw:text-style-name="P118" svg:width="0.7331in" svg:height="0.2016in" svg:x="5.522in" svg:y="1.6618in"><text:p text:style-name="P91"><text:span text:style-name="T43">12 KB <text:s/></text:span></text:p><draw:enhanced-geometry svg:viewBox="0 0 21600 21600" draw:type="rectangle" draw:enhanced-path="M 0 0 L 21600 0 21600 21600 0 21600 0 0 Z N"/></draw:custom-shape><draw:custom-shape text:anchor-type="paragraph" draw:z-index="102" draw:name="Shape7" draw:style-name="gr52" draw:text-style-name="P118" svg:width="0.7331in" svg:height="0.2016in" svg:x="5.522in" svg:y="0.2626in"><text:p text:style-name="P91"><text:span text:style-name="T43">2 GB <text:s/></text:span></text:p><draw:enhanced-geometry svg:viewBox="0 0 21600 21600" draw:type="rectangle" draw:enhanced-path="M 0 0 L 21600 0 21600 21600 0 21600 0 0 Z N"/></draw:custom-shape><draw:custom-shape text:anchor-type="paragraph" draw:z-index="80" draw:name="Shape7" draw:style-name="gr45" draw:text-style-name="P115" svg:width="0.6134in" svg:height="0.5835in" svg:x="0.9382in" svg:y="0.0638in"><text:p text:style-name="P93"><text:span text:style-name="T34">5</text:span></text:p><draw:enhanced-geometry svg:viewBox="0 0 21600 21600" draw:type="rectangle" draw:enhanced-path="M 0 0 L 21600 0 21600 21600 0 21600 0 0 Z N"/></draw:custom-shape></text:p>
      <text:p text:style-name="P15"><draw:custom-shape text:anchor-type="paragraph" draw:z-index="83" draw:name="Shape7" draw:style-name="gr46" draw:text-style-name="P118" svg:width="0.7331in" svg:height="0.2016in" svg:x="0.2055in" svg:y="0.1717in"><text:p text:style-name="P91"><text:span text:style-name="T43">20 KB <text:s/></text:span></text:p><draw:enhanced-geometry svg:viewBox="0 0 21600 21600" draw:type="rectangle" draw:enhanced-path="M 0 0 L 21600 0 21600 21600 0 21600 0 0 Z N"/></draw:custom-shape></text:p>
      <text:p text:style-name="P15"><draw:custom-shape text:anchor-type="paragraph" draw:z-index="79" draw:name="Shape7" draw:style-name="gr45" draw:text-style-name="P115" svg:width="0.6134in" svg:height="0.5835in" svg:x="0.9382in" svg:y="0.0016in"><text:p text:style-name="P93"><text:span text:style-name="T34">4</text:span></text:p><draw:enhanced-geometry svg:viewBox="0 0 21600 21600" draw:type="rectangle" draw:enhanced-path="M 0 0 L 21600 0 21600 21600 0 21600 0 0 Z N"/></draw:custom-shape></text:p>
      <text:p text:style-name="P15"><draw:custom-shape text:anchor-type="paragraph" draw:z-index="78" draw:name="Shape7" draw:style-name="gr44" draw:text-style-name="P117" svg:width="0.6134in" svg:height="0.5835in" svg:x="0.9382in" svg:y="0.2618in"><text:p text:style-name="P93"><text:span text:style-name="T34">3</text:span></text:p><draw:enhanced-geometry svg:viewBox="0 0 21600 21600" draw:type="rectangle" draw:enhanced-path="M 0 0 L 21600 0 21600 21600 0 21600 0 0 Z N"/></draw:custom-shape><draw:custom-shape text:anchor-type="paragraph" draw:z-index="82" draw:name="Shape7" draw:style-name="gr46" draw:text-style-name="P118" svg:width="0.7331in" svg:height="0.2016in" svg:x="0.2055in" svg:y="0.1091in"><text:p text:style-name="P91"><text:span text:style-name="T43">16 KB <text:s/></text:span></text:p><draw:enhanced-geometry svg:viewBox="0 0 21600 21600" draw:type="rectangle" draw:enhanced-path="M 0 0 L 21600 0 21600 21600 0 21600 0 0 Z N"/></draw:custom-shape><draw:path text:anchor-type="paragraph" draw:z-index="108" draw:name="Shape18" draw:style-name="gr66" draw:text-style-name="P93" svg:width="2.3972in" svg:height="0.6807in" draw:transform="rotate (1.12085044563076) translate (1.230486122069in 2.14709104500171in)" svg:viewBox="0 0 6090 1730" svg:d="M0 905c955 2951 5063-3225 6090 118"><text:p/></draw:path><draw:line text:anchor-type="paragraph" draw:z-index="109" draw:name="Shape19" draw:style-name="gr67" draw:text-style-name="P93" svg:x1="2.8445in" svg:y1="0.1701in" svg:x2="3.3307in" svg:y2="0.1701in"><text:p/></draw:line><draw:path text:anchor-type="paragraph" draw:z-index="110" draw:name="Shape18" draw:style-name="gr66" draw:text-style-name="P93" svg:width="0.4185in" svg:height="0.6445in" draw:transform="skewX (-0.845786555516452) rotate (0.574911455606932) translate (3.51831783836703in 0.174468393530969in)" svg:viewBox="0 0 1064 1638" svg:d="M20 0c-230 704 1595-614 874 1638"><text:p/></draw:path><draw:path text:anchor-type="paragraph" draw:z-index="111" draw:name="Shape18" draw:style-name="gr66" draw:text-style-name="P93" svg:width="0.6547in" svg:height="1.5878in" draw:transform="rotate (1.12085044563076) translate (4.76457574430282in 0.572496230952129in)" svg:viewBox="0 0 1664 4034" svg:d="M1115 0c2034 3034-2359 23-755 4034"><text:p/></draw:path></text:p>
      <text:p text:style-name="P15"><draw:custom-shape text:anchor-type="paragraph" draw:z-index="81" draw:name="Shape7" draw:style-name="gr46" draw:text-style-name="P118" svg:width="0.7331in" svg:height="0.2016in" svg:x="0.2055in" svg:y="0.3693in"><text:p text:style-name="P91"><text:span text:style-name="T43">12 KB <text:s/></text:span></text:p><draw:enhanced-geometry svg:viewBox="0 0 21600 21600" draw:type="rectangle" draw:enhanced-path="M 0 0 L 21600 0 21600 21600 0 21600 0 0 Z N"/></draw:custom-shape></text:p>
      <text:p text:style-name="P29"><draw:custom-shape text:anchor-type="paragraph" draw:z-index="91" draw:name="Shape7" draw:style-name="gr52" draw:text-style-name="P118" svg:width="0.7331in" svg:height="0.2016in" svg:x="5.5236in" svg:y="1.7965in"><text:p text:style-name="P91"><text:span text:style-name="T43">0 KB <text:s/></text:span></text:p><draw:enhanced-geometry svg:viewBox="0 0 21600 21600" draw:type="rectangle" draw:enhanced-path="M 0 0 L 21600 0 21600 21600 0 21600 0 0 Z N"/></draw:custom-shape><draw:custom-shape text:anchor-type="paragraph" draw:z-index="92" draw:name="Shape7" draw:style-name="gr53" draw:text-style-name="P115" svg:width="0.6134in" svg:height="0.5835in" svg:x="6.2563in" svg:y="0.7827in"><text:p text:style-name="P93"><text:span text:style-name="T34">1</text:span></text:p><draw:enhanced-geometry svg:viewBox="0 0 21600 21600" draw:type="rectangle" draw:enhanced-path="M 0 0 L 21600 0 21600 21600 0 21600 0 0 Z N"/></draw:custom-shape><draw:custom-shape text:anchor-type="paragraph" draw:z-index="93" draw:name="Shape7" draw:style-name="gr54" draw:text-style-name="P119" svg:width="0.6134in" svg:height="0.5835in" svg:x="6.2563in" svg:y="0.1992in"><text:p text:style-name="P93"><text:span text:style-name="T34">2</text:span></text:p><draw:enhanced-geometry svg:viewBox="0 0 21600 21600" draw:type="rectangle" draw:enhanced-path="M 0 0 L 21600 0 21600 21600 0 21600 0 0 Z N"/></draw:custom-shape><draw:custom-shape text:anchor-type="paragraph" draw:z-index="94" draw:name="Shape7" draw:style-name="gr55" draw:text-style-name="P117" svg:width="0.6134in" svg:height="0.5835in" svg:x="6.2563in" svg:y="1.3661in"><text:p text:style-name="P93"><text:span text:style-name="T34">0</text:span></text:p><draw:enhanced-geometry svg:viewBox="0 0 21600 21600" draw:type="rectangle" draw:enhanced-path="M 0 0 L 21600 0 21600 21600 0 21600 0 0 Z N"/></draw:custom-shape><draw:custom-shape text:anchor-type="paragraph" draw:z-index="95" draw:name="Shape7" draw:style-name="gr52" draw:text-style-name="P118" svg:width="0.7331in" svg:height="0.2016in" svg:x="5.5236in" svg:y="0.6299in"><text:p text:style-name="P91"><text:span text:style-name="T43">8 KB <text:s/></text:span></text:p><draw:enhanced-geometry svg:viewBox="0 0 21600 21600" draw:type="rectangle" draw:enhanced-path="M 0 0 L 21600 0 21600 21600 0 21600 0 0 Z N"/></draw:custom-shape><draw:custom-shape text:anchor-type="paragraph" draw:z-index="96" draw:name="Shape7" draw:style-name="gr52" draw:text-style-name="P107" svg:width="0.7331in" svg:height="0.2016in" svg:x="5.5236in" svg:y="1.2134in"><text:p text:style-name="P91"><text:span text:style-name="T45">4 KB <text:s/></text:span></text:p><draw:enhanced-geometry svg:viewBox="0 0 21600 21600" draw:type="rectangle" draw:enhanced-path="M 0 0 L 21600 0 21600 21600 0 21600 0 0 Z N"/></draw:custom-shape></text:p>
      <text:p text:style-name="P28"/>
      <text:p text:style-name="P39"/>
      <text:p text:style-name="P34"/>
      <text:p text:style-name="P34"><draw:custom-shape text:anchor-type="paragraph" draw:z-index="116" draw:name="Shape7" draw:style-name="gr71" draw:text-style-name="P128" svg:width="0.6134in" svg:height="0.5835in" svg:x="6.2563in" svg:y="0.0744in"><text:p/><draw:enhanced-geometry svg:viewBox="0 0 21600 21600" draw:type="rectangle" draw:enhanced-path="M 0 0 L 21600 0 21600 21600 0 21600 0 0 Z N"/></draw:custom-shape></text:p>
      <text:p text:style-name="P33"><draw:custom-shape text:anchor-type="paragraph" draw:z-index="85" draw:name="Shape7" draw:style-name="gr52" draw:text-style-name="P118" svg:width="0.7331in" svg:height="0.2016in" svg:x="0.2055in" svg:y="0.1819in"><text:p text:style-name="P91"><text:span text:style-name="T43">0 KB <text:s/></text:span></text:p><draw:enhanced-geometry svg:viewBox="0 0 21600 21600" draw:type="rectangle" draw:enhanced-path="M 0 0 L 21600 0 21600 21600 0 21600 0 0 Z N"/></draw:custom-shape><draw:custom-shape text:anchor-type="paragraph" draw:z-index="86" draw:name="Shape7" draw:style-name="gr53" draw:text-style-name="P115" svg:width="0.6134in" svg:height="0.5835in" svg:x="0.9382in" svg:y="-0.8319in"><text:p text:style-name="P93"><text:span text:style-name="T34">1</text:span></text:p><draw:enhanced-geometry svg:viewBox="0 0 21600 21600" draw:type="rectangle" draw:enhanced-path="M 0 0 L 21600 0 21600 21600 0 21600 0 0 Z N"/></draw:custom-shape><draw:custom-shape text:anchor-type="paragraph" draw:z-index="87" draw:name="Shape7" draw:style-name="gr53" draw:text-style-name="P115" svg:width="0.6134in" svg:height="0.5835in" svg:x="0.9382in" svg:y="-1.4154in"><text:p text:style-name="P93"><text:span text:style-name="T34">2</text:span></text:p><draw:enhanced-geometry svg:viewBox="0 0 21600 21600" draw:type="rectangle" draw:enhanced-path="M 0 0 L 21600 0 21600 21600 0 21600 0 0 Z N"/></draw:custom-shape><draw:custom-shape text:anchor-type="paragraph" draw:z-index="88" draw:name="Shape7" draw:style-name="gr54" draw:text-style-name="P119" svg:width="0.6134in" svg:height="0.5835in" svg:x="0.9382in" svg:y="-0.2484in"><text:p text:style-name="P93"><text:span text:style-name="T34">0</text:span></text:p><draw:enhanced-geometry svg:viewBox="0 0 21600 21600" draw:type="rectangle" draw:enhanced-path="M 0 0 L 21600 0 21600 21600 0 21600 0 0 Z N"/></draw:custom-shape><draw:custom-shape text:anchor-type="paragraph" draw:z-index="89" draw:name="Shape7" draw:style-name="gr52" draw:text-style-name="P118" svg:width="0.7331in" svg:height="0.2016in" svg:x="0.2055in" svg:y="-0.9846in"><text:p text:style-name="P91"><text:span text:style-name="T43">8 KB <text:s/></text:span></text:p><draw:enhanced-geometry svg:viewBox="0 0 21600 21600" draw:type="rectangle" draw:enhanced-path="M 0 0 L 21600 0 21600 21600 0 21600 0 0 Z N"/></draw:custom-shape><draw:custom-shape text:anchor-type="paragraph" draw:z-index="90" draw:name="Shape7" draw:style-name="gr52" draw:text-style-name="P107" svg:width="0.7331in" svg:height="0.2016in" svg:x="0.2055in" svg:y="-0.4016in"><text:p text:style-name="P91"><text:span text:style-name="T45">4 KB <text:s/></text:span></text:p><draw:enhanced-geometry svg:viewBox="0 0 21600 21600" draw:type="rectangle" draw:enhanced-path="M 0 0 L 21600 0 21600 21600 0 21600 0 0 Z N"/></draw:custom-shape><draw:g text:anchor-type="paragraph" draw:z-index="107" draw:style-name="gr47"><draw:frame draw:name="Shape15" draw:style-name="gr62" draw:text-style-name="P121" svg:width="2.7362in" svg:height="0.4606in" svg:x="2.3933in" svg:y="-0.4118in"><draw:text-box><text:p text:style-name="P87"><text:span text:style-name="T47">Tabela de Paginação – MMU</text:span></text:p><text:p text:style-name="P87"><text:span text:style-name="T47">“</text:span><text:span text:style-name="T47">Processo A”</text:span></text:p></draw:text-box></draw:frame><draw:frame draw:name="Shape15" draw:style-name="gr63" draw:text-style-name="P122" svg:width="0.8406in" svg:height="1.9815in" svg:x="2.3126in" svg:y="-2.5445in"><draw:text-box><text:p text:style-name="P87"><text:span text:style-name="T48">Pág.</text:span></text:p><text:p text:style-name="P87"><text:span text:style-name="T49"/></text:p><text:p text:style-name="P87"><text:span text:style-name="T50">0</text:span></text:p><text:p text:style-name="P87"><text:span text:style-name="T50">1</text:span></text:p><text:p text:style-name="P87"><text:span text:style-name="T50">2</text:span></text:p><text:p text:style-name="P87"><text:span text:style-name="T50">3</text:span></text:p><text:p text:style-name="P87"><text:span text:style-name="T51"/></text:p><text:p text:style-name="P87"><text:span text:style-name="T51">:</text:span></text:p><text:p text:style-name="P87"><text:span text:style-name="T51"/></text:p><text:p text:style-name="P87"><text:span text:style-name="T50">1.048.575</text:span></text:p></draw:text-box></draw:frame><draw:frame draw:name="Shape15" draw:style-name="gr63" draw:text-style-name="P123" svg:width="0.7079in" svg:height="1.9815in" svg:x="4.5063in" svg:y="-2.5437in"><draw:text-box><text:p text:style-name="P87"><text:span text:style-name="T52">Frame</text:span></text:p><text:p text:style-name="P87"><text:span text:style-name="T53"/></text:p><text:p text:style-name="P87"><text:span text:style-name="T54">2</text:span></text:p><text:p text:style-name="P87"><text:span text:style-name="T55">-</text:span></text:p><text:p text:style-name="P87"><text:span text:style-name="T55">-</text:span></text:p><text:p text:style-name="P87"><text:span text:style-name="T54">0</text:span></text:p><text:p text:style-name="P87"><text:span text:style-name="T56"/></text:p><text:p text:style-name="P87"><text:span text:style-name="T56">:</text:span></text:p><text:p text:style-name="P87"><text:span text:style-name="T56"/></text:p><text:p text:style-name="P87"><text:span text:style-name="T55">-</text:span></text:p></draw:text-box></draw:frame><draw:frame draw:name="Shape15" draw:style-name="gr63" draw:text-style-name="P123" svg:width="0.7079in" svg:height="1.9815in" svg:x="3.0843in" svg:y="-2.539in"><draw:text-box><text:p text:style-name="P87"><text:span text:style-name="T52">Present</text:span></text:p><text:p text:style-name="P87"><text:span text:style-name="T53"/></text:p><text:p text:style-name="P87"><text:span text:style-name="T54">1</text:span></text:p><text:p text:style-name="P87"><text:span text:style-name="T54">0</text:span></text:p><text:p text:style-name="P87"><text:span text:style-name="T54">0</text:span></text:p><text:p text:style-name="P87"><text:span text:style-name="T54">1</text:span></text:p><text:p text:style-name="P87"><text:span text:style-name="T56"/></text:p><text:p text:style-name="P87"><text:span text:style-name="T56">:</text:span></text:p><text:p text:style-name="P87"><text:span text:style-name="T56"/></text:p><text:p text:style-name="P87"><text:span text:style-name="T54">0</text:span></text:p></draw:text-box></draw:frame><draw:frame draw:name="Shape15" draw:style-name="gr63" draw:text-style-name="P123" svg:width="0.7079in" svg:height="1.9815in" svg:x="3.8161in" svg:y="-2.5437in"><draw:text-box><text:p text:style-name="P87"><text:span text:style-name="T52">Dirty</text:span></text:p><text:p text:style-name="P87"><text:span text:style-name="T53"/></text:p><text:p text:style-name="P87"><text:span text:style-name="T54">0</text:span></text:p><text:p text:style-name="P87"><text:span text:style-name="T54">0</text:span></text:p><text:p text:style-name="P87"><text:span text:style-name="T54">0</text:span></text:p><text:p text:style-name="P87"><text:span text:style-name="T54">1</text:span></text:p><text:p text:style-name="P87"><text:span text:style-name="T56"/></text:p><text:p text:style-name="P87"><text:span text:style-name="T56">:</text:span></text:p><text:p text:style-name="P87"><text:span text:style-name="T56"/></text:p><text:p text:style-name="P87"><text:span text:style-name="T54">0</text:span></text:p></draw:text-box></draw:frame><draw:frame draw:name="Shape15" draw:style-name="gr64" draw:text-style-name="P121" svg:width="1.3197in" svg:height="0.2307in" svg:x="3.0909in" svg:y="-3.0228in"><draw:text-box><text:p text:style-name="P87"><text:span text:style-name="T47">Bits</text:span></text:p></draw:text-box></draw:frame><draw:custom-shape draw:name="Shape17" draw:style-name="gr65" draw:text-style-name="P124" svg:width="0.1449in" svg:height="1.3232in" draw:transform="rotate (1.5707963267949) translate (3.09097222222222in -2.57986111111111in)"><text:p/><draw:enhanced-geometry svg:viewBox="0 0 21600 21600" draw:mirror-vertical="tru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/draw:g></text:p>
      <text:p text:style-name="P33"><draw:frame text:anchor-type="paragraph" draw:z-index="105" draw:name="Shape15" draw:style-name="gr60" draw:text-style-name="P120" svg:width="0.813in" svg:height="0.2161in" svg:x="6.1484in" svg:y="0.4126in"><draw:text-box><text:p text:style-name="P87"><text:span text:style-name="T46">Frames</text:span></text:p></draw:text-box></draw:frame><draw:line text:anchor-type="paragraph" draw:z-index="106" draw:name="Shape16" draw:style-name="gr61" draw:text-style-name="P93" svg:x1="6.5583in" svg:y1="0.3591in" svg:x2="6.5583in" svg:y2="0.0965in"><text:p/></draw:line></text:p>
      <text:p text:style-name="P33"><draw:g text:anchor-type="paragraph" draw:z-index="104" draw:style-name="gr47"><draw:frame draw:name="Shape15" draw:style-name="gr58" draw:text-style-name="P120" svg:width="0.813in" svg:height="0.2161in" svg:x="0.8374in" svg:y="0.0953in"><draw:text-box><text:p text:style-name="P87"><text:span text:style-name="T46">Páginas</text:span></text:p></draw:text-box></draw:frame><draw:line draw:name="Shape16" draw:style-name="gr59" draw:text-style-name="P93" svg:x1="1.2472in" svg:y1="0.0417in" svg:x2="1.2472in" svg:y2="-0.2209in"><text:p/></draw:line></draw:g></text:p>
      <text:p text:style-name="P33"/>
      <text:p text:style-name="P33"/>
      <text:p text:style-name="P44">Endereço virtual…</text:p>
      <text:p text:style-name="P63"/>
      <text:p text:style-name="P44">0000.0000 – 0000.0000 – 0000.0000 – 0000.0000 (32 bits)</text:p>
      <text:p text:style-name="P44"><draw:line text:anchor-type="paragraph" draw:z-index="112" draw:name="Shape21" draw:style-name="gr68" draw:text-style-name="P125" svg:x1="0.0043in" svg:y1="0.2016in" svg:x2="3.4906in" svg:y2="0.2016in"><text:p/></draw:line><draw:frame text:anchor-type="paragraph" draw:z-index="113" draw:name="Shape20" draw:style-name="gr69" draw:text-style-name="P126" svg:width="2.7713in" svg:height="0.324in" svg:x="0.3862in" svg:y="0.0354in"><draw:text-box><text:p text:style-name="P93"><text:span text:style-name="T57">2</text:span><text:span text:style-name="T58">20</text:span><text:span text:style-name="T57"> = 1.048.576 páginas</text:span></text:p></draw:text-box></draw:frame><draw:line text:anchor-type="paragraph" draw:z-index="114" draw:name="Shape21" draw:style-name="gr70" draw:text-style-name="P125" svg:x1="3.548in" svg:y1="0.2016in" svg:x2="5.5807in" svg:y2="0.2016in"><text:p/></draw:line><draw:frame text:anchor-type="paragraph" draw:z-index="115" draw:name="Shape20" draw:style-name="gr69" draw:text-style-name="P127" svg:width="1.2689in" svg:height="0.324in" svg:x="3.9299in" svg:y="0.0354in"><draw:text-box><text:p text:style-name="P93"><text:span text:style-name="T59">2</text:span><text:span text:style-name="T60">12</text:span><text:span text:style-name="T59"> = 4 KB</text:span></text:p></draw:text-box></draw:frame></text:p>
      <text:p text:style-name="P44"/>
      <text:p text:style-name="P81">Exemplos…</text:p>
      <text:p text:style-name="P47"/>
      <text:p text:style-name="P67">MOV REG, #0 → <text:span text:style-name="T9">Página 0 presente</text:span> → Frame 2</text:p>
      <text:p text:style-name="P67">MMU insere no barramento o endereço #8192 (8192 + 0)</text:p>
      <text:p text:style-name="P69"/>
      <text:p text:style-name="P68">MOV REG, #100 → <text:span text:style-name="T9">Página 0 presente</text:span> → Frame 2</text:p>
      <text:p text:style-name="P68">MMU insere no barramento o endereço #8292 (8192 + 100)</text:p>
      <text:p text:style-name="P70"/>
      <text:p text:style-name="P68">MOV REG, #1<text:span text:style-name="T17">2290</text:span> → <text:span text:style-name="T9">Página </text:span><text:span text:style-name="T11">3</text:span><text:span text:style-name="T9"> presente</text:span> → Frame <text:span text:style-name="T17">0</text:span></text:p>
      <text:p text:style-name="P68">MMU insere no barramento o endereço #<text:span text:style-name="T17">2</text:span> (<text:span text:style-name="T17">0</text:span> + <text:span text:style-name="T17">2</text:span>)</text:p>
      <text:p text:style-name="P70"/>
      <text:p text:style-name="P68">MOV REG, #5000 → <text:span text:style-name="T2">Página 1 ausente</text:span></text:p>
      <text:p text:style-name="P67">MMU lança uma interrupção <text:span text:style-name="T12">PAGE FAULT</text:span></text:p>
      <text:p text:style-name="P47"/>
      <text:p text:style-name="P48"><text:span text:style-name="T3">Problema:</text:span> Tabela de paginação demasiadamente grande para ser mantida na MMU (Memory Management Unit).</text:p>
      <text:p text:style-name="P48"/>
      <text:p text:style-name="P50"><text:span text:style-name="T10">Solução:</text:span> Translation Lookaside Buffer – TLB.</text:p>
      <text:p text:style-name="P50"/>
      <text:p text:style-name="P35"><draw:frame text:anchor-type="paragraph" draw:z-index="126" draw:name="Shape15" draw:style-name="gr77" draw:text-style-name="P121" svg:width="2.7362in" svg:height="0.4606in" svg:x="4.6571in" svg:y="2.8764in"><draw:text-box><text:p text:style-name="P87"><text:span text:style-name="T47">Tabela de Paginação – RAM</text:span></text:p><text:p text:style-name="P87"><text:span text:style-name="T47">“</text:span><text:span text:style-name="T47">Processo A”</text:span></text:p></draw:text-box></draw:frame><draw:frame text:anchor-type="paragraph" draw:z-index="128" draw:name="Shape15" draw:style-name="gr73" draw:text-style-name="P122" svg:width="0.8406in" svg:height="1.9815in" svg:x="5.3638in" svg:y="0.7437in"><draw:text-box><text:p text:style-name="P87"><text:span text:style-name="T48">Pág.</text:span></text:p><text:p text:style-name="P87"><text:span text:style-name="T49"/></text:p><text:p text:style-name="P87"><text:span text:style-name="T50">0</text:span></text:p><text:p text:style-name="P87"><text:span text:style-name="T50">1</text:span></text:p><text:p text:style-name="P87"><text:span text:style-name="T50">2</text:span></text:p><text:p text:style-name="P87"><text:span text:style-name="T50">3</text:span></text:p><text:p text:style-name="P87"><text:span text:style-name="T51"/></text:p><text:p text:style-name="P87"><text:span text:style-name="T51">:</text:span></text:p><text:p text:style-name="P87"><text:span text:style-name="T51"/></text:p><text:p text:style-name="P87"><text:span text:style-name="T50">1.048.575</text:span></text:p></draw:text-box></draw:frame><draw:frame text:anchor-type="paragraph" draw:z-index="129" draw:name="Shape15" draw:style-name="gr73" draw:text-style-name="P123" svg:width="0.7079in" svg:height="1.9815in" svg:x="6.0591in" svg:y="0.7445in"><draw:text-box><text:p text:style-name="P87"><text:span text:style-name="T52">Frame</text:span></text:p><text:p text:style-name="P87"><text:span text:style-name="T53"/></text:p><text:p text:style-name="P87"><text:span text:style-name="T54">2</text:span></text:p><text:p text:style-name="P87"><text:span text:style-name="T55">-</text:span></text:p><text:p text:style-name="P87"><text:span text:style-name="T55">-</text:span></text:p><text:p text:style-name="P87"><text:span text:style-name="T54">0</text:span></text:p><text:p text:style-name="P87"><text:span text:style-name="T56"/></text:p><text:p text:style-name="P87"><text:span text:style-name="T56">:</text:span></text:p><text:p text:style-name="P87"><text:span text:style-name="T56"/></text:p><text:p text:style-name="P87"><text:span text:style-name="T55">-</text:span></text:p></draw:text-box></draw:frame></text:p>
      <text:p text:style-name="P33"><draw:frame text:anchor-type="paragraph" draw:z-index="118" draw:name="Shape15" draw:style-name="gr73" draw:text-style-name="P123" svg:width="0.8406in" svg:height="1.9815in" svg:x="-0.072in" svg:y="0.0736in"><draw:text-box><text:p text:style-name="P87"><text:span text:style-name="T52">Pág.</text:span></text:p><text:p text:style-name="P87"><text:span text:style-name="T53"/></text:p><text:p text:style-name="P87"><text:span text:style-name="T54">0</text:span></text:p><text:p text:style-name="P87"><text:span text:style-name="T54">20</text:span></text:p><text:p text:style-name="P87"><text:span text:style-name="T54">18</text:span></text:p><text:p text:style-name="P87"><text:span text:style-name="T54">130</text:span></text:p><text:p text:style-name="P87"><text:span text:style-name="T56"/></text:p><text:p text:style-name="P87"><text:span text:style-name="T56">:</text:span></text:p><text:p text:style-name="P87"><text:span text:style-name="T56"/></text:p><text:p text:style-name="P87"><text:span text:style-name="T54"/></text:p></draw:text-box></draw:frame><draw:frame text:anchor-type="paragraph" draw:z-index="119" draw:name="Shape15" draw:style-name="gr73" draw:text-style-name="P123" svg:width="0.7079in" svg:height="1.9815in" svg:x="2.1217in" svg:y="0.0744in"><draw:text-box><text:p text:style-name="P87"><text:span text:style-name="T52">Frame</text:span></text:p><text:p text:style-name="P87"><text:span text:style-name="T53"/></text:p><text:p text:style-name="P87"><text:span text:style-name="T54">2</text:span></text:p><text:p text:style-name="P87"><text:span text:style-name="T55">-</text:span></text:p><text:p text:style-name="P87"><text:span text:style-name="T55">-</text:span></text:p><text:p text:style-name="P87"><text:span text:style-name="T55">-</text:span></text:p><text:p text:style-name="P87"><text:span text:style-name="T56"/></text:p><text:p text:style-name="P87"><text:span text:style-name="T56">:</text:span></text:p><text:p text:style-name="P87"><text:span text:style-name="T56"/></text:p><text:p text:style-name="P87"><text:span text:style-name="T55"/></text:p></draw:text-box></draw:frame><draw:frame text:anchor-type="paragraph" draw:z-index="120" draw:name="Shape15" draw:style-name="gr73" draw:text-style-name="P123" svg:width="0.7079in" svg:height="1.9815in" svg:x="0.6992in" svg:y="0.0791in"><draw:text-box><text:p text:style-name="P87"><text:span text:style-name="T52">Present</text:span></text:p><text:p text:style-name="P87"><text:span text:style-name="T53"/></text:p><text:p text:style-name="P87"><text:span text:style-name="T54">1</text:span></text:p><text:p text:style-name="P87"><text:span text:style-name="T54">0</text:span></text:p><text:p text:style-name="P87"><text:span text:style-name="T54">0</text:span></text:p><text:p text:style-name="P87"><text:span text:style-name="T54">0</text:span></text:p><text:p text:style-name="P87"><text:span text:style-name="T56"/></text:p><text:p text:style-name="P87"><text:span text:style-name="T56">:</text:span></text:p><text:p text:style-name="P87"><text:span text:style-name="T56"/></text:p><text:p text:style-name="P87"><text:span text:style-name="T54"/></text:p></draw:text-box></draw:frame><draw:frame text:anchor-type="paragraph" draw:z-index="121" draw:name="Shape15" draw:style-name="gr73" draw:text-style-name="P123" svg:width="0.7079in" svg:height="1.9815in" svg:x="1.4311in" svg:y="0.0744in"><draw:text-box><text:p text:style-name="P87"><text:span text:style-name="T52">Dirty</text:span></text:p><text:p text:style-name="P87"><text:span text:style-name="T53"/></text:p><text:p text:style-name="P87"><text:span text:style-name="T54">0</text:span></text:p><text:p text:style-name="P87"><text:span text:style-name="T54">0</text:span></text:p><text:p text:style-name="P87"><text:span text:style-name="T54">0</text:span></text:p><text:p text:style-name="P87"><text:span text:style-name="T54">0</text:span></text:p><text:p text:style-name="P87"><text:span text:style-name="T56"/></text:p><text:p text:style-name="P87"><text:span text:style-name="T56">:</text:span></text:p><text:p text:style-name="P87"><text:span text:style-name="T56"/></text:p><text:p text:style-name="P87"><text:span text:style-name="T54"/></text:p></draw:text-box></draw:frame><draw:frame text:anchor-type="paragraph" draw:z-index="122" draw:name="Shape15" draw:style-name="gr74" draw:text-style-name="P121" svg:width="1.3197in" svg:height="0.2307in" svg:x="0.7063in" svg:y="-0.4047in"><draw:text-box><text:p text:style-name="P87"><text:span text:style-name="T47">Bits</text:span></text:p></draw:text-box></draw:frame><draw:custom-shape text:anchor-type="paragraph" draw:z-index="123" draw:name="Shape17" draw:style-name="gr75" draw:text-style-name="P124" svg:width="0.1449in" svg:height="1.3232in" draw:transform="rotate (1.5707963267949) translate (0.70625in 0.0375in)"><text:p/><draw:enhanced-geometry svg:viewBox="0 0 21600 21600" draw:mirror-vertical="tru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/text:p>
      <text:p text:style-name="P33"><draw:frame text:anchor-type="paragraph" draw:z-index="131" draw:name="Shape15" draw:style-name="gr79" draw:text-style-name="P132" svg:width="1.9043in" svg:height="0.3606in" svg:x="3.2319in" svg:y="0.0701in"><draw:text-box><text:p text:style-name="P87"><text:span text:style-name="T62">Copiado pelo SO após uma interrupção PAGE FAULT</text:span></text:p></draw:text-box></draw:frame></text:p>
      <text:p text:style-name="P33"><draw:path text:anchor-type="paragraph" draw:z-index="130" draw:name="Shape23" draw:style-name="gr9" draw:text-style-name="P93" svg:width="2.163in" svg:height="1.3441in" draw:transform="rotate (2.33106174896363) translate (4.61993387049531in 1.75792757304555in)" svg:viewBox="0 0 5495 3415" svg:d="M0 3270c3849-3740-1375 4364 5495-3270"><text:p/></draw:path></text:p>
      <text:p text:style-name="P33"/>
      <text:p text:style-name="P33"><draw:custom-shape text:anchor-type="paragraph" draw:z-index="127" draw:name="Shape22" draw:style-name="gr78" draw:text-style-name="P131" svg:width="0.9449in" svg:height="0.2224in" svg:x="5.6291in" svg:y="0.1209in"><text:p/><draw:enhanced-geometry svg:viewBox="0 0 21600 21600" draw:type="rectangle" draw:enhanced-path="M 0 0 L 21600 0 21600 21600 0 21600 0 0 Z N"/></draw:custom-shape></text:p>
      <text:p text:style-name="P33"/>
      <text:p text:style-name="P33"><draw:frame text:anchor-type="paragraph" draw:z-index="124" draw:name="Shape15" draw:style-name="gr74" draw:text-style-name="P129" svg:width="0.278in" svg:height="0.2307in" svg:x="2.6193in" svg:y="-0.4811in"><draw:text-box><text:p text:style-name="P87"><text:span text:style-name="T61">→</text:span></text:p></draw:text-box></draw:frame></text:p>
      <text:p text:style-name="P33"><draw:frame text:anchor-type="paragraph" draw:z-index="117" draw:name="Shape15" draw:style-name="gr72" draw:text-style-name="P121" svg:width="2.7713in" svg:height="0.6906in" svg:x="0.0083in" svg:y="-0.4236in"><draw:text-box><text:p text:style-name="P87"><text:span text:style-name="T47">Hardware MMU</text:span></text:p><text:p text:style-name="P87"><text:span text:style-name="T47">TLB – Memória Associativa</text:span></text:p><text:p text:style-name="P87"><text:span text:style-name="T47">“</text:span><text:span text:style-name="T47">Processo A”</text:span></text:p></draw:text-box></draw:frame><draw:frame text:anchor-type="paragraph" draw:z-index="125" draw:name="Shape15" draw:style-name="gr76" draw:text-style-name="P130" svg:width="1.4323in" svg:height="0.4315in" svg:x="2.8972in" svg:y="-0.7965in"><draw:text-box><text:p text:style-name="P87"><text:span text:style-name="T61">Raramente mais do que 256</text:span></text:p></draw:text-box></draw:frame></text:p>
      <text:p text:style-name="P33"/>
      <text:p text:style-name="P33"/>
      <text:p text:style-name="P49"><text:span text:style-name="T3">Problema:</text:span> Tabela de paginação <text:span text:style-name="T19">ainda </text:span>demasiadamente grande para ser mantida na <text:span text:style-name="T18">memória RAM.</text:span></text:p>
      <text:p text:style-name="P49"/>
      <text:p text:style-name="P49"><text:span text:style-name="T10">Solução:</text:span> <text:span text:style-name="T18">Paginação multinível</text:span>.</text:p>
      <text:p text:style-name="P49"/>
      <text:p text:style-name="P82">Paginação multinível</text:p>
      <text:p text:style-name="P51"/>
      <text:p text:style-name="P45">Endereço virtual…</text:p>
      <text:p text:style-name="P64"/>
      <text:p text:style-name="P54"><text:span text:style-name="T5">9 bits</text:span> . <text:span text:style-name="T5">9 bits</text:span> . <text:span text:style-name="T5">9 bits</text:span> . <text:span text:style-name="T5">9 bits</text:span> . <text:span text:style-name="T5">12 bits</text:span> = 48 bits = 256 TB</text:p>
      <text:p text:style-name="P62"><draw:line text:anchor-type="paragraph" draw:z-index="132" draw:name="Shape21" draw:style-name="gr68" draw:text-style-name="P125" svg:x1="-0.0028in" svg:y1="0.5736in" svg:x2="3.1917in" svg:y2="0.5736in"><text:p/></draw:line> <text:s/>512 <text:s text:c="5"/><text:span text:style-name="T20"><text:s/></text:span><text:s/>512 <text:s text:c="6"/>512 <text:s text:c="6"/>512 <text:s text:c="7"/>4096</text:p>
      <text:p text:style-name="P71"><text:tab/><text:tab/><text:tab/><text:tab/><text:tab/><text:tab/> <text:s text:c="10"/>(4 KB)</text:p>
      <text:p text:style-name="P46"><draw:frame text:anchor-type="paragraph" draw:z-index="133" draw:name="Shape20" draw:style-name="gr80" draw:text-style-name="P126" svg:width="2.028in" svg:height="0.5039in" svg:x="0.6362in" svg:y="-0.211in"><draw:text-box><text:p text:style-name="P93"><text:span text:style-name="T63">Paginação de 4 níveis</text:span></text:p><text:p text:style-name="P93"><text:span text:style-name="T63">2</text:span><text:span text:style-name="T64">36</text:span><text:span text:style-name="T63"> páginas de 4 KB</text:span></text:p></draw:text-box></draw:frame></text:p>
      <text:p text:style-name="P60"/>
      <text:p text:style-name="P51"/>
      <text:p text:style-name="P51"/>
      <text:p text:style-name="P51"/>
      <text:p text:style-name="P51"><draw:line text:anchor-type="paragraph" draw:z-index="160" draw:name="Shape25" draw:style-name="gr89" draw:text-style-name="P93" svg:x1="0.6453in" svg:y1="1.7472in" svg:x2="1.7772in" svg:y2="0.0181in"><text:p/></draw:line></text:p>
      <text:p text:style-name="P51"/>
      <text:p text:style-name="P51"><draw:frame text:anchor-type="paragraph" draw:z-index="157" draw:name="Shape24" draw:style-name="gr85" draw:text-style-name="P135" svg:width="0.4661in" svg:height="0.2358in" svg:x="1.8244in" svg:y="-1.4272in"><draw:text-box><text:p text:style-name="P93"><text:span text:style-name="T42">511</text:span></text:p></draw:text-box></draw:frame><draw:frame text:anchor-type="paragraph" draw:z-index="167" draw:name="Shape15" draw:style-name="gr90" draw:text-style-name="P140" svg:width="1.535in" svg:height="0.3843in" draw:transform="rotate (0.986111027376796) translate (0.614583333333333in 0.790277777777778in)"><draw:text-box><text:p text:style-name="P87"><text:span text:style-name="T65">Número do bloco físico em disco</text:span></text:p></draw:text-box></draw:frame></text:p>
      <text:p text:style-name="P51"><draw:frame text:anchor-type="paragraph" draw:z-index="144" draw:name="Shape24" draw:style-name="gr83" draw:text-style-name="P135" svg:width="0.4661in" svg:height="0.9177in" svg:x="1.8244in" svg:y="-1.5146in"><draw:text-box><text:p/></draw:text-box></draw:frame></text:p>
      <text:p text:style-name="P52"/>
      <text:p text:style-name="P52"><draw:frame text:anchor-type="paragraph" draw:z-index="136" draw:name="Shape24" draw:style-name="gr83" draw:text-style-name="P135" svg:width="0.4661in" svg:height="0.9177in" svg:x="0.1791in" svg:y="0.2508in"><draw:text-box><text:p/></draw:text-box></draw:frame><draw:frame text:anchor-type="paragraph" draw:z-index="137" draw:name="Shape24" draw:style-name="gr84" draw:text-style-name="P136" svg:width="0.4661in" svg:height="0.2358in" svg:x="0.1791in" svg:y="0.0154in"><draw:text-box><text:p text:style-name="P93"><text:span text:style-name="T42">511</text:span></text:p></draw:text-box></draw:frame><draw:frame text:anchor-type="paragraph" draw:z-index="140" draw:name="Shape24" draw:style-name="gr83" draw:text-style-name="P135" svg:width="0.4661in" svg:height="0.9177in" svg:x="1.8244in" svg:y="1.0382in"><draw:text-box><text:p/></draw:text-box></draw:frame><draw:frame text:anchor-type="paragraph" draw:z-index="141" draw:name="Shape24" draw:style-name="gr85" draw:text-style-name="P135" svg:width="0.4661in" svg:height="0.2358in" svg:x="1.8244in" svg:y="0.8028in"><draw:text-box><text:p text:style-name="P93"><text:span text:style-name="T42">511</text:span></text:p></draw:text-box></draw:frame></text:p>
      <text:p text:style-name="P52"><draw:frame text:anchor-type="paragraph" draw:z-index="142" draw:name="Shape24" draw:style-name="gr85" draw:text-style-name="P135" svg:width="0.4661in" svg:height="0.2358in" svg:x="1.8244in" svg:y="-1.3307in"><draw:text-box><text:p text:style-name="P93"><text:span text:style-name="T42">0</text:span></text:p></draw:text-box></draw:frame><draw:frame text:anchor-type="paragraph" draw:z-index="143" draw:name="Shape24" draw:style-name="gr85" draw:text-style-name="P135" svg:width="0.4661in" svg:height="0.2358in" svg:x="1.8244in" svg:y="-1.5661in"><draw:text-box><text:p text:style-name="P93"><text:span text:style-name="T42">1</text:span></text:p></draw:text-box></draw:frame><draw:frame text:anchor-type="paragraph" draw:z-index="155" draw:name="Shape24" draw:style-name="gr83" draw:text-style-name="P135" svg:width="0.4661in" svg:height="0.9177in" svg:x="5.1189in" svg:y="2.2902in"><draw:text-box><text:p/></draw:text-box></draw:frame><draw:frame text:anchor-type="paragraph" draw:z-index="156" draw:name="Shape24" draw:style-name="gr85" draw:text-style-name="P135" svg:width="0.4661in" svg:height="0.2358in" svg:x="5.1189in" svg:y="2.0547in"><draw:text-box><text:p text:style-name="P93"><text:span text:style-name="T42">511</text:span></text:p></draw:text-box></draw:frame></text:p>
      <text:p text:style-name="P52"><draw:frame text:anchor-type="paragraph" draw:z-index="152" draw:name="Shape24" draw:style-name="gr85" draw:text-style-name="P135" svg:width="0.4661in" svg:height="0.2358in" svg:x="3.4717in" svg:y="-0.2366in"><draw:text-box><text:p text:style-name="P93"><text:span text:style-name="T42">511</text:span></text:p></draw:text-box></draw:frame></text:p>
      <text:p text:style-name="P52"><draw:frame text:anchor-type="paragraph" draw:z-index="135" draw:name="Shape24" draw:style-name="gr82" draw:text-style-name="P134" svg:width="0.4661in" svg:height="0.2358in" svg:x="0.1791in" svg:y="0.1992in"><draw:text-box><text:p text:style-name="P93"><text:span text:style-name="T42">1</text:span></text:p></draw:text-box></draw:frame><draw:frame text:anchor-type="paragraph" draw:z-index="139" draw:name="Shape24" draw:style-name="gr85" draw:text-style-name="P135" svg:width="0.4661in" svg:height="0.2358in" svg:x="1.8244in" svg:y="0.9866in"><draw:text-box><text:p text:style-name="P93"><text:span text:style-name="T42">1</text:span></text:p></draw:text-box></draw:frame><draw:frame text:anchor-type="paragraph" draw:z-index="151" draw:name="Shape24" draw:style-name="gr83" draw:text-style-name="P135" svg:width="0.4661in" svg:height="0.9177in" svg:x="3.4717in" svg:y="-0.3244in"><draw:text-box><text:p/></draw:text-box></draw:frame><draw:line text:anchor-type="paragraph" draw:z-index="161" draw:name="Shape25" draw:style-name="gr89" draw:text-style-name="P93" svg:x1="2.2902in" svg:y1="1.9906in" svg:x2="3.4228in" svg:y2="0.2752in"><text:p/></draw:line></text:p>
      <text:p text:style-name="P52"><draw:frame text:anchor-type="paragraph" draw:z-index="134" draw:name="Shape24" draw:style-name="gr81" draw:text-style-name="P133" svg:width="0.4661in" svg:height="0.2358in" svg:x="0.1791in" svg:y="0.1118in"><draw:text-box><text:p text:style-name="P93"><text:span text:style-name="T42">0</text:span></text:p></draw:text-box></draw:frame><draw:frame text:anchor-type="paragraph" draw:z-index="138" draw:name="Shape24" draw:style-name="gr85" draw:text-style-name="P135" svg:width="0.4661in" svg:height="0.2358in" svg:x="1.8244in" svg:y="0.8992in"><draw:text-box><text:p text:style-name="P93"><text:span text:style-name="T42">0</text:span></text:p></draw:text-box></draw:frame><draw:frame text:anchor-type="paragraph" draw:z-index="154" draw:name="Shape24" draw:style-name="gr88" draw:text-style-name="P139" svg:width="0.4661in" svg:height="0.2358in" svg:x="5.1189in" svg:y="2.239in"><draw:text-box><text:p text:style-name="P93"><text:span text:style-name="T42">1</text:span></text:p></draw:text-box></draw:frame><draw:frame text:anchor-type="paragraph" draw:z-index="168" draw:name="Shape15" draw:style-name="gr90" draw:text-style-name="P140" svg:width="1.535in" svg:height="0.3843in" draw:transform="rotate (0.986111027376796) translate (2.25555555555556in 1.35625in)"><draw:text-box><text:p text:style-name="P87"><text:span text:style-name="T65">Número do bloco físico em disco</text:span></text:p></draw:text-box></draw:frame><draw:line text:anchor-type="paragraph" draw:z-index="159" draw:name="Shape25" draw:style-name="gr89" draw:text-style-name="P93" svg:x1="0.6453in" svg:y1="0.0146in" svg:x2="1.7909in" svg:y2="0.3409in"><text:p/></draw:line><draw:line text:anchor-type="paragraph" draw:z-index="158" draw:name="Shape25" draw:style-name="gr89" draw:text-style-name="P93" svg:x1="0.6453in" svg:y1="0.2091in" svg:x2="1.7909in" svg:y2="2.2783in"><text:p/></draw:line></text:p>
      <text:p text:style-name="P51"><draw:frame text:anchor-type="paragraph" draw:z-index="148" draw:name="Shape24" draw:style-name="gr86" draw:text-style-name="P137" svg:width="0.4661in" svg:height="0.2358in" svg:x="1.8244in" svg:y="1.2071in"><draw:text-box><text:p text:style-name="P93"><text:span text:style-name="T42">511</text:span></text:p></draw:text-box></draw:frame><draw:frame text:anchor-type="paragraph" draw:z-index="153" draw:name="Shape24" draw:style-name="gr85" draw:text-style-name="P135" svg:width="0.4661in" svg:height="0.2358in" svg:x="5.1189in" svg:y="2.1516in"><draw:text-box><text:p text:style-name="P93"><text:span text:style-name="T42">0</text:span></text:p></draw:text-box></draw:frame><draw:frame text:anchor-type="paragraph" draw:z-index="0" draw:name="Shape20" draw:style-name="gr1" draw:text-style-name="P88" svg:width="0.4661in" svg:height="0.5634in" svg:x="0.1791in" svg:y="0.0244in"><draw:text-box><text:p text:style-name="P87"><text:span text:style-name="T25">1</text:span></text:p></draw:text-box></draw:frame><draw:line text:anchor-type="paragraph" draw:z-index="162" draw:name="Shape25" draw:style-name="gr89" draw:text-style-name="P93" svg:x1="3.9374in" svg:y1="0.2752in" svg:x2="5.0756in" svg:y2="1.5669in"><text:p/></draw:line></text:p>
      <text:p text:style-name="P53"><draw:frame text:anchor-type="paragraph" draw:z-index="147" draw:name="Shape24" draw:style-name="gr83" draw:text-style-name="P135" svg:width="0.4661in" svg:height="0.9177in" svg:x="1.8244in" svg:y="1.1193in"><draw:text-box><text:p/></draw:text-box></draw:frame><draw:frame text:anchor-type="paragraph" draw:z-index="149" draw:name="Shape24" draw:style-name="gr87" draw:text-style-name="P138" svg:width="0.4661in" svg:height="0.2358in" svg:x="3.4717in" svg:y="-0.1402in"><draw:text-box><text:p text:style-name="P93"><text:span text:style-name="T42">0</text:span></text:p></draw:text-box></draw:frame><draw:frame text:anchor-type="paragraph" draw:z-index="150" draw:name="Shape24" draw:style-name="gr85" draw:text-style-name="P135" svg:width="0.4661in" svg:height="0.2358in" svg:x="3.4717in" svg:y="-0.3756in"><draw:text-box><text:p text:style-name="P93"><text:span text:style-name="T42">1</text:span></text:p></draw:text-box></draw:frame><draw:frame text:anchor-type="paragraph" draw:z-index="169" draw:name="Shape15" draw:style-name="gr90" draw:text-style-name="P140" svg:width="1.535in" svg:height="0.3843in" draw:transform="rotate (-0.847706417693646) translate (4.15347222222222in -0.103472222222222in)"><draw:text-box><text:p text:style-name="P87"><text:span text:style-name="T65">Número do bloco físico em disco</text:span></text:p></draw:text-box></draw:frame><draw:frame text:anchor-type="paragraph" draw:z-index="165" draw:name="Shape20" draw:style-name="gr1" draw:text-style-name="P88" svg:width="0.4661in" svg:height="0.5634in" svg:x="3.4717in" svg:y="0.0953in"><draw:text-box><text:p text:style-name="P87"><text:span text:style-name="T25">3</text:span></text:p></draw:text-box></draw:frame></text:p>
      <text:p text:style-name="P53"/>
      <text:p text:style-name="P53"/>
      <text:p text:style-name="P53"><draw:frame text:anchor-type="paragraph" draw:z-index="146" draw:name="Shape24" draw:style-name="gr85" draw:text-style-name="P135" svg:width="0.4661in" svg:height="0.2358in" svg:x="1.8244in" svg:y="1.0681in"><draw:text-box><text:p text:style-name="P93"><text:span text:style-name="T42">1</text:span></text:p></draw:text-box></draw:frame></text:p>
      <text:p text:style-name="P53"><draw:frame text:anchor-type="paragraph" draw:z-index="145" draw:name="Shape24" draw:style-name="gr85" draw:text-style-name="P135" svg:width="0.4661in" svg:height="0.2358in" svg:x="1.8244in" svg:y="0.9807in"><draw:text-box><text:p text:style-name="P93"><text:span text:style-name="T42">0</text:span></text:p></draw:text-box></draw:frame><draw:frame text:anchor-type="paragraph" draw:z-index="170" draw:name="Shape15" draw:style-name="gr90" draw:text-style-name="P141" svg:width="1.535in" svg:height="0.3843in" svg:x="6.1043in" svg:y="0.2138in"><draw:text-box><text:p text:style-name="P87"><text:span text:style-name="T66">Número do frame na memória RAM</text:span></text:p></draw:text-box></draw:frame><draw:line text:anchor-type="paragraph" draw:z-index="163" draw:name="Shape25" draw:style-name="gr89" draw:text-style-name="P93" svg:x1="5.5846in" svg:y1="0.422in" svg:x2="6.05in" svg:y2="0.422in"><text:p/></draw:line></text:p>
      <text:p text:style-name="P53"><draw:frame text:anchor-type="paragraph" draw:z-index="166" draw:name="Shape20" draw:style-name="gr1" draw:text-style-name="P88" svg:width="0.4661in" svg:height="0.5634in" svg:x="5.1189in" svg:y="0.4492in"><draw:text-box><text:p text:style-name="P87"><text:span text:style-name="T25">4</text:span></text:p></draw:text-box></draw:frame></text:p>
      <text:p text:style-name="P53"/>
      <text:p text:style-name="P53"><draw:frame text:anchor-type="paragraph" draw:z-index="164" draw:name="Shape20" draw:style-name="gr1" draw:text-style-name="P88" svg:width="0.4661in" svg:height="0.5634in" svg:x="1.8244in" svg:y="0.2472in"><draw:text-box><text:p text:style-name="P87"><text:span text:style-name="T25">2</text:span></text:p></draw:text-box></draw:frame></text:p>
      <text:p text:style-name="P53"/>
      <text:p text:style-name="P53"/>
      <text:p text:style-name="P55"/>
      <text:p text:style-name="P83">Algoritmos de substituição de páginas…</text:p>
      <text:p text:style-name="P56"/>
      <text:p text:style-name="P79">Not Recently Used – Não <text:span text:style-name="T21">U</text:span>sada <text:span text:style-name="T21">R</text:span>ecentemente</text:p>
      <text:p text:style-name="P56"/>
      <text:p text:style-name="P56">Remove uma página qualquer (modificada ou não) que não tenha sido acessada desde o último ciclo de clock (tick) → tipicamente 20ms.</text:p>
      <text:p text:style-name="P56"/>
      <text:p text:style-name="P79">Least Recently Used – Usada <text:span text:style-name="T21">M</text:span>enos <text:span text:style-name="T21">R</text:span>ecentemente</text:p>
      <text:p text:style-name="P56"/>
      <text:p text:style-name="P56">Remove a página mais antiga considerando o instante de seu último acesso.</text:p>
      <text:p text:style-name="P56"/>
      <text:p text:style-name="P79">First-In, First-Out <text:span text:style-name="T21">(FIFO) </text:span>– Primeira a <text:span text:style-name="T21">E</text:span>ntrar, <text:span text:style-name="T21">P</text:span>rimeira a <text:span text:style-name="T21">S</text:span>air</text:p>
      <text:p text:style-name="P56"/>
      <text:p text:style-name="P56">Remove a página mais antiga a entrar na memória RAM, mesmo que altamente requisitada.</text:p>
      <text:p text:style-name="P56"/>
      <text:p text:style-name="P79">Second Chance – Segunda <text:span text:style-name="T21">C</text:span>hance</text:p>
      <text:p text:style-name="P56"/>
      <text:p text:style-name="P56">Combina a técnica FIFO com a técnica NRU de modo a não remover da memória uma página antiga mas ainda muito requisitada.</text:p>
      <text:p text:style-name="P56"/>
      <text:p text:style-name="P56">Outros…</text:p>
      <text:p text:style-name="P56"/>
      <text:p text:style-name="P57">Aging (Envelhecimento), Working-Set (Conjunto de Trabalho), Clock (Relógio), WSClock (Working-Set Clock).</text:p>
      <text:p text:style-name="P57"/>
      <text:p text:style-name="P57"/>
      <text:p text:style-name="P86"><text:span text:style-name="T22">4</text:span> – <text:span text:style-name="T22">Segmentação com paginação</text:span></text:p>
      <text:p text:style-name="P16"/>
      <text:p text:style-name="P58">Oferece um espaço de endereçamento bidimensional com os benefícios da paginação.</text:p>
      <text:p text:style-name="P58"/>
      <text:p text:style-name="P58"><text:span text:style-name="T5">Espaço unidimensional</text:span><text:tab/><text:tab/><text:span text:style-name="T5">Espaço bidimensional</text:span></text:p>
      <text:p text:style-name="P65"/>
      <text:p text:style-name="P58">endereço = &lt;offset&gt;<text:tab/><text:tab/><text:tab/>endereço = &lt;segmento, offset&gt;</text:p>
      <text:p text:style-name="P58"/>
      <text:p text:style-name="P58"><text:span text:style-name="T12">Nota</text:span> → <text:span text:style-name="T24">UNIX/</text:span>Linux e Windows não utilizam</text:p>
      <text:p text:style-name="P58"/>
      <text:p text:style-name="P24"><draw:custom-shape text:anchor-type="paragraph" draw:z-index="195" draw:name="Shape7" draw:style-name="gr91" draw:text-style-name="P142" svg:width="0.7953in" svg:height="0.8598in" svg:x="3.75in" svg:y="3.098in"><text:p text:style-name="P93"><text:span text:style-name="T36">dados</text:span></text:p><draw:enhanced-geometry svg:viewBox="0 0 21600 21600" draw:type="rectangle" draw:enhanced-path="M 0 0 L 21600 0 21600 21600 0 21600 0 0 Z N"/></draw:custom-shape><draw:custom-shape text:anchor-type="paragraph" draw:z-index="196" draw:name="Shape7" draw:style-name="gr93" draw:text-style-name="P107" svg:width="0.5488in" svg:height="0.2016in" svg:x="3.2016in" svg:y="4.1047in"><text:p text:style-name="P91"><text:span text:style-name="T34">0 <text:s/></text:span></text:p><draw:enhanced-geometry svg:viewBox="0 0 21600 21600" draw:type="rectangle" draw:enhanced-path="M 0 0 L 21600 0 21600 21600 0 21600 0 0 Z N"/></draw:custom-shape><draw:custom-shape text:anchor-type="paragraph" draw:z-index="197" draw:name="Shape7" draw:style-name="gr94" draw:text-style-name="P144" svg:width="0.7953in" svg:height="0.3071in" svg:x="3.75in" svg:y="3.9575in"><text:p text:style-name="P93"><text:span text:style-name="T36">código</text:span></text:p><draw:enhanced-geometry svg:viewBox="0 0 21600 21600" draw:type="rectangle" draw:enhanced-path="M 0 0 L 21600 0 21600 21600 0 21600 0 0 Z N"/></draw:custom-shape><draw:custom-shape text:anchor-type="paragraph" draw:z-index="198" draw:name="Shape7" draw:style-name="gr95" draw:text-style-name="P115" svg:width="0.7953in" svg:height="0.1421in" svg:x="3.75in" svg:y="2.9563in"><text:p/><draw:enhanced-geometry svg:viewBox="0 0 21600 21600" draw:type="rectangle" draw:enhanced-path="M 0 0 L 21600 0 21600 21600 0 21600 0 0 Z N"/></draw:custom-shape><draw:custom-shape text:anchor-type="paragraph" draw:z-index="199" draw:name="Shape7" draw:style-name="gr95" draw:text-style-name="P115" svg:width="0.7953in" svg:height="0.1421in" svg:x="3.75in" svg:y="1.9528in"><text:p/><draw:enhanced-geometry svg:viewBox="0 0 21600 21600" draw:type="rectangle" draw:enhanced-path="M 0 0 L 21600 0 21600 21600 0 21600 0 0 Z N"/></draw:custom-shape><draw:frame text:anchor-type="paragraph" draw:z-index="200" draw:name="Shape10" draw:style-name="gr96" draw:text-style-name="P116" svg:width="0.9169in" svg:height="0.9378in" draw:transform="rotate (1.5707963267949) translate (3.63541666666667in 2.9875in)"><draw:text-box><text:p text:style-name="P87"><text:span text:style-name="T37">. . .</text:span></text:p></draw:text-box></draw:frame><draw:custom-shape text:anchor-type="paragraph" draw:z-index="201" draw:name="Shape7" draw:style-name="gr93" draw:text-style-name="P107" svg:width="0.5488in" svg:height="0.2016in" svg:x="3.2016in" svg:y="1.7992in"><text:p text:style-name="P91"><text:span text:style-name="T34">max <text:s/></text:span></text:p><draw:enhanced-geometry svg:viewBox="0 0 21600 21600" draw:type="rectangle" draw:enhanced-path="M 0 0 L 21600 0 21600 21600 0 21600 0 0 Z N"/></draw:custom-shape><draw:line text:anchor-type="paragraph" draw:z-index="202" draw:name="Shape26" draw:style-name="gr98" draw:text-style-name="P93" svg:x1="4.1496in" svg:y1="3.0878in" svg:x2="4.1496in" svg:y2="2.8933in"><text:p/></draw:line></text:p>
      <text:p text:style-name="P17"/>
      <text:p text:style-name="P17"/>
      <text:p text:style-name="P17"/>
      <text:p text:style-name="P24"/>
      <text:p text:style-name="P16"><draw:custom-shape text:anchor-type="paragraph" draw:z-index="204" draw:name="Shape7" draw:style-name="gr93" draw:text-style-name="P107" svg:width="0.5488in" svg:height="0.2016in" svg:x="4.7764in" svg:y="2.4902in"><text:p text:style-name="P91"><text:span text:style-name="T34">0 <text:s/></text:span></text:p><draw:enhanced-geometry svg:viewBox="0 0 21600 21600" draw:type="rectangle" draw:enhanced-path="M 0 0 L 21600 0 21600 21600 0 21600 0 0 Z N"/></draw:custom-shape><draw:custom-shape text:anchor-type="paragraph" draw:z-index="205" draw:name="Shape7" draw:style-name="gr95" draw:text-style-name="P115" svg:width="0.7953in" svg:height="0.1421in" svg:x="5.3252in" svg:y="2.039in"><text:p/><draw:enhanced-geometry svg:viewBox="0 0 21600 21600" draw:type="rectangle" draw:enhanced-path="M 0 0 L 21600 0 21600 21600 0 21600 0 0 Z N"/></draw:custom-shape><draw:custom-shape text:anchor-type="paragraph" draw:z-index="206" draw:name="Shape7" draw:style-name="gr95" draw:text-style-name="P115" svg:width="0.7953in" svg:height="0.1421in" svg:x="5.3252in" svg:y="1.0354in"><text:p/><draw:enhanced-geometry svg:viewBox="0 0 21600 21600" draw:type="rectangle" draw:enhanced-path="M 0 0 L 21600 0 21600 21600 0 21600 0 0 Z N"/></draw:custom-shape><draw:frame text:anchor-type="paragraph" draw:z-index="207" draw:name="Shape10" draw:style-name="gr96" draw:text-style-name="P116" svg:width="0.9169in" svg:height="0.9378in" draw:transform="rotate (1.5707963267949) translate (5.21041666666667in 2.07013888888889in)"><draw:text-box><text:p text:style-name="P87"><text:span text:style-name="T37">. . .</text:span></text:p></draw:text-box></draw:frame><draw:custom-shape text:anchor-type="paragraph" draw:z-index="208" draw:name="Shape7" draw:style-name="gr93" draw:text-style-name="P107" svg:width="0.5488in" svg:height="0.2016in" svg:x="4.7764in" svg:y="0.8819in"><text:p text:style-name="P91"><text:span text:style-name="T34">max <text:s/></text:span></text:p><draw:enhanced-geometry svg:viewBox="0 0 21600 21600" draw:type="rectangle" draw:enhanced-path="M 0 0 L 21600 0 21600 21600 0 21600 0 0 Z N"/></draw:custom-shape><draw:line text:anchor-type="paragraph" draw:z-index="209" draw:name="Shape26" draw:style-name="gr98" draw:text-style-name="P93" svg:x1="5.7248in" svg:y1="2.1705in" svg:x2="5.7248in" svg:y2="1.976in"><text:p/></draw:line><draw:custom-shape text:anchor-type="paragraph" draw:z-index="210" draw:name="Shape7" draw:style-name="gr97" draw:text-style-name="P145" svg:width="0.7953in" svg:height="0.465in" svg:x="5.3252in" svg:y="2.1854in"><text:p text:style-name="P93"><text:span text:style-name="T36">thread 1</text:span></text:p><text:p text:style-name="P93"><text:span text:style-name="T36">(pilha)</text:span></text:p><draw:enhanced-geometry svg:viewBox="0 0 21600 21600" draw:type="rectangle" draw:enhanced-path="M 0 0 L 21600 0 21600 21600 0 21600 0 0 Z N"/></draw:custom-shape></text:p>
      <text:p text:style-name="P16"/>
      <text:p text:style-name="P16"><draw:custom-shape text:anchor-type="paragraph" draw:z-index="211" draw:name="Shape7" draw:style-name="gr93" draw:text-style-name="P107" svg:width="0.5488in" svg:height="0.2016in" svg:x="6.3516in" svg:y="1.8445in"><text:p text:style-name="P91"><text:span text:style-name="T34">0 <text:s/></text:span></text:p><draw:enhanced-geometry svg:viewBox="0 0 21600 21600" draw:type="rectangle" draw:enhanced-path="M 0 0 L 21600 0 21600 21600 0 21600 0 0 Z N"/></draw:custom-shape><draw:custom-shape text:anchor-type="paragraph" draw:z-index="212" draw:name="Shape7" draw:style-name="gr95" draw:text-style-name="P115" svg:width="0.7953in" svg:height="0.1421in" svg:x="6.9in" svg:y="1.3929in"><text:p/><draw:enhanced-geometry svg:viewBox="0 0 21600 21600" draw:type="rectangle" draw:enhanced-path="M 0 0 L 21600 0 21600 21600 0 21600 0 0 Z N"/></draw:custom-shape><draw:custom-shape text:anchor-type="paragraph" draw:z-index="213" draw:name="Shape7" draw:style-name="gr95" draw:text-style-name="P115" svg:width="0.7953in" svg:height="0.1421in" svg:x="6.9in" svg:y="0.3898in"><text:p/><draw:enhanced-geometry svg:viewBox="0 0 21600 21600" draw:type="rectangle" draw:enhanced-path="M 0 0 L 21600 0 21600 21600 0 21600 0 0 Z N"/></draw:custom-shape><draw:frame text:anchor-type="paragraph" draw:z-index="214" draw:name="Shape10" draw:style-name="gr96" draw:text-style-name="P116" svg:width="0.9169in" svg:height="0.9378in" draw:transform="rotate (1.5707963267949) translate (6.78541666666667in 1.42430555555556in)"><draw:text-box><text:p text:style-name="P87"><text:span text:style-name="T37">. . .</text:span></text:p></draw:text-box></draw:frame><draw:custom-shape text:anchor-type="paragraph" draw:z-index="215" draw:name="Shape7" draw:style-name="gr93" draw:text-style-name="P107" svg:width="0.5488in" svg:height="0.2016in" svg:x="6.3516in" svg:y="0.2362in"><text:p text:style-name="P91"><text:span text:style-name="T34">max <text:s/></text:span></text:p><draw:enhanced-geometry svg:viewBox="0 0 21600 21600" draw:type="rectangle" draw:enhanced-path="M 0 0 L 21600 0 21600 21600 0 21600 0 0 Z N"/></draw:custom-shape><draw:line text:anchor-type="paragraph" draw:z-index="216" draw:name="Shape26" draw:style-name="gr98" draw:text-style-name="P93" svg:x1="7.2996in" svg:y1="1.5244in" svg:x2="7.2996in" svg:y2="1.3299in"><text:p/></draw:line><draw:custom-shape text:anchor-type="paragraph" draw:z-index="217" draw:name="Shape7" draw:style-name="gr92" draw:text-style-name="P143" svg:width="0.7953in" svg:height="0.465in" svg:x="6.9in" svg:y="1.5398in"><text:p text:style-name="P93"><text:span text:style-name="T36">thread 2</text:span></text:p><text:p text:style-name="P93"><text:span text:style-name="T36">(pilha)</text:span></text:p><draw:enhanced-geometry svg:viewBox="0 0 21600 21600" draw:type="rectangle" draw:enhanced-path="M 0 0 L 21600 0 21600 21600 0 21600 0 0 Z N"/></draw:custom-shape></text:p>
      <text:p text:style-name="P16"/>
      <text:p text:style-name="P16"><draw:custom-shape text:anchor-type="paragraph" draw:z-index="171" draw:name="Shape7" draw:style-name="gr91" draw:text-style-name="P142" svg:width="0.7953in" svg:height="0.8598in" svg:x="0.4957in" svg:y="0.1917in"><text:p text:style-name="P93"><text:span text:style-name="T36">dados</text:span></text:p><draw:enhanced-geometry svg:viewBox="0 0 21600 21600" draw:type="rectangle" draw:enhanced-path="M 0 0 L 21600 0 21600 21600 0 21600 0 0 Z N"/></draw:custom-shape><draw:custom-shape text:anchor-type="paragraph" draw:z-index="172" draw:name="Shape7" draw:style-name="gr92" draw:text-style-name="P143" svg:width="0.7953in" svg:height="0.465in" svg:x="0.4957in" svg:y="-1.4161in"><text:p text:style-name="P93"><text:span text:style-name="T36">thread 2</text:span></text:p><text:p text:style-name="P93"><text:span text:style-name="T36">(pilha)</text:span></text:p><draw:enhanced-geometry svg:viewBox="0 0 21600 21600" draw:type="rectangle" draw:enhanced-path="M 0 0 L 21600 0 21600 21600 0 21600 0 0 Z N"/></draw:custom-shape><draw:custom-shape text:anchor-type="paragraph" draw:z-index="173" draw:name="Shape7" draw:style-name="gr93" draw:text-style-name="P107" svg:width="0.5488in" svg:height="0.2016in" svg:x="-0.0528in" svg:y="1.1984in"><text:p text:style-name="P91"><text:span text:style-name="T34">0 <text:s/></text:span></text:p><draw:enhanced-geometry svg:viewBox="0 0 21600 21600" draw:type="rectangle" draw:enhanced-path="M 0 0 L 21600 0 21600 21600 0 21600 0 0 Z N"/></draw:custom-shape><draw:custom-shape text:anchor-type="paragraph" draw:z-index="174" draw:name="Shape7" draw:style-name="gr94" draw:text-style-name="P144" svg:width="0.7953in" svg:height="0.3071in" svg:x="0.4957in" svg:y="1.0516in"><text:p text:style-name="P93"><text:span text:style-name="T36">código</text:span></text:p><draw:enhanced-geometry svg:viewBox="0 0 21600 21600" draw:type="rectangle" draw:enhanced-path="M 0 0 L 21600 0 21600 21600 0 21600 0 0 Z N"/></draw:custom-shape><draw:custom-shape text:anchor-type="paragraph" draw:z-index="175" draw:name="Shape7" draw:style-name="gr95" draw:text-style-name="P115" svg:width="0.7953in" svg:height="0.1421in" svg:x="0.4957in" svg:y="0.05in"><text:p/><draw:enhanced-geometry svg:viewBox="0 0 21600 21600" draw:type="rectangle" draw:enhanced-path="M 0 0 L 21600 0 21600 21600 0 21600 0 0 Z N"/></draw:custom-shape><draw:custom-shape text:anchor-type="paragraph" draw:z-index="176" draw:name="Shape7" draw:style-name="gr95" draw:text-style-name="P115" svg:width="0.7953in" svg:height="0.1421in" svg:x="0.4957in" svg:y="-0.9535in"><text:p/><draw:enhanced-geometry svg:viewBox="0 0 21600 21600" draw:type="rectangle" draw:enhanced-path="M 0 0 L 21600 0 21600 21600 0 21600 0 0 Z N"/></draw:custom-shape><draw:frame text:anchor-type="paragraph" draw:z-index="177" draw:name="Shape10" draw:style-name="gr96" draw:text-style-name="P116" svg:width="0.9169in" svg:height="0.9378in" draw:transform="rotate (1.5707963267949) translate (0.38125in 0.08125in)"><draw:text-box><text:p text:style-name="P87"><text:span text:style-name="T37">. . .</text:span></text:p></draw:text-box></draw:frame><draw:custom-shape text:anchor-type="paragraph" draw:z-index="178" draw:name="Shape7" draw:style-name="gr95" draw:text-style-name="P115" svg:width="0.7953in" svg:height="0.1421in" svg:x="0.4957in" svg:y="-1.5575in"><text:p/><draw:enhanced-geometry svg:viewBox="0 0 21600 21600" draw:type="rectangle" draw:enhanced-path="M 0 0 L 21600 0 21600 21600 0 21600 0 0 Z N"/></draw:custom-shape><draw:custom-shape text:anchor-type="paragraph" draw:z-index="179" draw:name="Shape7" draw:style-name="gr95" draw:text-style-name="P115" svg:width="0.7953in" svg:height="0.1421in" svg:x="0.4957in" svg:y="-2.072in"><text:p/><draw:enhanced-geometry svg:viewBox="0 0 21600 21600" draw:mirror-horizontal="false" draw:mirror-vertical="false" draw:type="rectangle" draw:enhanced-path="M 0 0 L 21600 0 21600 21600 0 21600 0 0 Z N"/></draw:custom-shape><draw:frame text:anchor-type="paragraph" draw:z-index="180" draw:name="Shape10" draw:style-name="gr96" draw:text-style-name="P116" svg:width="0.4587in" svg:height="0.9378in" draw:transform="rotate (1.5707963267949) translate (0.38125in -1.50208333333333in)"><draw:text-box><text:p text:style-name="P87"><text:span text:style-name="T37">. . . <text:s text:c="2"/></text:span></text:p></draw:text-box></draw:frame><draw:custom-shape text:anchor-type="paragraph" draw:z-index="181" draw:name="Shape7" draw:style-name="gr97" draw:text-style-name="P145" svg:width="0.7953in" svg:height="0.465in" svg:x="0.4957in" svg:y="-2.522in"><text:p text:style-name="P93"><text:span text:style-name="T36">thread 1</text:span></text:p><text:p text:style-name="P93"><text:span text:style-name="T36">(pilha)</text:span></text:p><draw:enhanced-geometry svg:viewBox="0 0 21600 21600" draw:type="rectangle" draw:enhanced-path="M 0 0 L 21600 0 21600 21600 0 21600 0 0 Z N"/></draw:custom-shape><draw:custom-shape text:anchor-type="paragraph" draw:z-index="182" draw:name="Shape7" draw:style-name="gr93" draw:text-style-name="P107" svg:width="0.5488in" svg:height="0.2016in" svg:x="-0.0528in" svg:y="-2.6819in"><text:p text:style-name="P91"><text:span text:style-name="T34">max <text:s/></text:span></text:p><draw:enhanced-geometry svg:viewBox="0 0 21600 21600" draw:type="rectangle" draw:enhanced-path="M 0 0 L 21600 0 21600 21600 0 21600 0 0 Z N"/></draw:custom-shape><draw:line text:anchor-type="paragraph" draw:z-index="183" draw:name="Shape26" draw:style-name="gr98" draw:text-style-name="P93" svg:x1="0.8953in" svg:y1="-2.0575in" svg:x2="0.8953in" svg:y2="-1.863in"><text:p/></draw:line><draw:line text:anchor-type="paragraph" draw:z-index="184" draw:name="Shape26" draw:style-name="gr98" draw:text-style-name="P93" svg:x1="0.8953in" svg:y1="-0.9528in" svg:x2="0.8953in" svg:y2="-0.7583in"><text:p/></draw:line><draw:line text:anchor-type="paragraph" draw:z-index="185" draw:name="Shape26" draw:style-name="gr98" draw:text-style-name="P93" svg:x1="0.8953in" svg:y1="0.1815in" svg:x2="0.8953in" svg:y2="-0.013in"><text:p/></draw:line><draw:line text:anchor-type="paragraph" draw:z-index="186" draw:name="Shape27" draw:style-name="gr99" draw:text-style-name="P93" svg:x1="1.8008in" svg:y1="-1.4173in" svg:x2="1.8008in" svg:y2="-0.6547in"><text:p/></draw:line><draw:line text:anchor-type="paragraph" draw:z-index="187" draw:name="Shape27" draw:style-name="gr99" draw:text-style-name="P93" svg:x1="1.5252in" svg:y1="-2.522in" svg:x2="1.5252in" svg:y2="-1.4157in"><text:p/></draw:line><draw:frame text:anchor-type="paragraph" draw:z-index="188" draw:name="Shape28" draw:style-name="gr100" draw:text-style-name="P123" svg:width="1.0071in" svg:height="1.0906in" svg:x="1.6661in" svg:y="-2.5161in"><draw:text-box><text:p text:style-name="P87"><text:span text:style-name="T54">Tipicamente 8 MB</text:span></text:p></draw:text-box></draw:frame><draw:line text:anchor-type="paragraph" draw:z-index="190" draw:name="Shape27" draw:style-name="gr99" draw:text-style-name="P93" svg:x1="1.8008in" svg:y1="0.5744in" svg:x2="1.8008in" svg:y2="1.0516in"><text:p/></draw:line><draw:frame text:anchor-type="paragraph" draw:z-index="191" draw:name="Shape28" draw:style-name="gr102" draw:text-style-name="P123" svg:width="0.7295in" svg:height="0.4705in" svg:x="1.9417in" svg:y="0.5772in"><draw:text-box><text:p text:style-name="P87"><text:span text:style-name="T54">Dados estáticos</text:span></text:p></draw:text-box></draw:frame><draw:line text:anchor-type="paragraph" draw:z-index="192" draw:name="Shape27" draw:style-name="gr103" draw:text-style-name="P93" svg:x1="1.5252in" svg:y1="0.1925in" svg:x2="1.5252in" svg:y2="0.5654in"><text:p/></draw:line><draw:frame text:anchor-type="paragraph" draw:z-index="193" draw:name="Shape28" draw:style-name="gr104" draw:text-style-name="P132" svg:width="0.4933in" svg:height="0.4705in" svg:x="1.6661in" svg:y="0.0909in"><draw:text-box><text:p text:style-name="P87"><text:span text:style-name="T55">Heap</text:span></text:p></draw:text-box></draw:frame><draw:line text:anchor-type="paragraph" draw:z-index="194" draw:name="Shape29" draw:style-name="gr105" draw:text-style-name="P93" svg:x1="1.5252in" svg:y1="-0.0366in" svg:x2="1.5252in" svg:y2="0.1925in"><text:p/></draw:line></text:p>
      <text:p text:style-name="P30"/>
      <text:p text:style-name="P30"/>
      <text:p text:style-name="P40"/>
      <text:p text:style-name="P36"><draw:frame text:anchor-type="paragraph" draw:z-index="203" draw:name="Shape28" draw:style-name="gr101" draw:text-style-name="P146" svg:width="3.9516in" svg:height="0.7094in" svg:x="3.7402in" svg:y="0.0665in"><draw:text-box><text:p text:style-name="P87"><text:span text:style-name="T36">Vários segmentos</text:span></text:p></draw:text-box></draw:frame><draw:frame text:anchor-type="paragraph" draw:z-index="189" draw:name="Shape28" draw:style-name="gr101" draw:text-style-name="P146" svg:width="1.3732in" svg:height="0.7094in" svg:x="0.2075in" svg:y="0.0665in"><draw:text-box><text:p text:style-name="P87"><text:span text:style-name="T36">Único segmento</text:span></text:p></draw:text-box></draw:frame></text:p>
      <text:p text:style-name="P36"/>
      <text:p text:style-name="P75"/>
      <text:p text:style-name="P75"/>
      <text:p text:style-name="P77">Intel x86</text:p>
      <text:p text:style-name="P66"/>
      <text:p text:style-name="P59">32 bits: 16384 segmentos de até 4 GB.</text:p>
      <text:p text:style-name="P59">64 bits: <text:span text:style-name="T23">S</text:span>egmentação obsolet<text:span text:style-name="T23">a</text:span> → Suporte removido em razão dos principais sistemas operacionais não utilizarem.</text:p>
      <text:p text:style-name="P7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2" svg:font-family="FreeSans" style:font-family-generic="swiss"/>
    <style:font-face style:name="Century Schoolbook L" svg:font-family="'Century Schoolbook L'" style:font-pitch="variable"/>
    <style:font-face style:name="FreeSans1" svg:font-family="FreeSans" style:font-pitch="variable"/>
    <style:font-face style:name="Liberation Serif1" svg:font-family="'Liberation Serif'" style:font-pitch="variable"/>
    <style:font-face style:name="URW Chancery L" svg:font-family="'URW Chancery 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styles>
    <draw:gradient draw:name="Gradient_20_2" draw:display-name="Gradient 2" draw:style="linear" draw:start-color="#808080" draw:end-color="#ffffff" draw:start-intensity="100%" draw:end-intensity="100%" draw:angle="0" draw:border="0%"/>
    <draw:hatch draw:name="Black_20_45_20_Degrees" draw:display-name="Black 45 Degrees" draw:style="single" draw:color="#000000" draw:distance="0.0114in" draw:rotation="450"/>
    <draw:hatch draw:name="Black_20_45_20_Degrees_20_Wide" draw:display-name="Black 45 Degrees Wide" draw:style="single" draw:color="#000000" draw:distance="0.2in" draw:rotation="450"/>
    <draw:fill-image draw:name="Empty" xlink:href="Pictures/1000000000000008000000084D60FB4967481DFF.png" xlink:type="simple" xlink:show="embed" xlink:actuate="onLoad"/>
    <draw:fill-image draw:name="Small_20_Grid" draw:display-name="Small Grid" xlink:href="Pictures/1000000000000008000000082CA04B16BAE3525F.png" xlink:type="simple" xlink:show="embed" xlink:actuate="onLoad"/>
    <draw:marker draw:name="Arrow_20_concave" draw:display-name="Arrow concave" svg:viewBox="0 0 1131 1580" svg:d="M1013 1491l118 89-567-1580-564 1580 114-85 136-68 148-46 161-17 161 13 153 46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Dimension_20_Lines" draw:display-name="Dimension Lines" svg:viewBox="0 0 836 110" svg:d="M0 0h278 278 280v36 36 38h-278-278-280v-36-36z"/>
    <draw:marker draw:name="Double_20_Arrow" draw:display-name="Double Arrow" svg:viewBox="0 0 1131 1918" svg:d="M737 1131h394l-564-1131-567 1131h398l-398 787h1131z"/>
    <draw:marker draw:name="Small_20_Arrow" draw:display-name="Small Arrow" svg:viewBox="0 0 1321 3493" svg:d="M1321 3493h-1321l661-3493z"/>
    <draw:marker draw:name="Symmetric_20_Arrow" draw:display-name="Symmetric Arrow" svg:viewBox="0 0 1131 902" svg:d="M564 0l-564 902h1131z"/>
    <draw:stroke-dash draw:name="_32__20_Dots_20_1_20_Dash" draw:display-name="2 Dots 1 Dash" draw:style="rect" draw:dots1="2" draw:dots2="1" draw:dots2-length="0.0799in" draw:distance="0.0799in"/>
    <draw:stroke-dash draw:name="_33__20_Dashes_20_3_20_Dots_20__28_var_29_" draw:display-name="3 Dashes 3 Dots (var)" draw:style="rect" draw:dots1="3" draw:dots1-length="197%" draw:dots2="3" draw:distance="100%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228in" draw:dots2="3" draw:dots2-length="0.102in" draw:distance="0.0512in"/>
    <draw:stroke-dash draw:name="Ultrafine_20_Dashed" draw:display-name="Ultrafine Dashed" draw:style="rect" draw:dots1="1" draw:dots1-length="0.0201in" draw:dots2="1" draw:dots2-length="0.0201in" draw:distance="0.0201in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DemiLight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DemiLigh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DemiLight" style:font-family-asian="'Noto Sans CJK SC DemiLight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Heading_20_1" style:display-name="Heading 1" style:family="paragraph" style:parent-style-name="Heading" style:class="text"/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  <style:text-properties style:font-name="Century Schoolbook L" fo:font-size="8pt" officeooo:rsid="00db77af" officeooo:paragraph-rsid="00db77af" style:font-size-asian="8pt" style:font-size-complex="8pt"/>
    </style:style>
    <style:style style:name="MT1" style:family="text">
      <style:text-properties officeooo:rsid="01f0de60"/>
    </style:style>
    <style:page-layout style:name="Mpm1">
      <style:page-layout-properties fo:page-width="8.2701in" fo:page-height="11.6902in" style:num-format="1" style:print-orientation="portrait" fo:margin-top="0.2in" fo:margin-bottom="0.2in" fo:margin-left="0.2in" fo:margin-right="0.2in" fo:background-color="transparent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draw:fill="none" draw:fill-color="#729fcf" draw:fill-gradient-name="Gradient_20_2" draw:fill-hatch-name="Black_20_45_20_Degrees_20_Wide" draw:fill-hatch-solid="false" draw:fill-image-name="Small_20_Grid" draw:fill-image-width="0in" draw:fill-image-height="0in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github.com/fabiorenatodealmeida – <text:span text:style-name="MT1">Gerenciamento de Memória</text:span> – 0<text:span text:style-name="MT1">5</text:span>.<text:page-number text:select-page="current">1</text:page-number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5T12:40:12.357203654</meta:creation-date>
    <dc:date>2018-12-28T13:10:11.106729063</dc:date>
    <meta:editing-duration>P4DT19H48M26S</meta:editing-duration>
    <meta:editing-cycles>430</meta:editing-cycles>
    <meta:generator>LibreOffice/5.2.7.2$Linux_X86_64 LibreOffice_project/20m0$Build-2</meta:generator>
    <meta:print-date>2018-12-20T19:35:16.305048934</meta:print-date>
    <meta:document-statistic meta:table-count="0" meta:image-count="0" meta:object-count="0" meta:page-count="9" meta:paragraph-count="66" meta:word-count="676" meta:character-count="4353" meta:non-whitespace-character-count="3677"/>
  </office:meta>
</office:document-meta>
</file>